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17245" calcext:value-type="float">
            <text:p>0.341172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8008395" calcext:value-type="float">
            <text:p>0.680083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166853" calcext:value-type="float">
            <text:p>1.01668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4958135" calcext:value-type="float">
            <text:p>1.349581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7692405" calcext:value-type="float">
            <text:p>1.676924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999109" calcext:value-type="float">
            <text:p>1.99991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32275735" calcext:value-type="float">
            <text:p>2.322757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498049" calcext:value-type="float">
            <text:p>2.64980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97685245" calcext:value-type="float">
            <text:p>2.976852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293812" calcext:value-type="float">
            <text:p>3.2938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61616105" calcext:value-type="float">
            <text:p>3.616161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94203965" calcext:value-type="float">
            <text:p>3.942039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.26982675" calcext:value-type="float">
            <text:p>4.269826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60108545" calcext:value-type="float">
            <text:p>4.601085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93782505" calcext:value-type="float">
            <text:p>4.937825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2794045" calcext:value-type="float">
            <text:p>5.27940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6224117" calcext:value-type="float">
            <text:p>5.62241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9635328" calcext:value-type="float">
            <text:p>5.96353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3026154" calcext:value-type="float">
            <text:p>6.30261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23449" calcext:value-type="float">
            <text:p>6.823449</text:p>
          </table:table-cell>
          <table:table-cell office:value-type="float" office:value="6.64136415" calcext:value-type="float">
            <text:p>6.64136415</text:p>
          </table:table-cell>
          <table:table-cell table:formula="of:=POWER([.C21]-6.75;2)" office:value-type="float" office:value="0.0118017479052224" calcext:value-type="float">
            <text:p>0.0118017479</text:p>
          </table:table-cell>
          <table:table-cell table:formula="of:=SQRT(SUM([.D21:.D120])/100)" office:value-type="float" office:value="0.125428753164915" calcext:value-type="float">
            <text:p>0.1254287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7823" calcext:value-type="float">
            <text:p>6.77823</text:p>
          </table:table-cell>
          <table:table-cell office:value-type="float" office:value="6.6389924" calcext:value-type="float">
            <text:p>6.6389924</text:p>
          </table:table-cell>
          <table:table-cell table:formula="of:=POWER([.C22]-6.75;2)" office:value-type="float" office:value="0.0123226872577599" calcext:value-type="float">
            <text:p>0.01232268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32027" calcext:value-type="float">
            <text:p>6.732027</text:p>
          </table:table-cell>
          <table:table-cell office:value-type="float" office:value="6.63805865" calcext:value-type="float">
            <text:p>6.63805865</text:p>
          </table:table-cell>
          <table:table-cell table:formula="of:=POWER([.C23]-6.75;2)" office:value-type="float" office:value="0.0125308658398226" calcext:value-type="float">
            <text:p>0.01253086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57921" calcext:value-type="float">
            <text:p>6.657921</text:p>
          </table:table-cell>
          <table:table-cell office:value-type="float" office:value="6.6369649" calcext:value-type="float">
            <text:p>6.6369649</text:p>
          </table:table-cell>
          <table:table-cell table:formula="of:=POWER([.C24]-6.75;2)" office:value-type="float" office:value="0.0127769338320101" calcext:value-type="float">
            <text:p>0.01277693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46854" calcext:value-type="float">
            <text:p>6.546854</text:p>
          </table:table-cell>
          <table:table-cell office:value-type="float" office:value="6.627826" calcext:value-type="float">
            <text:p>6.627826</text:p>
          </table:table-cell>
          <table:table-cell table:formula="of:=POWER([.C25]-6.75;2)" office:value-type="float" office:value="0.0149264862760001" calcext:value-type="float">
            <text:p>0.01492648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459737" calcext:value-type="float">
            <text:p>6.459737</text:p>
          </table:table-cell>
          <table:table-cell office:value-type="float" office:value="6.6064996" calcext:value-type="float">
            <text:p>6.6064996</text:p>
          </table:table-cell>
          <table:table-cell table:formula="of:=POWER([.C26]-6.75;2)" office:value-type="float" office:value="0.0205923648001599" calcext:value-type="float">
            <text:p>0.02059236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456929" calcext:value-type="float">
            <text:p>6.456929</text:p>
          </table:table-cell>
          <table:table-cell office:value-type="float" office:value="6.5962647" calcext:value-type="float">
            <text:p>6.5962647</text:p>
          </table:table-cell>
          <table:table-cell table:formula="of:=POWER([.C27]-6.75;2)" office:value-type="float" office:value="0.02363454246609" calcext:value-type="float">
            <text:p>0.02363454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40951" calcext:value-type="float">
            <text:p>6.540951</text:p>
          </table:table-cell>
          <table:table-cell office:value-type="float" office:value="6.6205885" calcext:value-type="float">
            <text:p>6.6205885</text:p>
          </table:table-cell>
          <table:table-cell table:formula="of:=POWER([.C28]-6.75;2)" office:value-type="float" office:value="0.0167473363322499" calcext:value-type="float">
            <text:p>0.01674733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40951" calcext:value-type="float">
            <text:p>6.540951</text:p>
          </table:table-cell>
          <table:table-cell office:value-type="float" office:value="6.5887652" calcext:value-type="float">
            <text:p>6.5887652</text:p>
          </table:table-cell>
          <table:table-cell table:formula="of:=POWER([.C29]-6.75;2)" office:value-type="float" office:value="0.02599666073104" calcext:value-type="float">
            <text:p>0.02599666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339191" calcext:value-type="float">
            <text:p>6.339191</text:p>
          </table:table-cell>
          <table:table-cell office:value-type="float" office:value="6.58819565" calcext:value-type="float">
            <text:p>6.58819565</text:p>
          </table:table-cell>
          <table:table-cell table:formula="of:=POWER([.C30]-6.75;2)" office:value-type="float" office:value="0.0261806476789224" calcext:value-type="float">
            <text:p>0.026180647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46981" calcext:value-type="float">
            <text:p>6.446981</text:p>
          </table:table-cell>
          <table:table-cell office:value-type="float" office:value="6.59816165" calcext:value-type="float">
            <text:p>6.59816165</text:p>
          </table:table-cell>
          <table:table-cell table:formula="of:=POWER([.C31]-6.75;2)" office:value-type="float" office:value="0.0230548845307226" calcext:value-type="float">
            <text:p>0.02305488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517572" calcext:value-type="float">
            <text:p>6.517572</text:p>
          </table:table-cell>
          <table:table-cell office:value-type="float" office:value="6.60250355" calcext:value-type="float">
            <text:p>6.60250355</text:p>
          </table:table-cell>
          <table:table-cell table:formula="of:=POWER([.C32]-6.75;2)" office:value-type="float" office:value="0.0217552027626026" calcext:value-type="float">
            <text:p>0.02175520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555742" calcext:value-type="float">
            <text:p>6.555742</text:p>
          </table:table-cell>
          <table:table-cell office:value-type="float" office:value="6.60586135" calcext:value-type="float">
            <text:p>6.60586135</text:p>
          </table:table-cell>
          <table:table-cell table:formula="of:=POWER([.C33]-6.75;2)" office:value-type="float" office:value="0.0207759504238226" calcext:value-type="float">
            <text:p>0.020775950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25174" calcext:value-type="float">
            <text:p>6.625174</text:p>
          </table:table-cell>
          <table:table-cell office:value-type="float" office:value="6.61233935" calcext:value-type="float">
            <text:p>6.61233935</text:p>
          </table:table-cell>
          <table:table-cell table:formula="of:=POWER([.C34]-6.75;2)" office:value-type="float" office:value="0.0189504545584225" calcext:value-type="float">
            <text:p>0.01895045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34792" calcext:value-type="float">
            <text:p>6.734792</text:p>
          </table:table-cell>
          <table:table-cell office:value-type="float" office:value="6.61907515" calcext:value-type="float">
            <text:p>6.61907515</text:p>
          </table:table-cell>
          <table:table-cell table:formula="of:=POWER([.C35]-6.75;2)" office:value-type="float" office:value="0.0171413163475224" calcext:value-type="float">
            <text:p>0.017141316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31589" calcext:value-type="float">
            <text:p>6.831589</text:p>
          </table:table-cell>
          <table:table-cell office:value-type="float" office:value="6.62260205" calcext:value-type="float">
            <text:p>6.62260205</text:p>
          </table:table-cell>
          <table:table-cell table:formula="of:=POWER([.C36]-6.75;2)" office:value-type="float" office:value="0.0162302376642024" calcext:value-type="float">
            <text:p>0.01623023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860144" calcext:value-type="float">
            <text:p>6.860144</text:p>
          </table:table-cell>
          <table:table-cell office:value-type="float" office:value="6.62312695" calcext:value-type="float">
            <text:p>6.62312695</text:p>
          </table:table-cell>
          <table:table-cell table:formula="of:=POWER([.C37]-6.75;2)" office:value-type="float" office:value="0.0160967708163026" calcext:value-type="float">
            <text:p>0.016096770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822422" calcext:value-type="float">
            <text:p>6.822422</text:p>
          </table:table-cell>
          <table:table-cell office:value-type="float" office:value="6.6223857" calcext:value-type="float">
            <text:p>6.6223857</text:p>
          </table:table-cell>
          <table:table-cell table:formula="of:=POWER([.C38]-6.75;2)" office:value-type="float" office:value="0.0162854095644901" calcext:value-type="float">
            <text:p>0.01628540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781652" calcext:value-type="float">
            <text:p>6.781652</text:p>
          </table:table-cell>
          <table:table-cell office:value-type="float" office:value="6.62300325" calcext:value-type="float">
            <text:p>6.62300325</text:p>
          </table:table-cell>
          <table:table-cell table:formula="of:=POWER([.C39]-6.75;2)" office:value-type="float" office:value="0.0161281745105625" calcext:value-type="float">
            <text:p>0.016128174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774975" calcext:value-type="float">
            <text:p>6.774975</text:p>
          </table:table-cell>
          <table:table-cell office:value-type="float" office:value="6.62452125" calcext:value-type="float">
            <text:p>6.62452125</text:p>
          </table:table-cell>
          <table:table-cell table:formula="of:=POWER([.C40]-6.75;2)" office:value-type="float" office:value="0.0157449167015625" calcext:value-type="float">
            <text:p>0.01574491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76014" calcext:value-type="float">
            <text:p>6.776014</text:p>
          </table:table-cell>
          <table:table-cell office:value-type="float" office:value="6.6233639" calcext:value-type="float">
            <text:p>6.6233639</text:p>
          </table:table-cell>
          <table:table-cell table:formula="of:=POWER([.C41]-6.75;2)" office:value-type="float" office:value="0.01603670182321" calcext:value-type="float">
            <text:p>0.01603670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759555" calcext:value-type="float">
            <text:p>6.759555</text:p>
          </table:table-cell>
          <table:table-cell office:value-type="float" office:value="6.6181386" calcext:value-type="float">
            <text:p>6.6181386</text:p>
          </table:table-cell>
          <table:table-cell table:formula="of:=POWER([.C42]-6.75;2)" office:value-type="float" office:value="0.01738742880996" calcext:value-type="float">
            <text:p>0.01738742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10152" calcext:value-type="float">
            <text:p>6.710152</text:p>
          </table:table-cell>
          <table:table-cell office:value-type="float" office:value="6.6108295" calcext:value-type="float">
            <text:p>6.6108295</text:p>
          </table:table-cell>
          <table:table-cell table:formula="of:=POWER([.C43]-6.75;2)" office:value-type="float" office:value="0.0193684280702499" calcext:value-type="float">
            <text:p>0.019368428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475143" calcext:value-type="float">
            <text:p>6.475143</text:p>
          </table:table-cell>
          <table:table-cell office:value-type="float" office:value="6.6037632" calcext:value-type="float">
            <text:p>6.6037632</text:p>
          </table:table-cell>
          <table:table-cell table:formula="of:=POWER([.C44]-6.75;2)" office:value-type="float" office:value="0.0213852016742401" calcext:value-type="float">
            <text:p>0.021385201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120326" calcext:value-type="float">
            <text:p>6.120326</text:p>
          </table:table-cell>
          <table:table-cell office:value-type="float" office:value="6.6065783" calcext:value-type="float">
            <text:p>6.6065783</text:p>
          </table:table-cell>
          <table:table-cell table:formula="of:=POWER([.C45]-6.75;2)" office:value-type="float" office:value="0.0205697840308901" calcext:value-type="float">
            <text:p>0.0205697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255039" calcext:value-type="float">
            <text:p>6.255039</text:p>
          </table:table-cell>
          <table:table-cell office:value-type="float" office:value="6.62133255" calcext:value-type="float">
            <text:p>6.62133255</text:p>
          </table:table-cell>
          <table:table-cell table:formula="of:=POWER([.C46]-6.75;2)" office:value-type="float" office:value="0.0165553126895025" calcext:value-type="float">
            <text:p>0.016555312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943405" calcext:value-type="float">
            <text:p>6.943405</text:p>
          </table:table-cell>
          <table:table-cell office:value-type="float" office:value="6.53424935" calcext:value-type="float">
            <text:p>6.53424935</text:p>
          </table:table-cell>
          <table:table-cell table:formula="of:=POWER([.C47]-6.75;2)" office:value-type="float" office:value="0.0465483429754227" calcext:value-type="float">
            <text:p>0.04654834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904485" calcext:value-type="float">
            <text:p>5.904485</text:p>
          </table:table-cell>
          <table:table-cell office:value-type="float" office:value="6.5456578" calcext:value-type="float">
            <text:p>6.5456578</text:p>
          </table:table-cell>
          <table:table-cell table:formula="of:=POWER([.C48]-6.75;2)" office:value-type="float" office:value="0.0417557347008401" calcext:value-type="float">
            <text:p>0.04175573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2956" calcext:value-type="float">
            <text:p>6.52956</text:p>
          </table:table-cell>
          <table:table-cell office:value-type="float" office:value="6.56750185" calcext:value-type="float">
            <text:p>6.56750185</text:p>
          </table:table-cell>
          <table:table-cell table:formula="of:=POWER([.C49]-6.75;2)" office:value-type="float" office:value="0.0333055747534224" calcext:value-type="float">
            <text:p>0.03330557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538511" calcext:value-type="float">
            <text:p>6.538511</text:p>
          </table:table-cell>
          <table:table-cell office:value-type="float" office:value="6.54955995" calcext:value-type="float">
            <text:p>6.54955995</text:p>
          </table:table-cell>
          <table:table-cell table:formula="of:=POWER([.C50]-6.75;2)" office:value-type="float" office:value="0.0401762136440025" calcext:value-type="float">
            <text:p>0.04017621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33819" calcext:value-type="float">
            <text:p>6.533819</text:p>
          </table:table-cell>
          <table:table-cell office:value-type="float" office:value="6.54582535" calcext:value-type="float">
            <text:p>6.54582535</text:p>
          </table:table-cell>
          <table:table-cell table:formula="of:=POWER([.C51]-6.75;2)" office:value-type="float" office:value="0.0416872877026224" calcext:value-type="float">
            <text:p>0.041687287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584728" calcext:value-type="float">
            <text:p>6.584728</text:p>
          </table:table-cell>
          <table:table-cell office:value-type="float" office:value="6.55312365" calcext:value-type="float">
            <text:p>6.55312365</text:p>
          </table:table-cell>
          <table:table-cell table:formula="of:=POWER([.C52]-6.75;2)" office:value-type="float" office:value="0.0387602971893226" calcext:value-type="float">
            <text:p>0.038760297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85302" calcext:value-type="float">
            <text:p>6.685302</text:p>
          </table:table-cell>
          <table:table-cell office:value-type="float" office:value="6.5609922" calcext:value-type="float">
            <text:p>6.5609922</text:p>
          </table:table-cell>
          <table:table-cell table:formula="of:=POWER([.C53]-6.75;2)" office:value-type="float" office:value="0.0357239484608399" calcext:value-type="float">
            <text:p>0.03572394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75989" calcext:value-type="float">
            <text:p>6.75989</text:p>
          </table:table-cell>
          <table:table-cell office:value-type="float" office:value="6.56645205" calcext:value-type="float">
            <text:p>6.56645205</text:p>
          </table:table-cell>
          <table:table-cell table:formula="of:=POWER([.C54]-6.75;2)" office:value-type="float" office:value="0.0336898499492026" calcext:value-type="float">
            <text:p>0.033689849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80533" calcext:value-type="float">
            <text:p>6.80533</text:p>
          </table:table-cell>
          <table:table-cell office:value-type="float" office:value="6.56953845" calcext:value-type="float">
            <text:p>6.56953845</text:p>
          </table:table-cell>
          <table:table-cell table:formula="of:=POWER([.C55]-6.75;2)" office:value-type="float" office:value="0.0325663710284027" calcext:value-type="float">
            <text:p>0.03256637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842087" calcext:value-type="float">
            <text:p>6.842087</text:p>
          </table:table-cell>
          <table:table-cell office:value-type="float" office:value="6.5700336" calcext:value-type="float">
            <text:p>6.5700336</text:p>
          </table:table-cell>
          <table:table-cell table:formula="of:=POWER([.C56]-6.75;2)" office:value-type="float" office:value="0.0323879051289599" calcext:value-type="float">
            <text:p>0.032387905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845319" calcext:value-type="float">
            <text:p>6.845319</text:p>
          </table:table-cell>
          <table:table-cell office:value-type="float" office:value="6.569473" calcext:value-type="float">
            <text:p>6.569473</text:p>
          </table:table-cell>
          <table:table-cell table:formula="of:=POWER([.C57]-6.75;2)" office:value-type="float" office:value="0.0325899977289999" calcext:value-type="float">
            <text:p>0.03258999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34773" calcext:value-type="float">
            <text:p>6.834773</text:p>
          </table:table-cell>
          <table:table-cell office:value-type="float" office:value="6.5690854" calcext:value-type="float">
            <text:p>6.5690854</text:p>
          </table:table-cell>
          <table:table-cell table:formula="of:=POWER([.C58]-6.75;2)" office:value-type="float" office:value="0.0327300924931601" calcext:value-type="float">
            <text:p>0.03273009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12012" calcext:value-type="float">
            <text:p>6.812012</text:p>
          </table:table-cell>
          <table:table-cell office:value-type="float" office:value="6.56787695" calcext:value-type="float">
            <text:p>6.56787695</text:p>
          </table:table-cell>
          <table:table-cell table:formula="of:=POWER([.C59]-6.75;2)" office:value-type="float" office:value="0.0331688053413023" calcext:value-type="float">
            <text:p>0.033168805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751828" calcext:value-type="float">
            <text:p>6.751828</text:p>
          </table:table-cell>
          <table:table-cell office:value-type="float" office:value="6.5680067" calcext:value-type="float">
            <text:p>6.5680067</text:p>
          </table:table-cell>
          <table:table-cell table:formula="of:=POWER([.C60]-6.75;2)" office:value-type="float" office:value="0.0331215612448901" calcext:value-type="float">
            <text:p>0.03312156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71508" calcext:value-type="float">
            <text:p>6.671508</text:p>
          </table:table-cell>
          <table:table-cell office:value-type="float" office:value="6.5681115" calcext:value-type="float">
            <text:p>6.5681115</text:p>
          </table:table-cell>
          <table:table-cell table:formula="of:=POWER([.C61]-6.75;2)" office:value-type="float" office:value="0.0330834264322501" calcext:value-type="float">
            <text:p>0.03308342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13373" calcext:value-type="float">
            <text:p>6.613373</text:p>
          </table:table-cell>
          <table:table-cell office:value-type="float" office:value="6.55959525" calcext:value-type="float">
            <text:p>6.55959525</text:p>
          </table:table-cell>
          <table:table-cell table:formula="of:=POWER([.C62]-6.75;2)" office:value-type="float" office:value="0.0362539688225625" calcext:value-type="float">
            <text:p>0.036253968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68826" calcext:value-type="float">
            <text:p>6.568826</text:p>
          </table:table-cell>
          <table:table-cell office:value-type="float" office:value="6.54546335" calcext:value-type="float">
            <text:p>6.54546335</text:p>
          </table:table-cell>
          <table:table-cell table:formula="of:=POWER([.C63]-6.75;2)" office:value-type="float" office:value="0.0418352411932224" calcext:value-type="float">
            <text:p>0.04183524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31445" calcext:value-type="float">
            <text:p>6.531445</text:p>
          </table:table-cell>
          <table:table-cell office:value-type="float" office:value="6.5372684" calcext:value-type="float">
            <text:p>6.5372684</text:p>
          </table:table-cell>
          <table:table-cell table:formula="of:=POWER([.C64]-6.75;2)" office:value-type="float" office:value="0.0452547336385599" calcext:value-type="float">
            <text:p>0.04525473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15411" calcext:value-type="float">
            <text:p>6.415411</text:p>
          </table:table-cell>
          <table:table-cell office:value-type="float" office:value="6.53515475" calcext:value-type="float">
            <text:p>6.53515475</text:p>
          </table:table-cell>
          <table:table-cell table:formula="of:=POWER([.C65]-6.75;2)" office:value-type="float" office:value="0.0461584814475624" calcext:value-type="float">
            <text:p>0.04615848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513375" calcext:value-type="float">
            <text:p>4.513375</text:p>
          </table:table-cell>
          <table:table-cell office:value-type="float" office:value="6.61245725" calcext:value-type="float">
            <text:p>6.61245725</text:p>
          </table:table-cell>
          <table:table-cell table:formula="of:=POWER([.C66]-6.75;2)" office:value-type="float" office:value="0.0189180080775624" calcext:value-type="float">
            <text:p>0.018918008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171574" calcext:value-type="float">
            <text:p>7.171574</text:p>
          </table:table-cell>
          <table:table-cell office:value-type="float" office:value="6.72035705" calcext:value-type="float">
            <text:p>6.72035705</text:p>
          </table:table-cell>
          <table:table-cell table:formula="of:=POWER([.C67]-6.75;2)" office:value-type="float" office:value="0.00087870448470247" calcext:value-type="float">
            <text:p>0.000878704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341366" calcext:value-type="float">
            <text:p>6.341366</text:p>
          </table:table-cell>
          <table:table-cell office:value-type="float" office:value="6.68813935" calcext:value-type="float">
            <text:p>6.68813935</text:p>
          </table:table-cell>
          <table:table-cell table:formula="of:=POWER([.C68]-6.75;2)" office:value-type="float" office:value="0.00382674001842248" calcext:value-type="float">
            <text:p>0.0038267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170722" calcext:value-type="float">
            <text:p>6.170722</text:p>
          </table:table-cell>
          <table:table-cell office:value-type="float" office:value="6.6972001" calcext:value-type="float">
            <text:p>6.6972001</text:p>
          </table:table-cell>
          <table:table-cell table:formula="of:=POWER([.C69]-6.75;2)" office:value-type="float" office:value="0.00278782944001001" calcext:value-type="float">
            <text:p>0.002787829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463819" calcext:value-type="float">
            <text:p>6.463819</text:p>
          </table:table-cell>
          <table:table-cell office:value-type="float" office:value="6.7183413" calcext:value-type="float">
            <text:p>6.7183413</text:p>
          </table:table-cell>
          <table:table-cell table:formula="of:=POWER([.C70]-6.75;2)" office:value-type="float" office:value="0.00100227328569002" calcext:value-type="float">
            <text:p>0.00100227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679785" calcext:value-type="float">
            <text:p>6.679785</text:p>
          </table:table-cell>
          <table:table-cell office:value-type="float" office:value="6.72922745" calcext:value-type="float">
            <text:p>6.72922745</text:p>
          </table:table-cell>
          <table:table-cell table:formula="of:=POWER([.C71]-6.75;2)" office:value-type="float" office:value="0.000431498833502509" calcext:value-type="float">
            <text:p>0.00043149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42099" calcext:value-type="float">
            <text:p>6.742099</text:p>
          </table:table-cell>
          <table:table-cell office:value-type="float" office:value="6.73324275" calcext:value-type="float">
            <text:p>6.73324275</text:p>
          </table:table-cell>
          <table:table-cell table:formula="of:=POWER([.C72]-6.75;2)" office:value-type="float" office:value="0.000280805427562483" calcext:value-type="float">
            <text:p>0.000280805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94499" calcext:value-type="float">
            <text:p>6.794499</text:p>
          </table:table-cell>
          <table:table-cell office:value-type="float" office:value="6.736292" calcext:value-type="float">
            <text:p>6.736292</text:p>
          </table:table-cell>
          <table:table-cell table:formula="of:=POWER([.C73]-6.75;2)" office:value-type="float" office:value="0.000187909264000008" calcext:value-type="float">
            <text:p>0.000187909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821618" calcext:value-type="float">
            <text:p>6.821618</text:p>
          </table:table-cell>
          <table:table-cell office:value-type="float" office:value="6.7376542" calcext:value-type="float">
            <text:p>6.7376542</text:p>
          </table:table-cell>
          <table:table-cell table:formula="of:=POWER([.C74]-6.75;2)" office:value-type="float" office:value="0.000152418777640007" calcext:value-type="float">
            <text:p>0.000152418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815233" calcext:value-type="float">
            <text:p>6.815233</text:p>
          </table:table-cell>
          <table:table-cell office:value-type="float" office:value="6.73896135" calcext:value-type="float">
            <text:p>6.73896135</text:p>
          </table:table-cell>
          <table:table-cell table:formula="of:=POWER([.C75]-6.75;2)" office:value-type="float" office:value="0.000121851793822494" calcext:value-type="float">
            <text:p>0.000121851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30875" calcext:value-type="float">
            <text:p>6.830875</text:p>
          </table:table-cell>
          <table:table-cell office:value-type="float" office:value="6.74032955" calcext:value-type="float">
            <text:p>6.74032955</text:p>
          </table:table-cell>
          <table:table-cell table:formula="of:=POWER([.C76]-6.75;2)" office:value-type="float" office:value="0.0000935176032024956" calcext:value-type="float">
            <text:p>9.35176032024956E-0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837567" calcext:value-type="float">
            <text:p>6.837567</text:p>
          </table:table-cell>
          <table:table-cell office:value-type="float" office:value="6.73827445" calcext:value-type="float">
            <text:p>6.73827445</text:p>
          </table:table-cell>
          <table:table-cell table:formula="of:=POWER([.C77]-6.75;2)" office:value-type="float" office:value="0.000137488522802489" calcext:value-type="float">
            <text:p>0.000137488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810604" calcext:value-type="float">
            <text:p>6.810604</text:p>
          </table:table-cell>
          <table:table-cell office:value-type="float" office:value="6.73381025" calcext:value-type="float">
            <text:p>6.73381025</text:p>
          </table:table-cell>
          <table:table-cell table:formula="of:=POWER([.C78]-6.75;2)" office:value-type="float" office:value="0.000262108005062489" calcext:value-type="float">
            <text:p>0.00026210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814607" calcext:value-type="float">
            <text:p>6.814607</text:p>
          </table:table-cell>
          <table:table-cell office:value-type="float" office:value="6.7290332" calcext:value-type="float">
            <text:p>6.7290332</text:p>
          </table:table-cell>
          <table:table-cell table:formula="of:=POWER([.C79]-6.75;2)" office:value-type="float" office:value="0.000439606702240003" calcext:value-type="float">
            <text:p>0.00043960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53924" calcext:value-type="float">
            <text:p>6.753924</text:p>
          </table:table-cell>
          <table:table-cell office:value-type="float" office:value="6.7212804" calcext:value-type="float">
            <text:p>6.7212804</text:p>
          </table:table-cell>
          <table:table-cell table:formula="of:=POWER([.C80]-6.75;2)" office:value-type="float" office:value="0.000824815424160029" calcext:value-type="float">
            <text:p>0.00082481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01183" calcext:value-type="float">
            <text:p>6.501183</text:p>
          </table:table-cell>
          <table:table-cell office:value-type="float" office:value="6.7122381" calcext:value-type="float">
            <text:p>6.7122381</text:p>
          </table:table-cell>
          <table:table-cell table:formula="of:=POWER([.C81]-6.75;2)" office:value-type="float" office:value="0.00142596109160997" calcext:value-type="float">
            <text:p>0.001425961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330735" calcext:value-type="float">
            <text:p>6.330735</text:p>
          </table:table-cell>
          <table:table-cell office:value-type="float" office:value="6.71259165" calcext:value-type="float">
            <text:p>6.71259165</text:p>
          </table:table-cell>
          <table:table-cell table:formula="of:=POWER([.C82]-6.75;2)" office:value-type="float" office:value="0.00139938464972248" calcext:value-type="float">
            <text:p>0.001399384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404927" calcext:value-type="float">
            <text:p>6.404927</text:p>
          </table:table-cell>
          <table:table-cell office:value-type="float" office:value="6.72002355" calcext:value-type="float">
            <text:p>6.72002355</text:p>
          </table:table-cell>
          <table:table-cell table:formula="of:=POWER([.C83]-6.75;2)" office:value-type="float" office:value="0.000898587554602469" calcext:value-type="float">
            <text:p>0.00089858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489172" calcext:value-type="float">
            <text:p>6.489172</text:p>
          </table:table-cell>
          <table:table-cell office:value-type="float" office:value="6.7162049" calcext:value-type="float">
            <text:p>6.7162049</text:p>
          </table:table-cell>
          <table:table-cell table:formula="of:=POWER([.C84]-6.75;2)" office:value-type="float" office:value="0.00114210878400999" calcext:value-type="float">
            <text:p>0.001142108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961461" calcext:value-type="float">
            <text:p>7.961461</text:p>
          </table:table-cell>
          <table:table-cell office:value-type="float" office:value="6.7249178" calcext:value-type="float">
            <text:p>6.7249178</text:p>
          </table:table-cell>
          <table:table-cell table:formula="of:=POWER([.C85]-6.75;2)" office:value-type="float" office:value="0.000629116756839997" calcext:value-type="float">
            <text:p>0.00062911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671371" calcext:value-type="float">
            <text:p>6.671371</text:p>
          </table:table-cell>
          <table:table-cell office:value-type="float" office:value="6.656" calcext:value-type="float">
            <text:p>6.656</text:p>
          </table:table-cell>
          <table:table-cell table:formula="of:=POWER([.C86]-6.75;2)" office:value-type="float" office:value="0.00883600000000006" calcext:value-type="float">
            <text:p>0.00883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2722" calcext:value-type="float">
            <text:p>6.52722</text:p>
          </table:table-cell>
          <table:table-cell office:value-type="float" office:value="6.6513599" calcext:value-type="float">
            <text:p>6.6513599</text:p>
          </table:table-cell>
          <table:table-cell table:formula="of:=POWER([.C87]-6.75;2)" office:value-type="float" office:value="0.00972986932800998" calcext:value-type="float">
            <text:p>0.009729869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22581" calcext:value-type="float">
            <text:p>6.522581</text:p>
          </table:table-cell>
          <table:table-cell office:value-type="float" office:value="6.65022055" calcext:value-type="float">
            <text:p>6.65022055</text:p>
          </table:table-cell>
          <table:table-cell table:formula="of:=POWER([.C88]-6.75;2)" office:value-type="float" office:value="0.00995593864230245" calcext:value-type="float">
            <text:p>0.009955938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93546" calcext:value-type="float">
            <text:p>6.593546</text:p>
          </table:table-cell>
          <table:table-cell office:value-type="float" office:value="6.65267175" calcext:value-type="float">
            <text:p>6.65267175</text:p>
          </table:table-cell>
          <table:table-cell table:formula="of:=POWER([.C89]-6.75;2)" office:value-type="float" office:value="0.00947278824806257" calcext:value-type="float">
            <text:p>0.00947278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681542" calcext:value-type="float">
            <text:p>6.681542</text:p>
          </table:table-cell>
          <table:table-cell office:value-type="float" office:value="6.65801305" calcext:value-type="float">
            <text:p>6.65801305</text:p>
          </table:table-cell>
          <table:table-cell table:formula="of:=POWER([.C90]-6.75;2)" office:value-type="float" office:value="0.00846159897030248" calcext:value-type="float">
            <text:p>0.0084615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60091" calcext:value-type="float">
            <text:p>6.760091</text:p>
          </table:table-cell>
          <table:table-cell office:value-type="float" office:value="6.66127165" calcext:value-type="float">
            <text:p>6.66127165</text:p>
          </table:table-cell>
          <table:table-cell table:formula="of:=POWER([.C91]-6.75;2)" office:value-type="float" office:value="0.00787272009372254" calcext:value-type="float">
            <text:p>0.007872720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803084" calcext:value-type="float">
            <text:p>6.803084</text:p>
          </table:table-cell>
          <table:table-cell office:value-type="float" office:value="6.6616224" calcext:value-type="float">
            <text:p>6.6616224</text:p>
          </table:table-cell>
          <table:table-cell table:formula="of:=POWER([.C92]-6.75;2)" office:value-type="float" office:value="0.00781060018176005" calcext:value-type="float">
            <text:p>0.007810600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21743" calcext:value-type="float">
            <text:p>6.821743</text:p>
          </table:table-cell>
          <table:table-cell office:value-type="float" office:value="6.66212585" calcext:value-type="float">
            <text:p>6.66212585</text:p>
          </table:table-cell>
          <table:table-cell table:formula="of:=POWER([.C93]-6.75;2)" office:value-type="float" office:value="0.00772186623822254" calcext:value-type="float">
            <text:p>0.007721866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47761" calcext:value-type="float">
            <text:p>6.847761</text:p>
          </table:table-cell>
          <table:table-cell office:value-type="float" office:value="6.66385455" calcext:value-type="float">
            <text:p>6.66385455</text:p>
          </table:table-cell>
          <table:table-cell table:formula="of:=POWER([.C94]-6.75;2)" office:value-type="float" office:value="0.00742103855570251" calcext:value-type="float">
            <text:p>0.007421038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42597" calcext:value-type="float">
            <text:p>6.842597</text:p>
          </table:table-cell>
          <table:table-cell office:value-type="float" office:value="6.66414865" calcext:value-type="float">
            <text:p>6.66414865</text:p>
          </table:table-cell>
          <table:table-cell table:formula="of:=POWER([.C95]-6.75;2)" office:value-type="float" office:value="0.00737045429682258" calcext:value-type="float">
            <text:p>0.007370454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89773" calcext:value-type="float">
            <text:p>6.789773</text:p>
          </table:table-cell>
          <table:table-cell office:value-type="float" office:value="6.66152795" calcext:value-type="float">
            <text:p>6.66152795</text:p>
          </table:table-cell>
          <table:table-cell table:formula="of:=POWER([.C96]-6.75;2)" office:value-type="float" office:value="0.0078273036312025" calcext:value-type="float">
            <text:p>0.007827303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48283" calcext:value-type="float">
            <text:p>6.748283</text:p>
          </table:table-cell>
          <table:table-cell office:value-type="float" office:value="6.6574587" calcext:value-type="float">
            <text:p>6.6574587</text:p>
          </table:table-cell>
          <table:table-cell table:formula="of:=POWER([.C97]-6.75;2)" office:value-type="float" office:value="0.00856389220568995" calcext:value-type="float">
            <text:p>0.008563892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15063" calcext:value-type="float">
            <text:p>6.715063</text:p>
          </table:table-cell>
          <table:table-cell office:value-type="float" office:value="6.65275735" calcext:value-type="float">
            <text:p>6.65275735</text:p>
          </table:table-cell>
          <table:table-cell table:formula="of:=POWER([.C98]-6.75;2)" office:value-type="float" office:value="0.00945613297902252" calcext:value-type="float">
            <text:p>0.00945613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59551" calcext:value-type="float">
            <text:p>6.659551</text:p>
          </table:table-cell>
          <table:table-cell office:value-type="float" office:value="6.6457967" calcext:value-type="float">
            <text:p>6.6457967</text:p>
          </table:table-cell>
          <table:table-cell table:formula="of:=POWER([.C99]-6.75;2)" office:value-type="float" office:value="0.01085832773089" calcext:value-type="float">
            <text:p>0.010858327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73078" calcext:value-type="float">
            <text:p>6.573078</text:p>
          </table:table-cell>
          <table:table-cell office:value-type="float" office:value="6.6376482" calcext:value-type="float">
            <text:p>6.6376482</text:p>
          </table:table-cell>
          <table:table-cell table:formula="of:=POWER([.C100]-6.75;2)" office:value-type="float" office:value="0.01262292696324" calcext:value-type="float">
            <text:p>0.01262292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08254" calcext:value-type="float">
            <text:p>6.508254</text:p>
          </table:table-cell>
          <table:table-cell office:value-type="float" office:value="6.63167705" calcext:value-type="float">
            <text:p>6.63167705</text:p>
          </table:table-cell>
          <table:table-cell table:formula="of:=POWER([.C101]-6.75;2)" office:value-type="float" office:value="0.0140003204967024" calcext:value-type="float">
            <text:p>0.01400032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479373" calcext:value-type="float">
            <text:p>6.479373</text:p>
          </table:table-cell>
          <table:table-cell office:value-type="float" office:value="6.62873585" calcext:value-type="float">
            <text:p>6.62873585</text:p>
          </table:table-cell>
          <table:table-cell table:formula="of:=POWER([.C102]-6.75;2)" office:value-type="float" office:value="0.0147049940752225" calcext:value-type="float">
            <text:p>0.014704994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328554" calcext:value-type="float">
            <text:p>6.328554</text:p>
          </table:table-cell>
          <table:table-cell office:value-type="float" office:value="6.6343853" calcext:value-type="float">
            <text:p>6.6343853</text:p>
          </table:table-cell>
          <table:table-cell table:formula="of:=POWER([.C103]-6.75;2)" office:value-type="float" office:value="0.01336675885609" calcext:value-type="float">
            <text:p>0.013366758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6343" calcext:value-type="float">
            <text:p>6.66343</text:p>
          </table:table-cell>
          <table:table-cell office:value-type="float" office:value="6.64134045" calcext:value-type="float">
            <text:p>6.64134045</text:p>
          </table:table-cell>
          <table:table-cell table:formula="of:=POWER([.C104]-6.75;2)" office:value-type="float" office:value="0.0118068978062024" calcext:value-type="float">
            <text:p>0.011806897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83105" calcext:value-type="float">
            <text:p>6.583105</text:p>
          </table:table-cell>
          <table:table-cell office:value-type="float" office:value="6.63404685" calcext:value-type="float">
            <text:p>6.63404685</text:p>
          </table:table-cell>
          <table:table-cell table:formula="of:=POWER([.C105]-6.75;2)" office:value-type="float" office:value="0.0134451329949225" calcext:value-type="float">
            <text:p>0.01344513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78569" calcext:value-type="float">
            <text:p>6.578569</text:p>
          </table:table-cell>
          <table:table-cell office:value-type="float" office:value="6.63274475" calcext:value-type="float">
            <text:p>6.63274475</text:p>
          </table:table-cell>
          <table:table-cell table:formula="of:=POWER([.C106]-6.75;2)" office:value-type="float" office:value="0.0137487936525626" calcext:value-type="float">
            <text:p>0.013748793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504433" calcext:value-type="float">
            <text:p>6.504433</text:p>
          </table:table-cell>
          <table:table-cell office:value-type="float" office:value="6.63431605" calcext:value-type="float">
            <text:p>6.63431605</text:p>
          </table:table-cell>
          <table:table-cell table:formula="of:=POWER([.C107]-6.75;2)" office:value-type="float" office:value="0.0133827762876025" calcext:value-type="float">
            <text:p>0.013382776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71605" calcext:value-type="float">
            <text:p>6.571605</text:p>
          </table:table-cell>
          <table:table-cell office:value-type="float" office:value="6.64182445" calcext:value-type="float">
            <text:p>6.64182445</text:p>
          </table:table-cell>
          <table:table-cell table:formula="of:=POWER([.C108]-6.75;2)" office:value-type="float" office:value="0.0117019496178026" calcext:value-type="float">
            <text:p>0.011701949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00372" calcext:value-type="float">
            <text:p>6.700372</text:p>
          </table:table-cell>
          <table:table-cell office:value-type="float" office:value="6.64862365" calcext:value-type="float">
            <text:p>6.64862365</text:p>
          </table:table-cell>
          <table:table-cell table:formula="of:=POWER([.C109]-6.75;2)" office:value-type="float" office:value="0.0102771643393225" calcext:value-type="float">
            <text:p>0.01027716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46714" calcext:value-type="float">
            <text:p>6.746714</text:p>
          </table:table-cell>
          <table:table-cell office:value-type="float" office:value="6.65240495" calcext:value-type="float">
            <text:p>6.65240495</text:p>
          </table:table-cell>
          <table:table-cell table:formula="of:=POWER([.C110]-6.75;2)" office:value-type="float" office:value="0.00952479378450246" calcext:value-type="float">
            <text:p>0.009524793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67106" calcext:value-type="float">
            <text:p>6.767106</text:p>
          </table:table-cell>
          <table:table-cell office:value-type="float" office:value="6.65631665" calcext:value-type="float">
            <text:p>6.65631665</text:p>
          </table:table-cell>
          <table:table-cell table:formula="of:=POWER([.C111]-6.75;2)" office:value-type="float" office:value="0.00877657006722251" calcext:value-type="float">
            <text:p>0.00877657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13153" calcext:value-type="float">
            <text:p>6.813153</text:p>
          </table:table-cell>
          <table:table-cell office:value-type="float" office:value="6.65991675" calcext:value-type="float">
            <text:p>6.65991675</text:p>
          </table:table-cell>
          <table:table-cell table:formula="of:=POWER([.C112]-6.75;2)" office:value-type="float" office:value="0.00811499193056253" calcext:value-type="float">
            <text:p>0.00811499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56317" calcext:value-type="float">
            <text:p>6.856317</text:p>
          </table:table-cell>
          <table:table-cell office:value-type="float" office:value="6.66105575" calcext:value-type="float">
            <text:p>6.66105575</text:p>
          </table:table-cell>
          <table:table-cell table:formula="of:=POWER([.C113]-6.75;2)" office:value-type="float" office:value="0.00791107960806249" calcext:value-type="float">
            <text:p>0.007911079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53643" calcext:value-type="float">
            <text:p>6.853643</text:p>
          </table:table-cell>
          <table:table-cell office:value-type="float" office:value="6.66002935" calcext:value-type="float">
            <text:p>6.66002935</text:p>
          </table:table-cell>
          <table:table-cell table:formula="of:=POWER([.C114]-6.75;2)" office:value-type="float" office:value="0.00809471786142245" calcext:value-type="float">
            <text:p>0.008094717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90183" calcext:value-type="float">
            <text:p>6.790183</text:p>
          </table:table-cell>
          <table:table-cell office:value-type="float" office:value="6.65714205" calcext:value-type="float">
            <text:p>6.65714205</text:p>
          </table:table-cell>
          <table:table-cell table:formula="of:=POWER([.C115]-6.75;2)" office:value-type="float" office:value="0.00862259887820249" calcext:value-type="float">
            <text:p>0.008622598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08388" calcext:value-type="float">
            <text:p>6.708388</text:p>
          </table:table-cell>
          <table:table-cell office:value-type="float" office:value="6.6526023" calcext:value-type="float">
            <text:p>6.6526023</text:p>
          </table:table-cell>
          <table:table-cell table:formula="of:=POWER([.C116]-6.75;2)" office:value-type="float" office:value="0.00948631196529003" calcext:value-type="float">
            <text:p>0.0094863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54256" calcext:value-type="float">
            <text:p>6.654256</text:p>
          </table:table-cell>
          <table:table-cell office:value-type="float" office:value="6.6480275" calcext:value-type="float">
            <text:p>6.6480275</text:p>
          </table:table-cell>
          <table:table-cell table:formula="of:=POWER([.C117]-6.75;2)" office:value-type="float" office:value="0.0103983907562501" calcext:value-type="float">
            <text:p>0.010398390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7585" calcext:value-type="float">
            <text:p>6.57585</text:p>
          </table:table-cell>
          <table:table-cell office:value-type="float" office:value="6.6436772" calcext:value-type="float">
            <text:p>6.6436772</text:p>
          </table:table-cell>
          <table:table-cell table:formula="of:=POWER([.C118]-6.75;2)" office:value-type="float" office:value="0.01130453779984" calcext:value-type="float">
            <text:p>0.011304537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96581" calcext:value-type="float">
            <text:p>6.496581</text:p>
          </table:table-cell>
          <table:table-cell office:value-type="float" office:value="6.64167555" calcext:value-type="float">
            <text:p>6.64167555</text:p>
          </table:table-cell>
          <table:table-cell table:formula="of:=POWER([.C119]-6.75;2)" office:value-type="float" office:value="0.0117341864678024" calcext:value-type="float">
            <text:p>0.011734186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53655" calcext:value-type="float">
            <text:p>6.453655</text:p>
          </table:table-cell>
          <table:table-cell office:value-type="float" office:value="6.64399165" calcext:value-type="float">
            <text:p>6.64399165</text:p>
          </table:table-cell>
          <table:table-cell table:formula="of:=POWER([.C120]-6.75;2)" office:value-type="float" office:value="0.0112377702697224" calcext:value-type="float">
            <text:p>0.01123777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4943" calcext:value-type="float">
            <text:p>6.44943</text:p>
          </table:table-cell>
          <table:table-cell office:value-type="float" office:value="6.6464677" calcext:value-type="float">
            <text:p>6.646467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92362" calcext:value-type="float">
            <text:p>6.592362</text:p>
          </table:table-cell>
          <table:table-cell office:value-type="float" office:value="6.66556695" calcext:value-type="float">
            <text:p>6.6655669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67657" calcext:value-type="float">
            <text:p>6.467657</text:p>
          </table:table-cell>
          <table:table-cell office:value-type="float" office:value="6.6603297" calcext:value-type="float">
            <text:p>6.660329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17558" calcext:value-type="float">
            <text:p>6.517558</text:p>
          </table:table-cell>
          <table:table-cell office:value-type="float" office:value="6.66230985" calcext:value-type="float">
            <text:p>6.6623098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57063" calcext:value-type="float">
            <text:p>6.557063</text:p>
          </table:table-cell>
          <table:table-cell office:value-type="float" office:value="6.665306" calcext:value-type="float">
            <text:p>6.66530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09995" calcext:value-type="float">
            <text:p>6.609995</text:p>
          </table:table-cell>
          <table:table-cell office:value-type="float" office:value="6.66841835" calcext:value-type="float">
            <text:p>6.6684183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54601" calcext:value-type="float">
            <text:p>6.654601</text:p>
          </table:table-cell>
          <table:table-cell office:value-type="float" office:value="6.6698579" calcext:value-type="float">
            <text:p>6.669857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07589" calcext:value-type="float">
            <text:p>6.707589</text:p>
          </table:table-cell>
          <table:table-cell office:value-type="float" office:value="6.67213175" calcext:value-type="float">
            <text:p>6.6721317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75998" calcext:value-type="float">
            <text:p>6.775998</text:p>
          </table:table-cell>
          <table:table-cell office:value-type="float" office:value="6.678723" calcext:value-type="float">
            <text:p>6.67872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24948" calcext:value-type="float">
            <text:p>6.824948</text:p>
          </table:table-cell>
          <table:table-cell office:value-type="float" office:value="6.68819115" calcext:value-type="float">
            <text:p>6.6881911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39108" calcext:value-type="float">
            <text:p>6.839108</text:p>
          </table:table-cell>
          <table:table-cell office:value-type="float" office:value="6.6904895" calcext:value-type="float">
            <text:p>6.690489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835933" calcext:value-type="float">
            <text:p>6.835933</text:p>
          </table:table-cell>
          <table:table-cell office:value-type="float" office:value="6.6794329" calcext:value-type="float">
            <text:p>6.679432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35789" calcext:value-type="float">
            <text:p>6.835789</text:p>
          </table:table-cell>
          <table:table-cell office:value-type="float" office:value="6.66879245" calcext:value-type="float">
            <text:p>6.6687924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95897" calcext:value-type="float">
            <text:p>6.795897</text:p>
          </table:table-cell>
          <table:table-cell office:value-type="float" office:value="6.6658775" calcext:value-type="float">
            <text:p>6.66587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99388" calcext:value-type="float">
            <text:p>6.699388</text:p>
          </table:table-cell>
          <table:table-cell office:value-type="float" office:value="6.6662652" calcext:value-type="float">
            <text:p>6.666265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16892" calcext:value-type="float">
            <text:p>6.616892</text:p>
          </table:table-cell>
          <table:table-cell office:value-type="float" office:value="6.668694" calcext:value-type="float">
            <text:p>6.66869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6725" calcext:value-type="float">
            <text:p>6.56725</text:p>
          </table:table-cell>
          <table:table-cell office:value-type="float" office:value="6.66781065" calcext:value-type="float">
            <text:p>6.6678106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35817" calcext:value-type="float">
            <text:p>6.535817</text:p>
          </table:table-cell>
          <table:table-cell office:value-type="float" office:value="6.6591268" calcext:value-type="float">
            <text:p>6.659126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42903" calcext:value-type="float">
            <text:p>6.542903</text:p>
          </table:table-cell>
          <table:table-cell office:value-type="float" office:value="6.6516159" calcext:value-type="float">
            <text:p>6.651615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03176" calcext:value-type="float">
            <text:p>6.503176</text:p>
          </table:table-cell>
          <table:table-cell office:value-type="float" office:value="6.66012" calcext:value-type="float">
            <text:p>6.6601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31415" calcext:value-type="float">
            <text:p>6.831415</text:p>
          </table:table-cell>
          <table:table-cell office:value-type="float" office:value="6.6727937" calcext:value-type="float">
            <text:p>6.67279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87617" calcext:value-type="float">
            <text:p>6.487617</text:p>
          </table:table-cell>
          <table:table-cell office:value-type="float" office:value="6.66819155" calcext:value-type="float">
            <text:p>6.6681915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0726" calcext:value-type="float">
            <text:p>6.50726</text:p>
          </table:table-cell>
          <table:table-cell office:value-type="float" office:value="6.6684827" calcext:value-type="float">
            <text:p>6.668482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77481" calcext:value-type="float">
            <text:p>6.577481</text:p>
          </table:table-cell>
          <table:table-cell office:value-type="float" office:value="6.6619343" calcext:value-type="float">
            <text:p>6.66193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1931" calcext:value-type="float">
            <text:p>6.61931</text:p>
          </table:table-cell>
          <table:table-cell office:value-type="float" office:value="6.66636745" calcext:value-type="float">
            <text:p>6.666367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38786" calcext:value-type="float">
            <text:p>6.638786</text:p>
          </table:table-cell>
          <table:table-cell office:value-type="float" office:value="6.6837446" calcext:value-type="float">
            <text:p>6.68374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00078" calcext:value-type="float">
            <text:p>6.700078</text:p>
          </table:table-cell>
          <table:table-cell office:value-type="float" office:value="6.6941453" calcext:value-type="float">
            <text:p>6.694145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39414" calcext:value-type="float">
            <text:p>6.839414</text:p>
          </table:table-cell>
          <table:table-cell office:value-type="float" office:value="6.6903269" calcext:value-type="float">
            <text:p>6.690326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965361" calcext:value-type="float">
            <text:p>6.965361</text:p>
          </table:table-cell>
          <table:table-cell office:value-type="float" office:value="6.68163525" calcext:value-type="float">
            <text:p>6.681635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70915" calcext:value-type="float">
            <text:p>6.870915</text:p>
          </table:table-cell>
          <table:table-cell office:value-type="float" office:value="6.67482445" calcext:value-type="float">
            <text:p>6.6748244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17976" calcext:value-type="float">
            <text:p>6.617976</text:p>
          </table:table-cell>
          <table:table-cell office:value-type="float" office:value="6.6764972" calcext:value-type="float">
            <text:p>6.6764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23124" calcext:value-type="float">
            <text:p>6.623124</text:p>
          </table:table-cell>
          <table:table-cell office:value-type="float" office:value="6.6891817" calcext:value-type="float">
            <text:p>6.689181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7749" calcext:value-type="float">
            <text:p>6.77749</text:p>
          </table:table-cell>
          <table:table-cell office:value-type="float" office:value="6.69735535" calcext:value-type="float">
            <text:p>6.6973553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03651" calcext:value-type="float">
            <text:p>6.803651</text:p>
          </table:table-cell>
          <table:table-cell office:value-type="float" office:value="6.69265815" calcext:value-type="float">
            <text:p>6.6926581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47964" calcext:value-type="float">
            <text:p>6.747964</text:p>
          </table:table-cell>
          <table:table-cell office:value-type="float" office:value="6.68050825" calcext:value-type="float">
            <text:p>6.6805082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99225" calcext:value-type="float">
            <text:p>6.599225</text:p>
          </table:table-cell>
          <table:table-cell office:value-type="float" office:value="6.6673213" calcext:value-type="float">
            <text:p>6.667321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93573" calcext:value-type="float">
            <text:p>6.393573</text:p>
          </table:table-cell>
          <table:table-cell office:value-type="float" office:value="6.6619204" calcext:value-type="float">
            <text:p>6.661920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85599" calcext:value-type="float">
            <text:p>6.385599</text:p>
          </table:table-cell>
          <table:table-cell office:value-type="float" office:value="6.6709122" calcext:value-type="float">
            <text:p>6.670912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12985" calcext:value-type="float">
            <text:p>6.712985</text:p>
          </table:table-cell>
          <table:table-cell office:value-type="float" office:value="6.7075347" calcext:value-type="float">
            <text:p>6.707534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5665" calcext:value-type="float">
            <text:p>6.75665</text:p>
          </table:table-cell>
          <table:table-cell office:value-type="float" office:value="6.69477385" calcext:value-type="float">
            <text:p>6.6947738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39372" calcext:value-type="float">
            <text:p>6.739372</text:p>
          </table:table-cell>
          <table:table-cell office:value-type="float" office:value="6.6809158" calcext:value-type="float">
            <text:p>6.680915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49344" calcext:value-type="float">
            <text:p>6.49344</text:p>
          </table:table-cell>
          <table:table-cell office:value-type="float" office:value="6.6711956" calcext:value-type="float">
            <text:p>6.671195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76292" calcext:value-type="float">
            <text:p>6.376292</text:p>
          </table:table-cell>
          <table:table-cell office:value-type="float" office:value="6.6767291" calcext:value-type="float">
            <text:p>6.676729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66144" calcext:value-type="float">
            <text:p>6.666144</text:p>
          </table:table-cell>
          <table:table-cell office:value-type="float" office:value="6.6901124" calcext:value-type="float">
            <text:p>6.690112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966853" calcext:value-type="float">
            <text:p>6.966853</text:p>
          </table:table-cell>
          <table:table-cell office:value-type="float" office:value="6.69206715" calcext:value-type="float">
            <text:p>6.6920671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468" calcext:value-type="float">
            <text:p>6.8468</text:p>
          </table:table-cell>
          <table:table-cell office:value-type="float" office:value="6.68340145" calcext:value-type="float">
            <text:p>6.683401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2371" calcext:value-type="float">
            <text:p>6.62371</text:p>
          </table:table-cell>
          <table:table-cell office:value-type="float" office:value="6.68319325" calcext:value-type="float">
            <text:p>6.6831932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65581" calcext:value-type="float">
            <text:p>6.665581</text:p>
          </table:table-cell>
          <table:table-cell office:value-type="float" office:value="6.69316065" calcext:value-type="float">
            <text:p>6.6931606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29145" calcext:value-type="float">
            <text:p>6.829145</text:p>
          </table:table-cell>
          <table:table-cell office:value-type="float" office:value="6.6993336" calcext:value-type="float">
            <text:p>6.699333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90437" calcext:value-type="float">
            <text:p>6.90437</text:p>
          </table:table-cell>
          <table:table-cell office:value-type="float" office:value="6.6972338" calcext:value-type="float">
            <text:p>6.697233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71666" calcext:value-type="float">
            <text:p>6.871666</text:p>
          </table:table-cell>
          <table:table-cell office:value-type="float" office:value="6.6941457" calcext:value-type="float">
            <text:p>6.694145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86597" calcext:value-type="float">
            <text:p>6.786597</text:p>
          </table:table-cell>
          <table:table-cell office:value-type="float" office:value="6.69720385" calcext:value-type="float">
            <text:p>6.6972038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83546" calcext:value-type="float">
            <text:p>6.683546</text:p>
          </table:table-cell>
          <table:table-cell office:value-type="float" office:value="6.70123235" calcext:value-type="float">
            <text:p>6.7012323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60653" calcext:value-type="float">
            <text:p>6.560653</text:p>
          </table:table-cell>
          <table:table-cell office:value-type="float" office:value="6.68816815" calcext:value-type="float">
            <text:p>6.6881681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84225" calcext:value-type="float">
            <text:p>6.484225</text:p>
          </table:table-cell>
          <table:table-cell office:value-type="float" office:value="6.6567908" calcext:value-type="float">
            <text:p>6.656790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91207" calcext:value-type="float">
            <text:p>6.491207</text:p>
          </table:table-cell>
          <table:table-cell office:value-type="float" office:value="6.6373403" calcext:value-type="float">
            <text:p>6.637340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73409" calcext:value-type="float">
            <text:p>6.573409</text:p>
          </table:table-cell>
          <table:table-cell office:value-type="float" office:value="6.64752855" calcext:value-type="float">
            <text:p>6.647528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118049" calcext:value-type="float">
            <text:p>7.118049</text:p>
          </table:table-cell>
          <table:table-cell office:value-type="float" office:value="6.60902555" calcext:value-type="float">
            <text:p>6.6090255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57768" calcext:value-type="float">
            <text:p>6.457768</text:p>
          </table:table-cell>
          <table:table-cell office:value-type="float" office:value="6.57393305" calcext:value-type="float">
            <text:p>6.5739330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79489" calcext:value-type="float">
            <text:p>6.479489</text:p>
          </table:table-cell>
          <table:table-cell office:value-type="float" office:value="6.57379085" calcext:value-type="float">
            <text:p>6.5737908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44968" calcext:value-type="float">
            <text:p>6.544968</text:p>
          </table:table-cell>
          <table:table-cell office:value-type="float" office:value="6.57611215" calcext:value-type="float">
            <text:p>6.5761121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0411" calcext:value-type="float">
            <text:p>6.60411</text:p>
          </table:table-cell>
          <table:table-cell office:value-type="float" office:value="6.58040755" calcext:value-type="float">
            <text:p>6.5804075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43958" calcext:value-type="float">
            <text:p>6.643958</text:p>
          </table:table-cell>
          <table:table-cell office:value-type="float" office:value="6.585851" calcext:value-type="float">
            <text:p>6.58585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05239" calcext:value-type="float">
            <text:p>6.705239</text:p>
          </table:table-cell>
          <table:table-cell office:value-type="float" office:value="6.5913886" calcext:value-type="float">
            <text:p>6.591388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93539" calcext:value-type="float">
            <text:p>6.793539</text:p>
          </table:table-cell>
          <table:table-cell office:value-type="float" office:value="6.5959846" calcext:value-type="float">
            <text:p>6.595984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42636" calcext:value-type="float">
            <text:p>6.842636</text:p>
          </table:table-cell>
          <table:table-cell office:value-type="float" office:value="6.59867715" calcext:value-type="float">
            <text:p>6.5986771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23058" calcext:value-type="float">
            <text:p>6.823058</text:p>
          </table:table-cell>
          <table:table-cell office:value-type="float" office:value="6.6001245" calcext:value-type="float">
            <text:p>6.600124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8904" calcext:value-type="float">
            <text:p>6.78904</text:p>
          </table:table-cell>
          <table:table-cell office:value-type="float" office:value="6.60098695" calcext:value-type="float">
            <text:p>6.600986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87149" calcext:value-type="float">
            <text:p>6.787149</text:p>
          </table:table-cell>
          <table:table-cell office:value-type="float" office:value="6.6003271" calcext:value-type="float">
            <text:p>6.600327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42608" calcext:value-type="float">
            <text:p>6.842608</text:p>
          </table:table-cell>
          <table:table-cell office:value-type="float" office:value="6.5978603" calcext:value-type="float">
            <text:p>6.597860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32829" calcext:value-type="float">
            <text:p>6.932829</text:p>
          </table:table-cell>
          <table:table-cell office:value-type="float" office:value="6.59069215" calcext:value-type="float">
            <text:p>6.5906921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67167" calcext:value-type="float">
            <text:p>6.867167</text:p>
          </table:table-cell>
          <table:table-cell office:value-type="float" office:value="6.57468685" calcext:value-type="float">
            <text:p>6.574686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22262" calcext:value-type="float">
            <text:p>6.422262</text:p>
          </table:table-cell>
          <table:table-cell office:value-type="float" office:value="6.55751745" calcext:value-type="float">
            <text:p>6.5575174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33106" calcext:value-type="float">
            <text:p>5.933106</text:p>
          </table:table-cell>
          <table:table-cell office:value-type="float" office:value="6.56084205" calcext:value-type="float">
            <text:p>6.5608420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095215" calcext:value-type="float">
            <text:p>6.095215</text:p>
          </table:table-cell>
          <table:table-cell office:value-type="float" office:value="6.58992685" calcext:value-type="float">
            <text:p>6.589926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94972" calcext:value-type="float">
            <text:p>6.694972</text:p>
          </table:table-cell>
          <table:table-cell office:value-type="float" office:value="6.64502435" calcext:value-type="float">
            <text:p>6.6450243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803349" calcext:value-type="float">
            <text:p>5.803349</text:p>
          </table:table-cell>
          <table:table-cell office:value-type="float" office:value="6.5896773" calcext:value-type="float">
            <text:p>6.58967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416199" calcext:value-type="float">
            <text:p>6.416199</text:p>
          </table:table-cell>
          <table:table-cell office:value-type="float" office:value="6.62452125" calcext:value-type="float">
            <text:p>6.624521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54924" calcext:value-type="float">
            <text:p>6.454924</text:p>
          </table:table-cell>
          <table:table-cell office:value-type="float" office:value="6.64436065" calcext:value-type="float">
            <text:p>6.6443606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25915" calcext:value-type="float">
            <text:p>6.525915</text:p>
          </table:table-cell>
          <table:table-cell office:value-type="float" office:value="6.65491415" calcext:value-type="float">
            <text:p>6.6549141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30876" calcext:value-type="float">
            <text:p>6.630876</text:p>
          </table:table-cell>
          <table:table-cell office:value-type="float" office:value="6.65867595" calcext:value-type="float">
            <text:p>6.6586759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12979" calcext:value-type="float">
            <text:p>6.712979</text:p>
          </table:table-cell>
          <table:table-cell office:value-type="float" office:value="6.660941" calcext:value-type="float">
            <text:p>6.66094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5471" calcext:value-type="float">
            <text:p>6.75471</text:p>
          </table:table-cell>
          <table:table-cell office:value-type="float" office:value="6.66165445" calcext:value-type="float">
            <text:p>6.6616544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97159" calcext:value-type="float">
            <text:p>6.797159</text:p>
          </table:table-cell>
          <table:table-cell office:value-type="float" office:value="6.66287905" calcext:value-type="float">
            <text:p>6.662879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4739" calcext:value-type="float">
            <text:p>6.84739</text:p>
          </table:table-cell>
          <table:table-cell office:value-type="float" office:value="6.66488565" calcext:value-type="float">
            <text:p>6.6648856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71583" calcext:value-type="float">
            <text:p>6.871583</text:p>
          </table:table-cell>
          <table:table-cell office:value-type="float" office:value="6.6647067" calcext:value-type="float">
            <text:p>6.664706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40307" calcext:value-type="float">
            <text:p>6.840307</text:p>
          </table:table-cell>
          <table:table-cell office:value-type="float" office:value="6.6617404" calcext:value-type="float">
            <text:p>6.661740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75843" calcext:value-type="float">
            <text:p>6.775843</text:p>
          </table:table-cell>
          <table:table-cell office:value-type="float" office:value="6.65896265" calcext:value-type="float">
            <text:p>6.6589626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37813" calcext:value-type="float">
            <text:p>6.737813</text:p>
          </table:table-cell>
          <table:table-cell office:value-type="float" office:value="6.65614125" calcext:value-type="float">
            <text:p>6.656141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99245" calcext:value-type="float">
            <text:p>6.699245</text:p>
          </table:table-cell>
          <table:table-cell office:value-type="float" office:value="6.65079135" calcext:value-type="float">
            <text:p>6.6507913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12723" calcext:value-type="float">
            <text:p>6.612723</text:p>
          </table:table-cell>
          <table:table-cell office:value-type="float" office:value="6.6450362" calcext:value-type="float">
            <text:p>6.645036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23779" calcext:value-type="float">
            <text:p>6.523779</text:p>
          </table:table-cell>
          <table:table-cell office:value-type="float" office:value="6.6435643" calcext:value-type="float">
            <text:p>6.643564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88754" calcext:value-type="float">
            <text:p>6.488754</text:p>
          </table:table-cell>
          <table:table-cell office:value-type="float" office:value="6.64364895" calcext:value-type="float">
            <text:p>6.6436489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14802" calcext:value-type="float">
            <text:p>6.514802</text:p>
          </table:table-cell>
          <table:table-cell office:value-type="float" office:value="6.63350585" calcext:value-type="float">
            <text:p>6.6335058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197165" calcext:value-type="float">
            <text:p>7.197165</text:p>
          </table:table-cell>
          <table:table-cell office:value-type="float" office:value="6.62206035" calcext:value-type="float">
            <text:p>6.6220603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588031" calcext:value-type="float">
            <text:p>5.588031</text:p>
          </table:table-cell>
          <table:table-cell office:value-type="float" office:value="6.5889751" calcext:value-type="float">
            <text:p>6.588975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500228" calcext:value-type="float">
            <text:p>6.500228</text:p>
          </table:table-cell>
          <table:table-cell office:value-type="float" office:value="6.634558" calcext:value-type="float">
            <text:p>6.63455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12987" calcext:value-type="float">
            <text:p>6.812987</text:p>
          </table:table-cell>
          <table:table-cell office:value-type="float" office:value="6.63706875" calcext:value-type="float">
            <text:p>6.6370687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65994" calcext:value-type="float">
            <text:p>6.665994</text:p>
          </table:table-cell>
          <table:table-cell office:value-type="float" office:value="6.6264229" calcext:value-type="float">
            <text:p>6.626422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01151" calcext:value-type="float">
            <text:p>6.601151</text:p>
          </table:table-cell>
          <table:table-cell office:value-type="float" office:value="6.6269645" calcext:value-type="float">
            <text:p>6.626964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76177" calcext:value-type="float">
            <text:p>6.676177</text:p>
          </table:table-cell>
          <table:table-cell office:value-type="float" office:value="6.63458585" calcext:value-type="float">
            <text:p>6.6345858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27248" calcext:value-type="float">
            <text:p>6.727248</text:p>
          </table:table-cell>
          <table:table-cell office:value-type="float" office:value="6.64091895" calcext:value-type="float">
            <text:p>6.640918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79202" calcext:value-type="float">
            <text:p>6.779202</text:p>
          </table:table-cell>
          <table:table-cell office:value-type="float" office:value="6.64632235" calcext:value-type="float">
            <text:p>6.6463223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37291" calcext:value-type="float">
            <text:p>6.837291</text:p>
          </table:table-cell>
          <table:table-cell office:value-type="float" office:value="6.6490091" calcext:value-type="float">
            <text:p>6.649009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43811" calcext:value-type="float">
            <text:p>6.843811</text:p>
          </table:table-cell>
          <table:table-cell office:value-type="float" office:value="6.6475992" calcext:value-type="float">
            <text:p>6.647599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12257" calcext:value-type="float">
            <text:p>6.812257</text:p>
          </table:table-cell>
          <table:table-cell office:value-type="float" office:value="6.64535385" calcext:value-type="float">
            <text:p>6.6453538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84752" calcext:value-type="float">
            <text:p>6.784752</text:p>
          </table:table-cell>
          <table:table-cell office:value-type="float" office:value="6.64399025" calcext:value-type="float">
            <text:p>6.643990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19415" calcext:value-type="float">
            <text:p>6.719415</text:p>
          </table:table-cell>
          <table:table-cell office:value-type="float" office:value="6.6422304" calcext:value-type="float">
            <text:p>6.642230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30815" calcext:value-type="float">
            <text:p>6.630815</text:p>
          </table:table-cell>
          <table:table-cell office:value-type="float" office:value="6.6394161" calcext:value-type="float">
            <text:p>6.639416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84142" calcext:value-type="float">
            <text:p>6.584142</text:p>
          </table:table-cell>
          <table:table-cell office:value-type="float" office:value="6.6362998" calcext:value-type="float">
            <text:p>6.636299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83285" calcext:value-type="float">
            <text:p>6.583285</text:p>
          </table:table-cell>
          <table:table-cell office:value-type="float" office:value="6.6321516" calcext:value-type="float">
            <text:p>6.632151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25472" calcext:value-type="float">
            <text:p>6.525472</text:p>
          </table:table-cell>
          <table:table-cell office:value-type="float" office:value="6.62408865" calcext:value-type="float">
            <text:p>6.6240886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85892" calcext:value-type="float">
            <text:p>6.285892</text:p>
          </table:table-cell>
          <table:table-cell office:value-type="float" office:value="6.6192425" calcext:value-type="float">
            <text:p>6.619242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285892" calcext:value-type="float">
            <text:p>6.285892</text:p>
          </table:table-cell>
          <table:table-cell office:value-type="float" office:value="6.6243231" calcext:value-type="float">
            <text:p>6.624323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3546" calcext:value-type="float">
            <text:p>6.53546</text:p>
          </table:table-cell>
          <table:table-cell office:value-type="float" office:value="6.6356799" calcext:value-type="float">
            <text:p>6.635679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499689" calcext:value-type="float">
            <text:p>6.499689</text:p>
          </table:table-cell>
          <table:table-cell office:value-type="float" office:value="6.6342396" calcext:value-type="float">
            <text:p>6.634239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50443" calcext:value-type="float">
            <text:p>6.550443</text:p>
          </table:table-cell>
          <table:table-cell office:value-type="float" office:value="6.6356888" calcext:value-type="float">
            <text:p>6.635688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0007" calcext:value-type="float">
            <text:p>6.60007</text:p>
          </table:table-cell>
          <table:table-cell office:value-type="float" office:value="6.6389834" calcext:value-type="float">
            <text:p>6.638983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76826" calcext:value-type="float">
            <text:p>6.676826</text:p>
          </table:table-cell>
          <table:table-cell office:value-type="float" office:value="6.6429522" calcext:value-type="float">
            <text:p>6.642952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53578" calcext:value-type="float">
            <text:p>6.753578</text:p>
          </table:table-cell>
          <table:table-cell office:value-type="float" office:value="6.6459858" calcext:value-type="float">
            <text:p>6.645985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02839" calcext:value-type="float">
            <text:p>6.802839</text:p>
          </table:table-cell>
          <table:table-cell office:value-type="float" office:value="6.64894575" calcext:value-type="float">
            <text:p>6.6489457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35316" calcext:value-type="float">
            <text:p>6.835316</text:p>
          </table:table-cell>
          <table:table-cell office:value-type="float" office:value="6.6512605" calcext:value-type="float">
            <text:p>6.651260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32937" calcext:value-type="float">
            <text:p>6.832937</text:p>
          </table:table-cell>
          <table:table-cell office:value-type="float" office:value="6.6512231" calcext:value-type="float">
            <text:p>6.651223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09093" calcext:value-type="float">
            <text:p>6.809093</text:p>
          </table:table-cell>
          <table:table-cell office:value-type="float" office:value="6.6501727" calcext:value-type="float">
            <text:p>6.650172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98904" calcext:value-type="float">
            <text:p>6.798904</text:p>
          </table:table-cell>
          <table:table-cell office:value-type="float" office:value="6.6487457" calcext:value-type="float">
            <text:p>6.648745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84985" calcext:value-type="float">
            <text:p>6.784985</text:p>
          </table:table-cell>
          <table:table-cell office:value-type="float" office:value="6.6457088" calcext:value-type="float">
            <text:p>6.645708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49555" calcext:value-type="float">
            <text:p>6.749555</text:p>
          </table:table-cell>
          <table:table-cell office:value-type="float" office:value="6.64086905" calcext:value-type="float">
            <text:p>6.6408690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63129" calcext:value-type="float">
            <text:p>6.663129</text:p>
          </table:table-cell>
          <table:table-cell office:value-type="float" office:value="6.6330908" calcext:value-type="float">
            <text:p>6.633090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68489" calcext:value-type="float">
            <text:p>6.568489</text:p>
          </table:table-cell>
          <table:table-cell office:value-type="float" office:value="6.62655365" calcext:value-type="float">
            <text:p>6.6265536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01178" calcext:value-type="float">
            <text:p>6.501178</text:p>
          </table:table-cell>
          <table:table-cell office:value-type="float" office:value="6.6249177" calcext:value-type="float">
            <text:p>6.624917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22026" calcext:value-type="float">
            <text:p>6.422026</text:p>
          </table:table-cell>
          <table:table-cell office:value-type="float" office:value="6.6207123" calcext:value-type="float">
            <text:p>6.620712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28549" calcext:value-type="float">
            <text:p>6.428549</text:p>
          </table:table-cell>
          <table:table-cell office:value-type="float" office:value="6.5805725" calcext:value-type="float">
            <text:p>6.580572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387504" calcext:value-type="float">
            <text:p>6.387504</text:p>
          </table:table-cell>
          <table:table-cell office:value-type="float" office:value="6.5903845" calcext:value-type="float">
            <text:p>6.590384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13028" calcext:value-type="float">
            <text:p>6.513028</text:p>
          </table:table-cell>
          <table:table-cell office:value-type="float" office:value="6.5956346" calcext:value-type="float">
            <text:p>6.595634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06654" calcext:value-type="float">
            <text:p>6.506654</text:p>
          </table:table-cell>
          <table:table-cell office:value-type="float" office:value="6.597474" calcext:value-type="float">
            <text:p>6.59747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28673" calcext:value-type="float">
            <text:p>6.528673</text:p>
          </table:table-cell>
          <table:table-cell office:value-type="float" office:value="6.6027838" calcext:value-type="float">
            <text:p>6.602783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16335" calcext:value-type="float">
            <text:p>6.616335</text:p>
          </table:table-cell>
          <table:table-cell office:value-type="float" office:value="6.60925165" calcext:value-type="float">
            <text:p>6.6092516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79446" calcext:value-type="float">
            <text:p>6.679446</text:p>
          </table:table-cell>
          <table:table-cell office:value-type="float" office:value="6.61333195" calcext:value-type="float">
            <text:p>6.6133319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37498" calcext:value-type="float">
            <text:p>6.737498</text:p>
          </table:table-cell>
          <table:table-cell office:value-type="float" office:value="6.61744265" calcext:value-type="float">
            <text:p>6.6174426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12777" calcext:value-type="float">
            <text:p>6.812777</text:p>
          </table:table-cell>
          <table:table-cell office:value-type="float" office:value="6.62205055" calcext:value-type="float">
            <text:p>6.6220505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49134" calcext:value-type="float">
            <text:p>6.849134</text:p>
          </table:table-cell>
          <table:table-cell office:value-type="float" office:value="6.62495595" calcext:value-type="float">
            <text:p>6.6249559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34568" calcext:value-type="float">
            <text:p>6.834568</text:p>
          </table:table-cell>
          <table:table-cell office:value-type="float" office:value="6.6261437" calcext:value-type="float">
            <text:p>6.626143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11929" calcext:value-type="float">
            <text:p>6.811929</text:p>
          </table:table-cell>
          <table:table-cell office:value-type="float" office:value="6.62565225" calcext:value-type="float">
            <text:p>6.625652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80553" calcext:value-type="float">
            <text:p>6.780553</text:p>
          </table:table-cell>
          <table:table-cell office:value-type="float" office:value="6.6223043" calcext:value-type="float">
            <text:p>6.622304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38166" calcext:value-type="float">
            <text:p>6.738166</text:p>
          </table:table-cell>
          <table:table-cell office:value-type="float" office:value="6.6171191" calcext:value-type="float">
            <text:p>6.617119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8819" calcext:value-type="float">
            <text:p>6.68819</text:p>
          </table:table-cell>
          <table:table-cell office:value-type="float" office:value="6.61308045" calcext:value-type="float">
            <text:p>6.613080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9399" calcext:value-type="float">
            <text:p>6.59399</text:p>
          </table:table-cell>
          <table:table-cell office:value-type="float" office:value="6.61124215" calcext:value-type="float">
            <text:p>6.6112421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32386" calcext:value-type="float">
            <text:p>6.532386</text:p>
          </table:table-cell>
          <table:table-cell office:value-type="float" office:value="6.61117115" calcext:value-type="float">
            <text:p>6.6111711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3577" calcext:value-type="float">
            <text:p>6.53577</text:p>
          </table:table-cell>
          <table:table-cell office:value-type="float" office:value="6.6093315" calcext:value-type="float">
            <text:p>6.609331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41707" calcext:value-type="float">
            <text:p>6.41707</text:p>
          </table:table-cell>
          <table:table-cell office:value-type="float" office:value="6.6037143" calcext:value-type="float">
            <text:p>6.603714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61923" calcext:value-type="float">
            <text:p>5.61923</text:p>
          </table:table-cell>
          <table:table-cell office:value-type="float" office:value="6.59262025" calcext:value-type="float">
            <text:p>6.592620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24789" calcext:value-type="float">
            <text:p>6.624789</text:p>
          </table:table-cell>
          <table:table-cell office:value-type="float" office:value="6.6356411" calcext:value-type="float">
            <text:p>6.635641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492506" calcext:value-type="float">
            <text:p>6.492506</text:p>
          </table:table-cell>
          <table:table-cell office:value-type="float" office:value="6.63283275" calcext:value-type="float">
            <text:p>6.632832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49816" calcext:value-type="float">
            <text:p>6.549816</text:p>
          </table:table-cell>
          <table:table-cell office:value-type="float" office:value="6.63676505" calcext:value-type="float">
            <text:p>6.6367650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1285" calcext:value-type="float">
            <text:p>6.61285</text:p>
          </table:table-cell>
          <table:table-cell office:value-type="float" office:value="6.63803515" calcext:value-type="float">
            <text:p>6.6380351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5803" calcext:value-type="float">
            <text:p>6.65803</text:p>
          </table:table-cell>
          <table:table-cell office:value-type="float" office:value="6.63897515" calcext:value-type="float">
            <text:p>6.6389751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97941" calcext:value-type="float">
            <text:p>6.697941</text:p>
          </table:table-cell>
          <table:table-cell office:value-type="float" office:value="6.6426541" calcext:value-type="float">
            <text:p>6.642654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6166" calcext:value-type="float">
            <text:p>6.76166</text:p>
          </table:table-cell>
          <table:table-cell office:value-type="float" office:value="6.64799925" calcext:value-type="float">
            <text:p>6.647999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29656" calcext:value-type="float">
            <text:p>6.829656</text:p>
          </table:table-cell>
          <table:table-cell office:value-type="float" office:value="6.6513604" calcext:value-type="float">
            <text:p>6.651360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70885" calcext:value-type="float">
            <text:p>6.870885</text:p>
          </table:table-cell>
          <table:table-cell office:value-type="float" office:value="6.65172555" calcext:value-type="float">
            <text:p>6.6517255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72889" calcext:value-type="float">
            <text:p>6.872889</text:p>
          </table:table-cell>
          <table:table-cell office:value-type="float" office:value="6.6498431" calcext:value-type="float">
            <text:p>6.649843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24739" calcext:value-type="float">
            <text:p>6.824739</text:p>
          </table:table-cell>
          <table:table-cell office:value-type="float" office:value="6.64671685" calcext:value-type="float">
            <text:p>6.6467168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4497" calcext:value-type="float">
            <text:p>6.74497</text:p>
          </table:table-cell>
          <table:table-cell office:value-type="float" office:value="6.6439629" calcext:value-type="float">
            <text:p>6.643962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76849" calcext:value-type="float">
            <text:p>6.676849</text:p>
          </table:table-cell>
          <table:table-cell office:value-type="float" office:value="6.64428265" calcext:value-type="float">
            <text:p>6.6442826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57393" calcext:value-type="float">
            <text:p>6.657393</text:p>
          </table:table-cell>
          <table:table-cell office:value-type="float" office:value="6.64945165" calcext:value-type="float">
            <text:p>6.6494516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51424" calcext:value-type="float">
            <text:p>6.651424</text:p>
          </table:table-cell>
          <table:table-cell office:value-type="float" office:value="6.6506568" calcext:value-type="float">
            <text:p>6.650656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59257" calcext:value-type="float">
            <text:p>6.59257</text:p>
          </table:table-cell>
          <table:table-cell office:value-type="float" office:value="6.633107" calcext:value-type="float">
            <text:p>6.63310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495593" calcext:value-type="float">
            <text:p>6.495593</text:p>
          </table:table-cell>
          <table:table-cell office:value-type="float" office:value="6.60783605" calcext:value-type="float">
            <text:p>6.6078360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423426" calcext:value-type="float">
            <text:p>6.423426</text:p>
          </table:table-cell>
          <table:table-cell office:value-type="float" office:value="6.6018642" calcext:value-type="float">
            <text:p>6.601864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195189" calcext:value-type="float">
            <text:p>6.195189</text:p>
          </table:table-cell>
          <table:table-cell office:value-type="float" office:value="6.61152155" calcext:value-type="float">
            <text:p>6.6115215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479647" calcext:value-type="float">
            <text:p>6.479647</text:p>
          </table:table-cell>
          <table:table-cell office:value-type="float" office:value="6.63545685" calcext:value-type="float">
            <text:p>6.6354568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68622" calcext:value-type="float">
            <text:p>6.568622</text:p>
          </table:table-cell>
          <table:table-cell office:value-type="float" office:value="6.6413379" calcext:value-type="float">
            <text:p>6.64133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71152" calcext:value-type="float">
            <text:p>6.571152</text:p>
          </table:table-cell>
          <table:table-cell office:value-type="float" office:value="6.6409472" calcext:value-type="float">
            <text:p>6.640947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75218" calcext:value-type="float">
            <text:p>6.575218</text:p>
          </table:table-cell>
          <table:table-cell office:value-type="float" office:value="6.64316805" calcext:value-type="float">
            <text:p>6.6431680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3165" calcext:value-type="float">
            <text:p>6.63165</text:p>
          </table:table-cell>
          <table:table-cell office:value-type="float" office:value="6.6497582" calcext:value-type="float">
            <text:p>6.649758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31609" calcext:value-type="float">
            <text:p>6.731609</text:p>
          </table:table-cell>
          <table:table-cell office:value-type="float" office:value="6.6565013" calcext:value-type="float">
            <text:p>6.656501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04844" calcext:value-type="float">
            <text:p>6.804844</text:p>
          </table:table-cell>
          <table:table-cell office:value-type="float" office:value="6.66058665" calcext:value-type="float">
            <text:p>6.6605866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28883" calcext:value-type="float">
            <text:p>6.828883</text:p>
          </table:table-cell>
          <table:table-cell office:value-type="float" office:value="6.66292755" calcext:value-type="float">
            <text:p>6.6629275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36959" calcext:value-type="float">
            <text:p>6.836959</text:p>
          </table:table-cell>
          <table:table-cell office:value-type="float" office:value="6.6643594" calcext:value-type="float">
            <text:p>6.664359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33236" calcext:value-type="float">
            <text:p>6.833236</text:p>
          </table:table-cell>
          <table:table-cell office:value-type="float" office:value="6.6646788" calcext:value-type="float">
            <text:p>6.664678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10364" calcext:value-type="float">
            <text:p>6.810364</text:p>
          </table:table-cell>
          <table:table-cell office:value-type="float" office:value="6.66361" calcext:value-type="float">
            <text:p>6.6636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6966" calcext:value-type="float">
            <text:p>6.76966</text:p>
          </table:table-cell>
          <table:table-cell office:value-type="float" office:value="6.66089275" calcext:value-type="float">
            <text:p>6.660892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51365" calcext:value-type="float">
            <text:p>6.751365</text:p>
          </table:table-cell>
          <table:table-cell office:value-type="float" office:value="6.65520715" calcext:value-type="float">
            <text:p>6.6552071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80229" calcext:value-type="float">
            <text:p>6.780229</text:p>
          </table:table-cell>
          <table:table-cell office:value-type="float" office:value="6.64474545" calcext:value-type="float">
            <text:p>6.6447454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81496" calcext:value-type="float">
            <text:p>6.681496</text:p>
          </table:table-cell>
          <table:table-cell office:value-type="float" office:value="6.63132485" calcext:value-type="float">
            <text:p>6.631324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00428" calcext:value-type="float">
            <text:p>6.300428</text:p>
          </table:table-cell>
          <table:table-cell office:value-type="float" office:value="6.62469935" calcext:value-type="float">
            <text:p>6.6246993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087151" calcext:value-type="float">
            <text:p>6.087151</text:p>
          </table:table-cell>
          <table:table-cell office:value-type="float" office:value="6.63959765" calcext:value-type="float">
            <text:p>6.6395976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376156" calcext:value-type="float">
            <text:p>6.376156</text:p>
          </table:table-cell>
          <table:table-cell office:value-type="float" office:value="6.71535755" calcext:value-type="float">
            <text:p>6.7153575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16573" calcext:value-type="float">
            <text:p>6.616573</text:p>
          </table:table-cell>
          <table:table-cell office:value-type="float" office:value="6.71862965" calcext:value-type="float">
            <text:p>6.7186296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73895" calcext:value-type="float">
            <text:p>6.673895</text:p>
          </table:table-cell>
          <table:table-cell office:value-type="float" office:value="6.71724785" calcext:value-type="float">
            <text:p>6.7172478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97268" calcext:value-type="float">
            <text:p>6.597268</text:p>
          </table:table-cell>
          <table:table-cell office:value-type="float" office:value="6.71481815" calcext:value-type="float">
            <text:p>6.7148181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60808" calcext:value-type="float">
            <text:p>6.560808</text:p>
          </table:table-cell>
          <table:table-cell office:value-type="float" office:value="6.7150867" calcext:value-type="float">
            <text:p>6.71508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15569" calcext:value-type="float">
            <text:p>6.615569</text:p>
          </table:table-cell>
          <table:table-cell office:value-type="float" office:value="6.71782445" calcext:value-type="float">
            <text:p>6.7178244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07021" calcext:value-type="float">
            <text:p>6.707021</text:p>
          </table:table-cell>
          <table:table-cell office:value-type="float" office:value="6.720945" calcext:value-type="float">
            <text:p>6.72094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66512" calcext:value-type="float">
            <text:p>6.766512</text:p>
          </table:table-cell>
          <table:table-cell office:value-type="float" office:value="6.72378585" calcext:value-type="float">
            <text:p>6.7237858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13316" calcext:value-type="float">
            <text:p>6.813316</text:p>
          </table:table-cell>
          <table:table-cell office:value-type="float" office:value="6.72700385" calcext:value-type="float">
            <text:p>6.7270038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51662" calcext:value-type="float">
            <text:p>6.851662</text:p>
          </table:table-cell>
          <table:table-cell office:value-type="float" office:value="6.7287351" calcext:value-type="float">
            <text:p>6.728735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5752" calcext:value-type="float">
            <text:p>6.85752</text:p>
          </table:table-cell>
          <table:table-cell office:value-type="float" office:value="6.727638" calcext:value-type="float">
            <text:p>6.72763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43347" calcext:value-type="float">
            <text:p>6.843347</text:p>
          </table:table-cell>
          <table:table-cell office:value-type="float" office:value="6.72564525" calcext:value-type="float">
            <text:p>6.725645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1186" calcext:value-type="float">
            <text:p>6.81186</text:p>
          </table:table-cell>
          <table:table-cell office:value-type="float" office:value="6.72299725" calcext:value-type="float">
            <text:p>6.7229972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56019" calcext:value-type="float">
            <text:p>6.756019</text:p>
          </table:table-cell>
          <table:table-cell office:value-type="float" office:value="6.71626935" calcext:value-type="float">
            <text:p>6.7162693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55948" calcext:value-type="float">
            <text:p>6.655948</text:p>
          </table:table-cell>
          <table:table-cell office:value-type="float" office:value="6.70538655" calcext:value-type="float">
            <text:p>6.7053865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42131" calcext:value-type="float">
            <text:p>6.542131</text:p>
          </table:table-cell>
          <table:table-cell office:value-type="float" office:value="6.7025211" calcext:value-type="float">
            <text:p>6.702521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11817" calcext:value-type="float">
            <text:p>6.511817</text:p>
          </table:table-cell>
          <table:table-cell office:value-type="float" office:value="6.71354445" calcext:value-type="float">
            <text:p>6.7135444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48986" calcext:value-type="float">
            <text:p>6.548986</text:p>
          </table:table-cell>
          <table:table-cell office:value-type="float" office:value="6.71373785" calcext:value-type="float">
            <text:p>6.7137378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98394" calcext:value-type="float">
            <text:p>6.598394</text:p>
          </table:table-cell>
          <table:table-cell office:value-type="float" office:value="6.6767858" calcext:value-type="float">
            <text:p>6.676785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602349" calcext:value-type="float">
            <text:p>7.602349</text:p>
          </table:table-cell>
          <table:table-cell office:value-type="float" office:value="6.71611585" calcext:value-type="float">
            <text:p>6.7161158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441598" calcext:value-type="float">
            <text:p>6.441598</text:p>
          </table:table-cell>
          <table:table-cell office:value-type="float" office:value="6.66089135" calcext:value-type="float">
            <text:p>6.6608913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88937" calcext:value-type="float">
            <text:p>6.588937</text:p>
          </table:table-cell>
          <table:table-cell office:value-type="float" office:value="6.66458905" calcext:value-type="float">
            <text:p>6.6645890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25301" calcext:value-type="float">
            <text:p>6.625301</text:p>
          </table:table-cell>
          <table:table-cell office:value-type="float" office:value="6.662481" calcext:value-type="float">
            <text:p>6.66248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02639" calcext:value-type="float">
            <text:p>6.602639</text:p>
          </table:table-cell>
          <table:table-cell office:value-type="float" office:value="6.6621902" calcext:value-type="float">
            <text:p>6.662190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15563" calcext:value-type="float">
            <text:p>6.615563</text:p>
          </table:table-cell>
          <table:table-cell office:value-type="float" office:value="6.66678865" calcext:value-type="float">
            <text:p>6.6667886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7798" calcext:value-type="float">
            <text:p>6.67798</text:p>
          </table:table-cell>
          <table:table-cell office:value-type="float" office:value="6.67394085" calcext:value-type="float">
            <text:p>6.6739408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63838" calcext:value-type="float">
            <text:p>6.763838</text:p>
          </table:table-cell>
          <table:table-cell office:value-type="float" office:value="6.68153635" calcext:value-type="float">
            <text:p>6.6815363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30872" calcext:value-type="float">
            <text:p>6.830872</text:p>
          </table:table-cell>
          <table:table-cell office:value-type="float" office:value="6.68660185" calcext:value-type="float">
            <text:p>6.6866018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47941" calcext:value-type="float">
            <text:p>6.847941</text:p>
          </table:table-cell>
          <table:table-cell office:value-type="float" office:value="6.6874491" calcext:value-type="float">
            <text:p>6.687449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2972" calcext:value-type="float">
            <text:p>6.82972</text:p>
          </table:table-cell>
          <table:table-cell office:value-type="float" office:value="6.6857712" calcext:value-type="float">
            <text:p>6.685771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17665" calcext:value-type="float">
            <text:p>6.817665</text:p>
          </table:table-cell>
          <table:table-cell office:value-type="float" office:value="6.6836288" calcext:value-type="float">
            <text:p>6.683628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90387" calcext:value-type="float">
            <text:p>6.790387</text:p>
          </table:table-cell>
          <table:table-cell office:value-type="float" office:value="6.68068465" calcext:value-type="float">
            <text:p>6.6806846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77302" calcext:value-type="float">
            <text:p>6.677302</text:p>
          </table:table-cell>
          <table:table-cell office:value-type="float" office:value="6.6769653" calcext:value-type="float">
            <text:p>6.676965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38363" calcext:value-type="float">
            <text:p>6.538363</text:p>
          </table:table-cell>
          <table:table-cell office:value-type="float" office:value="6.67591105" calcext:value-type="float">
            <text:p>6.6759110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98639" calcext:value-type="float">
            <text:p>6.598639</text:p>
          </table:table-cell>
          <table:table-cell office:value-type="float" office:value="6.6790103" calcext:value-type="float">
            <text:p>6.679010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62598" calcext:value-type="float">
            <text:p>6.762598</text:p>
          </table:table-cell>
          <table:table-cell office:value-type="float" office:value="6.6746981" calcext:value-type="float">
            <text:p>6.674698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15685" calcext:value-type="float">
            <text:p>6.515685</text:p>
          </table:table-cell>
          <table:table-cell office:value-type="float" office:value="6.65437645" calcext:value-type="float">
            <text:p>6.6543764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809945" calcext:value-type="float">
            <text:p>5.809945</text:p>
          </table:table-cell>
          <table:table-cell office:value-type="float" office:value="6.6288767" calcext:value-type="float">
            <text:p>6.628876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384995" calcext:value-type="float">
            <text:p>7.384995</text:p>
          </table:table-cell>
          <table:table-cell office:value-type="float" office:value="6.67129725" calcext:value-type="float">
            <text:p>6.6712972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497859" calcext:value-type="float">
            <text:p>6.497859</text:p>
          </table:table-cell>
          <table:table-cell office:value-type="float" office:value="6.62543185" calcext:value-type="float">
            <text:p>6.6254318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15552" calcext:value-type="float">
            <text:p>6.515552</text:p>
          </table:table-cell>
          <table:table-cell office:value-type="float" office:value="6.62135095" calcext:value-type="float">
            <text:p>6.6213509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46776" calcext:value-type="float">
            <text:p>6.546776</text:p>
          </table:table-cell>
          <table:table-cell office:value-type="float" office:value="6.62082265" calcext:value-type="float">
            <text:p>6.6208226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19485" calcext:value-type="float">
            <text:p>6.619485</text:p>
          </table:table-cell>
          <table:table-cell office:value-type="float" office:value="6.6256174" calcext:value-type="float">
            <text:p>6.625617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94608" calcext:value-type="float">
            <text:p>6.694608</text:p>
          </table:table-cell>
          <table:table-cell office:value-type="float" office:value="6.6319402" calcext:value-type="float">
            <text:p>6.631940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58607" calcext:value-type="float">
            <text:p>6.758607</text:p>
          </table:table-cell>
          <table:table-cell office:value-type="float" office:value="6.63676665" calcext:value-type="float">
            <text:p>6.6367666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2989" calcext:value-type="float">
            <text:p>6.82989</text:p>
          </table:table-cell>
          <table:table-cell office:value-type="float" office:value="6.6402281" calcext:value-type="float">
            <text:p>6.640228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65148" calcext:value-type="float">
            <text:p>6.865148</text:p>
          </table:table-cell>
          <table:table-cell office:value-type="float" office:value="6.64065505" calcext:value-type="float">
            <text:p>6.6406550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47817" calcext:value-type="float">
            <text:p>6.847817</text:p>
          </table:table-cell>
          <table:table-cell office:value-type="float" office:value="6.63853625" calcext:value-type="float">
            <text:p>6.638536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14383" calcext:value-type="float">
            <text:p>6.814383</text:p>
          </table:table-cell>
          <table:table-cell office:value-type="float" office:value="6.6371011" calcext:value-type="float">
            <text:p>6.637101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86872" calcext:value-type="float">
            <text:p>6.786872</text:p>
          </table:table-cell>
          <table:table-cell office:value-type="float" office:value="6.6353848" calcext:value-type="float">
            <text:p>6.635384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58782" calcext:value-type="float">
            <text:p>6.758782</text:p>
          </table:table-cell>
          <table:table-cell office:value-type="float" office:value="6.63195115" calcext:value-type="float">
            <text:p>6.6319511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16" calcext:value-type="float">
            <text:p>6.716</text:p>
          </table:table-cell>
          <table:table-cell office:value-type="float" office:value="6.62744085" calcext:value-type="float">
            <text:p>6.6274408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56217" calcext:value-type="float">
            <text:p>6.656217</text:p>
          </table:table-cell>
          <table:table-cell office:value-type="float" office:value="6.62048445" calcext:value-type="float">
            <text:p>6.6204844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00348" calcext:value-type="float">
            <text:p>6.600348</text:p>
          </table:table-cell>
          <table:table-cell office:value-type="float" office:value="6.6115822" calcext:value-type="float">
            <text:p>6.611582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12395" calcext:value-type="float">
            <text:p>6.512395</text:p>
          </table:table-cell>
          <table:table-cell office:value-type="float" office:value="6.6060231" calcext:value-type="float">
            <text:p>6.606023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356165" calcext:value-type="float">
            <text:p>6.356165</text:p>
          </table:table-cell>
          <table:table-cell office:value-type="float" office:value="6.6088959" calcext:value-type="float">
            <text:p>6.608895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00569" calcext:value-type="float">
            <text:p>6.00569</text:p>
          </table:table-cell>
          <table:table-cell office:value-type="float" office:value="6.6853042" calcext:value-type="float">
            <text:p>6.685304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58356" calcext:value-type="float">
            <text:p>6.658356</text:p>
          </table:table-cell>
          <table:table-cell office:value-type="float" office:value="6.71506065" calcext:value-type="float">
            <text:p>6.7150606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467687" calcext:value-type="float">
            <text:p>6.467687</text:p>
          </table:table-cell>
          <table:table-cell office:value-type="float" office:value="6.7119236" calcext:value-type="float">
            <text:p>6.711923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16241" calcext:value-type="float">
            <text:p>6.416241</text:p>
          </table:table-cell>
          <table:table-cell office:value-type="float" office:value="6.7184511" calcext:value-type="float">
            <text:p>6.718451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04986" calcext:value-type="float">
            <text:p>6.504986</text:p>
          </table:table-cell>
          <table:table-cell office:value-type="float" office:value="6.72812445" calcext:value-type="float">
            <text:p>6.7281244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42671" calcext:value-type="float">
            <text:p>6.642671</text:p>
          </table:table-cell>
          <table:table-cell office:value-type="float" office:value="6.73460125" calcext:value-type="float">
            <text:p>6.734601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45941" calcext:value-type="float">
            <text:p>6.745941</text:p>
          </table:table-cell>
          <table:table-cell office:value-type="float" office:value="6.737744" calcext:value-type="float">
            <text:p>6.73774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91137" calcext:value-type="float">
            <text:p>6.791137</text:p>
          </table:table-cell>
          <table:table-cell office:value-type="float" office:value="6.7411836" calcext:value-type="float">
            <text:p>6.741183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27836" calcext:value-type="float">
            <text:p>6.827836</text:p>
          </table:table-cell>
          <table:table-cell office:value-type="float" office:value="6.7459361" calcext:value-type="float">
            <text:p>6.745936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38429" calcext:value-type="float">
            <text:p>6.838429</text:p>
          </table:table-cell>
          <table:table-cell office:value-type="float" office:value="6.7480388" calcext:value-type="float">
            <text:p>6.748038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22772" calcext:value-type="float">
            <text:p>6.822772</text:p>
          </table:table-cell>
          <table:table-cell office:value-type="float" office:value="6.74705815" calcext:value-type="float">
            <text:p>6.747058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19114" calcext:value-type="float">
            <text:p>6.819114</text:p>
          </table:table-cell>
          <table:table-cell office:value-type="float" office:value="6.74543305" calcext:value-type="float">
            <text:p>6.7454330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80057" calcext:value-type="float">
            <text:p>6.780057</text:p>
          </table:table-cell>
          <table:table-cell office:value-type="float" office:value="6.7423878" calcext:value-type="float">
            <text:p>6.74238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18199" calcext:value-type="float">
            <text:p>6.718199</text:p>
          </table:table-cell>
          <table:table-cell office:value-type="float" office:value="6.738525" calcext:value-type="float">
            <text:p>6.7385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68576" calcext:value-type="float">
            <text:p>6.668576</text:p>
          </table:table-cell>
          <table:table-cell office:value-type="float" office:value="6.73480785" calcext:value-type="float">
            <text:p>6.7348078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76872" calcext:value-type="float">
            <text:p>6.576872</text:p>
          </table:table-cell>
          <table:table-cell office:value-type="float" office:value="6.73232495" calcext:value-type="float">
            <text:p>6.7323249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478172" calcext:value-type="float">
            <text:p>6.478172</text:p>
          </table:table-cell>
          <table:table-cell office:value-type="float" office:value="6.7337568" calcext:value-type="float">
            <text:p>6.733756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89166" calcext:value-type="float">
            <text:p>6.489166</text:p>
          </table:table-cell>
          <table:table-cell office:value-type="float" office:value="6.735177" calcext:value-type="float">
            <text:p>6.73517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69851" calcext:value-type="float">
            <text:p>6.569851</text:p>
          </table:table-cell>
          <table:table-cell office:value-type="float" office:value="6.72731335" calcext:value-type="float">
            <text:p>6.7273133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884331" calcext:value-type="float">
            <text:p>7.884331</text:p>
          </table:table-cell>
          <table:table-cell office:value-type="float" office:value="6.7328186" calcext:value-type="float">
            <text:p>6.732818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00819" calcext:value-type="float">
            <text:p>6.600819</text:p>
          </table:table-cell>
          <table:table-cell office:value-type="float" office:value="6.66642265" calcext:value-type="float">
            <text:p>6.6664226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95615" calcext:value-type="float">
            <text:p>6.595615</text:p>
          </table:table-cell>
          <table:table-cell office:value-type="float" office:value="6.6644211" calcext:value-type="float">
            <text:p>6.664421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98237" calcext:value-type="float">
            <text:p>6.598237</text:p>
          </table:table-cell>
          <table:table-cell office:value-type="float" office:value="6.6630104" calcext:value-type="float">
            <text:p>6.663010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09708" calcext:value-type="float">
            <text:p>6.609708</text:p>
          </table:table-cell>
          <table:table-cell office:value-type="float" office:value="6.6628511" calcext:value-type="float">
            <text:p>6.662851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34522" calcext:value-type="float">
            <text:p>6.634522</text:p>
          </table:table-cell>
          <table:table-cell office:value-type="float" office:value="6.66571865" calcext:value-type="float">
            <text:p>6.6657186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05526" calcext:value-type="float">
            <text:p>6.705526</text:p>
          </table:table-cell>
          <table:table-cell office:value-type="float" office:value="6.6713566" calcext:value-type="float">
            <text:p>6.671356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814733" calcext:value-type="float">
            <text:p>6.814733</text:p>
          </table:table-cell>
          <table:table-cell office:value-type="float" office:value="6.67566065" calcext:value-type="float">
            <text:p>6.6756606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86187" calcext:value-type="float">
            <text:p>6.886187</text:p>
          </table:table-cell>
          <table:table-cell office:value-type="float" office:value="6.67602395" calcext:value-type="float">
            <text:p>6.6760239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6989" calcext:value-type="float">
            <text:p>6.86989</text:p>
          </table:table-cell>
          <table:table-cell office:value-type="float" office:value="6.6744555" calcext:value-type="float">
            <text:p>6.674455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18816" calcext:value-type="float">
            <text:p>6.818816</text:p>
          </table:table-cell>
          <table:table-cell office:value-type="float" office:value="6.67320455" calcext:value-type="float">
            <text:p>6.6732045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9027" calcext:value-type="float">
            <text:p>6.79027</text:p>
          </table:table-cell>
          <table:table-cell office:value-type="float" office:value="6.67189235" calcext:value-type="float">
            <text:p>6.6718923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58209" calcext:value-type="float">
            <text:p>6.758209</text:p>
          </table:table-cell>
          <table:table-cell office:value-type="float" office:value="6.66910905" calcext:value-type="float">
            <text:p>6.6691090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2801" calcext:value-type="float">
            <text:p>6.702801</text:p>
          </table:table-cell>
          <table:table-cell office:value-type="float" office:value="6.66587025" calcext:value-type="float">
            <text:p>6.665870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43856" calcext:value-type="float">
            <text:p>6.643856</text:p>
          </table:table-cell>
          <table:table-cell office:value-type="float" office:value="6.665768" calcext:value-type="float">
            <text:p>6.66576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18918" calcext:value-type="float">
            <text:p>6.618918</text:p>
          </table:table-cell>
          <table:table-cell office:value-type="float" office:value="6.67368345" calcext:value-type="float">
            <text:p>6.6736834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05509" calcext:value-type="float">
            <text:p>6.605509</text:p>
          </table:table-cell>
          <table:table-cell office:value-type="float" office:value="6.6810373" calcext:value-type="float">
            <text:p>6.681037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06576" calcext:value-type="float">
            <text:p>6.506576</text:p>
          </table:table-cell>
          <table:table-cell office:value-type="float" office:value="6.650526" calcext:value-type="float">
            <text:p>6.65052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331893" calcext:value-type="float">
            <text:p>6.331893</text:p>
          </table:table-cell>
          <table:table-cell office:value-type="float" office:value="6.62496135" calcext:value-type="float">
            <text:p>6.6249613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79956" calcext:value-type="float">
            <text:p>6.679956</text:p>
          </table:table-cell>
          <table:table-cell office:value-type="float" office:value="6.6574017" calcext:value-type="float">
            <text:p>6.657401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56412" calcext:value-type="float">
            <text:p>6.556412</text:p>
          </table:table-cell>
          <table:table-cell office:value-type="float" office:value="6.6469254" calcext:value-type="float">
            <text:p>6.646925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60788" calcext:value-type="float">
            <text:p>6.560788</text:p>
          </table:table-cell>
          <table:table-cell office:value-type="float" office:value="6.6458591" calcext:value-type="float">
            <text:p>6.645859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67401" calcext:value-type="float">
            <text:p>6.567401</text:p>
          </table:table-cell>
          <table:table-cell office:value-type="float" office:value="6.6509478" calcext:value-type="float">
            <text:p>6.650947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95051" calcext:value-type="float">
            <text:p>6.595051</text:p>
          </table:table-cell>
          <table:table-cell office:value-type="float" office:value="6.65794535" calcext:value-type="float">
            <text:p>6.6579453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67059" calcext:value-type="float">
            <text:p>6.667059</text:p>
          </table:table-cell>
          <table:table-cell office:value-type="float" office:value="6.66434285" calcext:value-type="float">
            <text:p>6.6643428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47281" calcext:value-type="float">
            <text:p>6.747281</text:p>
          </table:table-cell>
          <table:table-cell office:value-type="float" office:value="6.66906155" calcext:value-type="float">
            <text:p>6.6690615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91607" calcext:value-type="float">
            <text:p>6.791607</text:p>
          </table:table-cell>
          <table:table-cell office:value-type="float" office:value="6.6713767" calcext:value-type="float">
            <text:p>6.671376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21999" calcext:value-type="float">
            <text:p>6.821999</text:p>
          </table:table-cell>
          <table:table-cell office:value-type="float" office:value="6.6735356" calcext:value-type="float">
            <text:p>6.673535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54818" calcext:value-type="float">
            <text:p>6.854818</text:p>
          </table:table-cell>
          <table:table-cell office:value-type="float" office:value="6.6764487" calcext:value-type="float">
            <text:p>6.676448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44871" calcext:value-type="float">
            <text:p>6.844871</text:p>
          </table:table-cell>
          <table:table-cell office:value-type="float" office:value="6.67679855" calcext:value-type="float">
            <text:p>6.676798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2572" calcext:value-type="float">
            <text:p>6.792572</text:p>
          </table:table-cell>
          <table:table-cell office:value-type="float" office:value="6.6735175" calcext:value-type="float">
            <text:p>6.67351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34604" calcext:value-type="float">
            <text:p>6.734604</text:p>
          </table:table-cell>
          <table:table-cell office:value-type="float" office:value="6.66926005" calcext:value-type="float">
            <text:p>6.6692600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93433" calcext:value-type="float">
            <text:p>6.693433</text:p>
          </table:table-cell>
          <table:table-cell office:value-type="float" office:value="6.66479475" calcext:value-type="float">
            <text:p>6.6647947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00756" calcext:value-type="float">
            <text:p>6.700756</text:p>
          </table:table-cell>
          <table:table-cell office:value-type="float" office:value="6.6592409" calcext:value-type="float">
            <text:p>6.659240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02165" calcext:value-type="float">
            <text:p>6.802165</text:p>
          </table:table-cell>
          <table:table-cell office:value-type="float" office:value="6.65334105" calcext:value-type="float">
            <text:p>6.6533410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65995" calcext:value-type="float">
            <text:p>6.765995</text:p>
          </table:table-cell>
          <table:table-cell office:value-type="float" office:value="6.6419964" calcext:value-type="float">
            <text:p>6.641996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995283" calcext:value-type="float">
            <text:p>5.995283</text:p>
          </table:table-cell>
          <table:table-cell office:value-type="float" office:value="6.6275539" calcext:value-type="float">
            <text:p>6.627553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995283" calcext:value-type="float">
            <text:p>5.995283</text:p>
          </table:table-cell>
          <table:table-cell office:value-type="float" office:value="6.672318" calcext:value-type="float">
            <text:p>6.67231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9807" calcext:value-type="float">
            <text:p>6.9807</text:p>
          </table:table-cell>
          <table:table-cell office:value-type="float" office:value="6.70319215" calcext:value-type="float">
            <text:p>6.7031921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7043" calcext:value-type="float">
            <text:p>6.47043</text:p>
          </table:table-cell>
          <table:table-cell office:value-type="float" office:value="6.6818835" calcext:value-type="float">
            <text:p>6.68188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35086" calcext:value-type="float">
            <text:p>6.535086</text:p>
          </table:table-cell>
          <table:table-cell office:value-type="float" office:value="6.684971" calcext:value-type="float">
            <text:p>6.68497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62562" calcext:value-type="float">
            <text:p>6.662562</text:p>
          </table:table-cell>
          <table:table-cell office:value-type="float" office:value="6.6876877" calcext:value-type="float">
            <text:p>6.687687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07352" calcext:value-type="float">
            <text:p>6.707352</text:p>
          </table:table-cell>
          <table:table-cell office:value-type="float" office:value="6.687976" calcext:value-type="float">
            <text:p>6.68797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23001" calcext:value-type="float">
            <text:p>6.723001</text:p>
          </table:table-cell>
          <table:table-cell office:value-type="float" office:value="6.6898269" calcext:value-type="float">
            <text:p>6.689826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61433" calcext:value-type="float">
            <text:p>6.761433</text:p>
          </table:table-cell>
          <table:table-cell office:value-type="float" office:value="6.69342595" calcext:value-type="float">
            <text:p>6.6934259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93584" calcext:value-type="float">
            <text:p>6.793584</text:p>
          </table:table-cell>
          <table:table-cell office:value-type="float" office:value="6.69576365" calcext:value-type="float">
            <text:p>6.6957636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34785" calcext:value-type="float">
            <text:p>6.834785</text:p>
          </table:table-cell>
          <table:table-cell office:value-type="float" office:value="6.6978356" calcext:value-type="float">
            <text:p>6.697835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80261" calcext:value-type="float">
            <text:p>6.880261</text:p>
          </table:table-cell>
          <table:table-cell office:value-type="float" office:value="6.69913615" calcext:value-type="float">
            <text:p>6.6991361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61815" calcext:value-type="float">
            <text:p>6.861815</text:p>
          </table:table-cell>
          <table:table-cell office:value-type="float" office:value="6.69673205" calcext:value-type="float">
            <text:p>6.6967320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7925" calcext:value-type="float">
            <text:p>6.77925</text:p>
          </table:table-cell>
          <table:table-cell office:value-type="float" office:value="6.69126455" calcext:value-type="float">
            <text:p>6.6912645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07423" calcext:value-type="float">
            <text:p>6.707423</text:p>
          </table:table-cell>
          <table:table-cell office:value-type="float" office:value="6.6848381" calcext:value-type="float">
            <text:p>6.684838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45298" calcext:value-type="float">
            <text:p>6.645298</text:p>
          </table:table-cell>
          <table:table-cell office:value-type="float" office:value="6.67837565" calcext:value-type="float">
            <text:p>6.6783756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582356" calcext:value-type="float">
            <text:p>6.582356</text:p>
          </table:table-cell>
          <table:table-cell office:value-type="float" office:value="6.67564155" calcext:value-type="float">
            <text:p>6.6756415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582759" calcext:value-type="float">
            <text:p>6.582759</text:p>
          </table:table-cell>
          <table:table-cell office:value-type="float" office:value="6.6754053" calcext:value-type="float">
            <text:p>6.675405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75272" calcext:value-type="float">
            <text:p>6.575272</text:p>
          </table:table-cell>
          <table:table-cell office:value-type="float" office:value="6.66776755" calcext:value-type="float">
            <text:p>6.6677675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77145" calcext:value-type="float">
            <text:p>6.477145</text:p>
          </table:table-cell>
          <table:table-cell office:value-type="float" office:value="6.64543985" calcext:value-type="float">
            <text:p>6.6454398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90565" calcext:value-type="float">
            <text:p>6.890565</text:p>
          </table:table-cell>
          <table:table-cell office:value-type="float" office:value="6.64998415" calcext:value-type="float">
            <text:p>6.6499841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12766" calcext:value-type="float">
            <text:p>6.612766</text:p>
          </table:table-cell>
          <table:table-cell office:value-type="float" office:value="6.6303723" calcext:value-type="float">
            <text:p>6.630372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54527" calcext:value-type="float">
            <text:p>6.554527</text:p>
          </table:table-cell>
          <table:table-cell office:value-type="float" office:value="6.62704575" calcext:value-type="float">
            <text:p>6.6270457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3218" calcext:value-type="float">
            <text:p>6.53218</text:p>
          </table:table-cell>
          <table:table-cell office:value-type="float" office:value="6.62903495" calcext:value-type="float">
            <text:p>6.6290349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8942" calcext:value-type="float">
            <text:p>6.58942</text:p>
          </table:table-cell>
          <table:table-cell office:value-type="float" office:value="6.63527035" calcext:value-type="float">
            <text:p>6.6352703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68328" calcext:value-type="float">
            <text:p>6.668328</text:p>
          </table:table-cell>
          <table:table-cell office:value-type="float" office:value="6.64193645" calcext:value-type="float">
            <text:p>6.6419364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4437" calcext:value-type="float">
            <text:p>6.74437</text:p>
          </table:table-cell>
          <table:table-cell office:value-type="float" office:value="6.64776225" calcext:value-type="float">
            <text:p>6.647762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94982" calcext:value-type="float">
            <text:p>6.794982</text:p>
          </table:table-cell>
          <table:table-cell office:value-type="float" office:value="6.6516009" calcext:value-type="float">
            <text:p>6.651600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08187" calcext:value-type="float">
            <text:p>6.808187</text:p>
          </table:table-cell>
          <table:table-cell office:value-type="float" office:value="6.6537986" calcext:value-type="float">
            <text:p>6.653798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35023" calcext:value-type="float">
            <text:p>6.835023</text:p>
          </table:table-cell>
          <table:table-cell office:value-type="float" office:value="6.6556307" calcext:value-type="float">
            <text:p>6.655630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60796" calcext:value-type="float">
            <text:p>6.860796</text:p>
          </table:table-cell>
          <table:table-cell office:value-type="float" office:value="6.65529775" calcext:value-type="float">
            <text:p>6.655297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32179" calcext:value-type="float">
            <text:p>6.832179</text:p>
          </table:table-cell>
          <table:table-cell office:value-type="float" office:value="6.65237645" calcext:value-type="float">
            <text:p>6.6523764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52465" calcext:value-type="float">
            <text:p>6.752465</text:p>
          </table:table-cell>
          <table:table-cell office:value-type="float" office:value="6.6489983" calcext:value-type="float">
            <text:p>6.648998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50721" calcext:value-type="float">
            <text:p>6.650721</text:p>
          </table:table-cell>
          <table:table-cell office:value-type="float" office:value="6.6468207" calcext:value-type="float">
            <text:p>6.646820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78174" calcext:value-type="float">
            <text:p>6.578174</text:p>
          </table:table-cell>
          <table:table-cell office:value-type="float" office:value="6.6453794" calcext:value-type="float">
            <text:p>6.645379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90616" calcext:value-type="float">
            <text:p>6.590616</text:p>
          </table:table-cell>
          <table:table-cell office:value-type="float" office:value="6.641535" calcext:value-type="float">
            <text:p>6.64153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77631" calcext:value-type="float">
            <text:p>6.577631</text:p>
          </table:table-cell>
          <table:table-cell office:value-type="float" office:value="6.6331381" calcext:value-type="float">
            <text:p>6.633138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30004" calcext:value-type="float">
            <text:p>6.430004</text:p>
          </table:table-cell>
          <table:table-cell office:value-type="float" office:value="6.62356375" calcext:value-type="float">
            <text:p>6.623563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128718" calcext:value-type="float">
            <text:p>6.128718</text:p>
          </table:table-cell>
          <table:table-cell office:value-type="float" office:value="6.71623345" calcext:value-type="float">
            <text:p>6.7162334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68031" calcext:value-type="float">
            <text:p>6.568031</text:p>
          </table:table-cell>
          <table:table-cell office:value-type="float" office:value="6.7211706" calcext:value-type="float">
            <text:p>6.721170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98328" calcext:value-type="float">
            <text:p>6.498328</text:p>
          </table:table-cell>
          <table:table-cell office:value-type="float" office:value="6.71727655" calcext:value-type="float">
            <text:p>6.7172765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546235" calcext:value-type="float">
            <text:p>6.546235</text:p>
          </table:table-cell>
          <table:table-cell office:value-type="float" office:value="6.72370765" calcext:value-type="float">
            <text:p>6.7237076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94311" calcext:value-type="float">
            <text:p>6.594311</text:p>
          </table:table-cell>
          <table:table-cell office:value-type="float" office:value="6.72954275" calcext:value-type="float">
            <text:p>6.729542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56888" calcext:value-type="float">
            <text:p>6.656888</text:p>
          </table:table-cell>
          <table:table-cell office:value-type="float" office:value="6.73367395" calcext:value-type="float">
            <text:p>6.7336739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22742" calcext:value-type="float">
            <text:p>6.722742</text:p>
          </table:table-cell>
          <table:table-cell office:value-type="float" office:value="6.73592055" calcext:value-type="float">
            <text:p>6.7359205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84844" calcext:value-type="float">
            <text:p>6.784844</text:p>
          </table:table-cell>
          <table:table-cell office:value-type="float" office:value="6.7374304" calcext:value-type="float">
            <text:p>6.737430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21143" calcext:value-type="float">
            <text:p>6.821143</text:p>
          </table:table-cell>
          <table:table-cell office:value-type="float" office:value="6.73802025" calcext:value-type="float">
            <text:p>6.738020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38936" calcext:value-type="float">
            <text:p>6.838936</text:p>
          </table:table-cell>
          <table:table-cell office:value-type="float" office:value="6.73874025" calcext:value-type="float">
            <text:p>6.7387402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44829" calcext:value-type="float">
            <text:p>6.844829</text:p>
          </table:table-cell>
          <table:table-cell office:value-type="float" office:value="6.7398517" calcext:value-type="float">
            <text:p>6.739851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28364" calcext:value-type="float">
            <text:p>6.828364</text:p>
          </table:table-cell>
          <table:table-cell office:value-type="float" office:value="6.7390337" calcext:value-type="float">
            <text:p>6.739033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0237" calcext:value-type="float">
            <text:p>6.80237</text:p>
          </table:table-cell>
          <table:table-cell office:value-type="float" office:value="6.73454865" calcext:value-type="float">
            <text:p>6.7345486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64616" calcext:value-type="float">
            <text:p>6.764616</text:p>
          </table:table-cell>
          <table:table-cell office:value-type="float" office:value="6.7273852" calcext:value-type="float">
            <text:p>6.727385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08913" calcext:value-type="float">
            <text:p>6.708913</text:p>
          </table:table-cell>
          <table:table-cell office:value-type="float" office:value="6.7191094" calcext:value-type="float">
            <text:p>6.719109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21895" calcext:value-type="float">
            <text:p>6.621895</text:p>
          </table:table-cell>
          <table:table-cell office:value-type="float" office:value="6.71601755" calcext:value-type="float">
            <text:p>6.7160175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01286" calcext:value-type="float">
            <text:p>6.501286</text:p>
          </table:table-cell>
          <table:table-cell office:value-type="float" office:value="6.7229592" calcext:value-type="float">
            <text:p>6.722959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422678" calcext:value-type="float">
            <text:p>6.422678</text:p>
          </table:table-cell>
          <table:table-cell office:value-type="float" office:value="6.7226179" calcext:value-type="float">
            <text:p>6.722617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386144" calcext:value-type="float">
            <text:p>6.386144</text:p>
          </table:table-cell>
          <table:table-cell office:value-type="float" office:value="6.68947325" calcext:value-type="float">
            <text:p>6.689473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283398" calcext:value-type="float">
            <text:p>8.283398</text:p>
          </table:table-cell>
          <table:table-cell office:value-type="float" office:value="6.7228093" calcext:value-type="float">
            <text:p>6.722809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227461" calcext:value-type="float">
            <text:p>6.227461</text:p>
          </table:table-cell>
          <table:table-cell office:value-type="float" office:value="6.63339075" calcext:value-type="float">
            <text:p>6.633390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49015" calcext:value-type="float">
            <text:p>6.49015</text:p>
          </table:table-cell>
          <table:table-cell office:value-type="float" office:value="6.64881825" calcext:value-type="float">
            <text:p>6.648818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2695" calcext:value-type="float">
            <text:p>6.62695</text:p>
          </table:table-cell>
          <table:table-cell office:value-type="float" office:value="6.65324335" calcext:value-type="float">
            <text:p>6.6532433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62937" calcext:value-type="float">
            <text:p>6.662937</text:p>
          </table:table-cell>
          <table:table-cell office:value-type="float" office:value="6.6551992" calcext:value-type="float">
            <text:p>6.655199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76935" calcext:value-type="float">
            <text:p>6.676935</text:p>
          </table:table-cell>
          <table:table-cell office:value-type="float" office:value="6.6595432" calcext:value-type="float">
            <text:p>6.659543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0182" calcext:value-type="float">
            <text:p>6.70182</text:p>
          </table:table-cell>
          <table:table-cell office:value-type="float" office:value="6.6647753" calcext:value-type="float">
            <text:p>6.664775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52939" calcext:value-type="float">
            <text:p>6.752939</text:p>
          </table:table-cell>
          <table:table-cell office:value-type="float" office:value="6.66901835" calcext:value-type="float">
            <text:p>6.6690183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96641" calcext:value-type="float">
            <text:p>6.796641</text:p>
          </table:table-cell>
          <table:table-cell office:value-type="float" office:value="6.67201485" calcext:value-type="float">
            <text:p>6.6720148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35543" calcext:value-type="float">
            <text:p>6.835543</text:p>
          </table:table-cell>
          <table:table-cell office:value-type="float" office:value="6.67525" calcext:value-type="float">
            <text:p>6.6752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61165" calcext:value-type="float">
            <text:p>6.861165</text:p>
          </table:table-cell>
          <table:table-cell office:value-type="float" office:value="6.67603095" calcext:value-type="float">
            <text:p>6.6760309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28469" calcext:value-type="float">
            <text:p>6.828469</text:p>
          </table:table-cell>
          <table:table-cell office:value-type="float" office:value="6.6726816" calcext:value-type="float">
            <text:p>6.672681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38663" calcext:value-type="float">
            <text:p>6.738663</text:p>
          </table:table-cell>
          <table:table-cell office:value-type="float" office:value="6.66935515" calcext:value-type="float">
            <text:p>6.6693551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59101" calcext:value-type="float">
            <text:p>6.659101</text:p>
          </table:table-cell>
          <table:table-cell office:value-type="float" office:value="6.6675817" calcext:value-type="float">
            <text:p>6.667581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991" calcext:value-type="float">
            <text:p>6.5991</text:p>
          </table:table-cell>
          <table:table-cell office:value-type="float" office:value="6.6653693" calcext:value-type="float">
            <text:p>6.665369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47076" calcext:value-type="float">
            <text:p>6.647076</text:p>
          </table:table-cell>
          <table:table-cell office:value-type="float" office:value="6.6631721" calcext:value-type="float">
            <text:p>6.663172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60728" calcext:value-type="float">
            <text:p>6.760728</text:p>
          </table:table-cell>
          <table:table-cell office:value-type="float" office:value="6.65769225" calcext:value-type="float">
            <text:p>6.657692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9446" calcext:value-type="float">
            <text:p>6.49446</text:p>
          </table:table-cell>
          <table:table-cell office:value-type="float" office:value="6.64738475" calcext:value-type="float">
            <text:p>6.647384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759785" calcext:value-type="float">
            <text:p>5.759785</text:p>
          </table:table-cell>
          <table:table-cell office:value-type="float" office:value="6.6918068" calcext:value-type="float">
            <text:p>6.691806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052865" calcext:value-type="float">
            <text:p>7.052865</text:p>
          </table:table-cell>
          <table:table-cell office:value-type="float" office:value="6.70087775" calcext:value-type="float">
            <text:p>6.700877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95027" calcext:value-type="float">
            <text:p>6.495027</text:p>
          </table:table-cell>
          <table:table-cell office:value-type="float" office:value="6.67720085" calcext:value-type="float">
            <text:p>6.6772008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36011" calcext:value-type="float">
            <text:p>6.536011</text:p>
          </table:table-cell>
          <table:table-cell office:value-type="float" office:value="6.69156195" calcext:value-type="float">
            <text:p>6.6915619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78652" calcext:value-type="float">
            <text:p>6.578652</text:p>
          </table:table-cell>
          <table:table-cell office:value-type="float" office:value="6.69802115" calcext:value-type="float">
            <text:p>6.6980211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66067" calcext:value-type="float">
            <text:p>6.666067</text:p>
          </table:table-cell>
          <table:table-cell office:value-type="float" office:value="6.7001527" calcext:value-type="float">
            <text:p>6.700152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49817" calcext:value-type="float">
            <text:p>6.749817</text:p>
          </table:table-cell>
          <table:table-cell office:value-type="float" office:value="6.7021145" calcext:value-type="float">
            <text:p>6.702114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81577" calcext:value-type="float">
            <text:p>6.781577</text:p>
          </table:table-cell>
          <table:table-cell office:value-type="float" office:value="6.7026669" calcext:value-type="float">
            <text:p>6.702666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86681" calcext:value-type="float">
            <text:p>6.786681</text:p>
          </table:table-cell>
          <table:table-cell office:value-type="float" office:value="6.70270085" calcext:value-type="float">
            <text:p>6.7027008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12869" calcext:value-type="float">
            <text:p>6.812869</text:p>
          </table:table-cell>
          <table:table-cell office:value-type="float" office:value="6.70368705" calcext:value-type="float">
            <text:p>6.7036870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61344" calcext:value-type="float">
            <text:p>6.861344</text:p>
          </table:table-cell>
          <table:table-cell office:value-type="float" office:value="6.7053608" calcext:value-type="float">
            <text:p>6.705360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51162" calcext:value-type="float">
            <text:p>6.851162</text:p>
          </table:table-cell>
          <table:table-cell office:value-type="float" office:value="6.70510775" calcext:value-type="float">
            <text:p>6.7051077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94178" calcext:value-type="float">
            <text:p>6.794178</text:p>
          </table:table-cell>
          <table:table-cell office:value-type="float" office:value="6.70224525" calcext:value-type="float">
            <text:p>6.702245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6194" calcext:value-type="float">
            <text:p>6.76194</text:p>
          </table:table-cell>
          <table:table-cell office:value-type="float" office:value="6.6983153" calcext:value-type="float">
            <text:p>6.698315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03194" calcext:value-type="float">
            <text:p>6.703194</text:p>
          </table:table-cell>
          <table:table-cell office:value-type="float" office:value="6.6932687" calcext:value-type="float">
            <text:p>6.693268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14853" calcext:value-type="float">
            <text:p>6.614853</text:p>
          </table:table-cell>
          <table:table-cell office:value-type="float" office:value="6.6882268" calcext:value-type="float">
            <text:p>6.688226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55156" calcext:value-type="float">
            <text:p>6.555156</text:p>
          </table:table-cell>
          <table:table-cell office:value-type="float" office:value="6.68787435" calcext:value-type="float">
            <text:p>6.6878743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37479" calcext:value-type="float">
            <text:p>6.537479</text:p>
          </table:table-cell>
          <table:table-cell office:value-type="float" office:value="6.70316645" calcext:value-type="float">
            <text:p>6.7031664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54578" calcext:value-type="float">
            <text:p>6.554578</text:p>
          </table:table-cell>
          <table:table-cell office:value-type="float" office:value="6.72952745" calcext:value-type="float">
            <text:p>6.7295274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382901" calcext:value-type="float">
            <text:p>7.382901</text:p>
          </table:table-cell>
          <table:table-cell office:value-type="float" office:value="6.8804238" calcext:value-type="float">
            <text:p>6.880423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941204" calcext:value-type="float">
            <text:p>5.941204</text:p>
          </table:table-cell>
          <table:table-cell office:value-type="float" office:value="6.8701058" calcext:value-type="float">
            <text:p>6.870105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79327" calcext:value-type="float">
            <text:p>6.579327</text:p>
          </table:table-cell>
          <table:table-cell office:value-type="float" office:value="6.908342" calcext:value-type="float">
            <text:p>6.90834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82249" calcext:value-type="float">
            <text:p>6.782249</text:p>
          </table:table-cell>
          <table:table-cell office:value-type="float" office:value="6.909765" calcext:value-type="float">
            <text:p>6.90976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65195" calcext:value-type="float">
            <text:p>6.665195</text:p>
          </table:table-cell>
          <table:table-cell office:value-type="float" office:value="6.90251525" calcext:value-type="float">
            <text:p>6.902515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21283" calcext:value-type="float">
            <text:p>6.621283</text:p>
          </table:table-cell>
          <table:table-cell office:value-type="float" office:value="6.9040883" calcext:value-type="float">
            <text:p>6.904088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05303" calcext:value-type="float">
            <text:p>6.705303</text:p>
          </table:table-cell>
          <table:table-cell office:value-type="float" office:value="6.9110591" calcext:value-type="float">
            <text:p>6.911059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60865" calcext:value-type="float">
            <text:p>6.760865</text:p>
          </table:table-cell>
          <table:table-cell office:value-type="float" office:value="6.9165699" calcext:value-type="float">
            <text:p>6.916569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82256" calcext:value-type="float">
            <text:p>6.782256</text:p>
          </table:table-cell>
          <table:table-cell office:value-type="float" office:value="6.92040305" calcext:value-type="float">
            <text:p>6.9204030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06405" calcext:value-type="float">
            <text:p>6.806405</text:p>
          </table:table-cell>
          <table:table-cell office:value-type="float" office:value="6.9230145" calcext:value-type="float">
            <text:p>6.923014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46344" calcext:value-type="float">
            <text:p>6.846344</text:p>
          </table:table-cell>
          <table:table-cell office:value-type="float" office:value="6.9240785" calcext:value-type="float">
            <text:p>6.924078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56283" calcext:value-type="float">
            <text:p>6.856283</text:p>
          </table:table-cell>
          <table:table-cell office:value-type="float" office:value="6.922189" calcext:value-type="float">
            <text:p>6.92218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93912" calcext:value-type="float">
            <text:p>6.793912</text:p>
          </table:table-cell>
          <table:table-cell office:value-type="float" office:value="6.9190168" calcext:value-type="float">
            <text:p>6.919016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15579" calcext:value-type="float">
            <text:p>6.715579</text:p>
          </table:table-cell>
          <table:table-cell office:value-type="float" office:value="6.9167105" calcext:value-type="float">
            <text:p>6.916710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61008" calcext:value-type="float">
            <text:p>6.661008</text:p>
          </table:table-cell>
          <table:table-cell office:value-type="float" office:value="6.9134743" calcext:value-type="float">
            <text:p>6.913474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02356" calcext:value-type="float">
            <text:p>6.602356</text:p>
          </table:table-cell>
          <table:table-cell office:value-type="float" office:value="6.90793325" calcext:value-type="float">
            <text:p>6.907933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07804" calcext:value-type="float">
            <text:p>6.607804</text:p>
          </table:table-cell>
          <table:table-cell office:value-type="float" office:value="6.90254705" calcext:value-type="float">
            <text:p>6.9025470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60998" calcext:value-type="float">
            <text:p>6.860998</text:p>
          </table:table-cell>
          <table:table-cell office:value-type="float" office:value="6.8949065" calcext:value-type="float">
            <text:p>6.894906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064699" calcext:value-type="float">
            <text:p>7.064699</text:p>
          </table:table-cell>
          <table:table-cell office:value-type="float" office:value="6.88297255" calcext:value-type="float">
            <text:p>6.8829725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572505" calcext:value-type="float">
            <text:p>9.572505</text:p>
          </table:table-cell>
          <table:table-cell office:value-type="float" office:value="6.83608775" calcext:value-type="float">
            <text:p>6.836087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176541" calcext:value-type="float">
            <text:p>7.176541</text:p>
          </table:table-cell>
          <table:table-cell office:value-type="float" office:value="6.68085995" calcext:value-type="float">
            <text:p>6.6808599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05928" calcext:value-type="float">
            <text:p>6.705928</text:p>
          </table:table-cell>
          <table:table-cell office:value-type="float" office:value="6.65098245" calcext:value-type="float">
            <text:p>6.6509824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07787" calcext:value-type="float">
            <text:p>6.607787</text:p>
          </table:table-cell>
          <table:table-cell office:value-type="float" office:value="6.6463251" calcext:value-type="float">
            <text:p>6.646325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37254" calcext:value-type="float">
            <text:p>6.637254</text:p>
          </table:table-cell>
          <table:table-cell office:value-type="float" office:value="6.6492209" calcext:value-type="float">
            <text:p>6.649220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96656" calcext:value-type="float">
            <text:p>6.696656</text:p>
          </table:table-cell>
          <table:table-cell office:value-type="float" office:value="6.65314915" calcext:value-type="float">
            <text:p>6.6531491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60699" calcext:value-type="float">
            <text:p>6.760699</text:p>
          </table:table-cell>
          <table:table-cell office:value-type="float" office:value="6.65635165" calcext:value-type="float">
            <text:p>6.6563516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15519" calcext:value-type="float">
            <text:p>6.815519</text:p>
          </table:table-cell>
          <table:table-cell office:value-type="float" office:value="6.65909935" calcext:value-type="float">
            <text:p>6.6590993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37528" calcext:value-type="float">
            <text:p>6.837528</text:p>
          </table:table-cell>
          <table:table-cell office:value-type="float" office:value="6.65946775" calcext:value-type="float">
            <text:p>6.659467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34485" calcext:value-type="float">
            <text:p>6.834485</text:p>
          </table:table-cell>
          <table:table-cell office:value-type="float" office:value="6.65829605" calcext:value-type="float">
            <text:p>6.6582960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27685" calcext:value-type="float">
            <text:p>6.827685</text:p>
          </table:table-cell>
          <table:table-cell office:value-type="float" office:value="6.65783115" calcext:value-type="float">
            <text:p>6.6578311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08554" calcext:value-type="float">
            <text:p>6.808554</text:p>
          </table:table-cell>
          <table:table-cell office:value-type="float" office:value="6.6559701" calcext:value-type="float">
            <text:p>6.655970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92839" calcext:value-type="float">
            <text:p>6.792839</text:p>
          </table:table-cell>
          <table:table-cell office:value-type="float" office:value="6.6516594" calcext:value-type="float">
            <text:p>6.651659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47786" calcext:value-type="float">
            <text:p>6.747786</text:p>
          </table:table-cell>
          <table:table-cell office:value-type="float" office:value="6.64668055" calcext:value-type="float">
            <text:p>6.6466805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50855" calcext:value-type="float">
            <text:p>6.650855</text:p>
          </table:table-cell>
          <table:table-cell office:value-type="float" office:value="6.64203465" calcext:value-type="float">
            <text:p>6.6420346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50187" calcext:value-type="float">
            <text:p>6.550187</text:p>
          </table:table-cell>
          <table:table-cell office:value-type="float" office:value="6.6369868" calcext:value-type="float">
            <text:p>6.636986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94632" calcext:value-type="float">
            <text:p>6.494632</text:p>
          </table:table-cell>
          <table:table-cell office:value-type="float" office:value="6.6300324" calcext:value-type="float">
            <text:p>6.630032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454993" calcext:value-type="float">
            <text:p>6.454993</text:p>
          </table:table-cell>
          <table:table-cell office:value-type="float" office:value="6.62164" calcext:value-type="float">
            <text:p>6.6216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22319" calcext:value-type="float">
            <text:p>6.622319</text:p>
          </table:table-cell>
          <table:table-cell office:value-type="float" office:value="6.60926205" calcext:value-type="float">
            <text:p>6.609262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127003" calcext:value-type="float">
            <text:p>6.127003</text:p>
          </table:table-cell>
          <table:table-cell office:value-type="float" office:value="6.6021902" calcext:value-type="float">
            <text:p>6.602190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467949" calcext:value-type="float">
            <text:p>6.467949</text:p>
          </table:table-cell>
          <table:table-cell office:value-type="float" office:value="6.62312725" calcext:value-type="float">
            <text:p>6.6231272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78991" calcext:value-type="float">
            <text:p>6.578991</text:p>
          </table:table-cell>
          <table:table-cell office:value-type="float" office:value="6.62994535" calcext:value-type="float">
            <text:p>6.6299453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12781" calcext:value-type="float">
            <text:p>6.612781</text:p>
          </table:table-cell>
          <table:table-cell office:value-type="float" office:value="6.6326415" calcext:value-type="float">
            <text:p>6.632641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65703" calcext:value-type="float">
            <text:p>6.665703</text:p>
          </table:table-cell>
          <table:table-cell office:value-type="float" office:value="6.6344677" calcext:value-type="float">
            <text:p>6.634467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15819" calcext:value-type="float">
            <text:p>6.715819</text:p>
          </table:table-cell>
          <table:table-cell office:value-type="float" office:value="6.6368175" calcext:value-type="float">
            <text:p>6.63681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60706" calcext:value-type="float">
            <text:p>6.760706</text:p>
          </table:table-cell>
          <table:table-cell office:value-type="float" office:value="6.6415967" calcext:value-type="float">
            <text:p>6.64159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15653" calcext:value-type="float">
            <text:p>6.815653</text:p>
          </table:table-cell>
          <table:table-cell office:value-type="float" office:value="6.64689315" calcext:value-type="float">
            <text:p>6.6468931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22887" calcext:value-type="float">
            <text:p>6.822887</text:p>
          </table:table-cell>
          <table:table-cell office:value-type="float" office:value="6.64942875" calcext:value-type="float">
            <text:p>6.649428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14094" calcext:value-type="float">
            <text:p>6.814094</text:p>
          </table:table-cell>
          <table:table-cell office:value-type="float" office:value="6.64968085" calcext:value-type="float">
            <text:p>6.6496808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25187" calcext:value-type="float">
            <text:p>6.825187</text:p>
          </table:table-cell>
          <table:table-cell office:value-type="float" office:value="6.6485011" calcext:value-type="float">
            <text:p>6.648501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90464" calcext:value-type="float">
            <text:p>6.790464</text:p>
          </table:table-cell>
          <table:table-cell office:value-type="float" office:value="6.6477255" calcext:value-type="float">
            <text:p>6.647725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2234" calcext:value-type="float">
            <text:p>6.72234</text:p>
          </table:table-cell>
          <table:table-cell office:value-type="float" office:value="6.6476578" calcext:value-type="float">
            <text:p>6.647657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93262" calcext:value-type="float">
            <text:p>6.693262</text:p>
          </table:table-cell>
          <table:table-cell office:value-type="float" office:value="6.64435985" calcext:value-type="float">
            <text:p>6.6443598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54868" calcext:value-type="float">
            <text:p>6.654868</text:p>
          </table:table-cell>
          <table:table-cell office:value-type="float" office:value="6.6363357" calcext:value-type="float">
            <text:p>6.636335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549898" calcext:value-type="float">
            <text:p>6.549898</text:p>
          </table:table-cell>
          <table:table-cell office:value-type="float" office:value="6.62801965" calcext:value-type="float">
            <text:p>6.6280196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411099" calcext:value-type="float">
            <text:p>6.411099</text:p>
          </table:table-cell>
          <table:table-cell office:value-type="float" office:value="6.62373125" calcext:value-type="float">
            <text:p>6.623731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326784" calcext:value-type="float">
            <text:p>6.326784</text:p>
          </table:table-cell>
          <table:table-cell office:value-type="float" office:value="6.6208162" calcext:value-type="float">
            <text:p>6.620816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207434" calcext:value-type="float">
            <text:p>6.207434</text:p>
          </table:table-cell>
          <table:table-cell office:value-type="float" office:value="6.6278698" calcext:value-type="float">
            <text:p>6.627869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480882" calcext:value-type="float">
            <text:p>6.480882</text:p>
          </table:table-cell>
          <table:table-cell office:value-type="float" office:value="6.63697335" calcext:value-type="float">
            <text:p>6.6369733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45744" calcext:value-type="float">
            <text:p>6.545744</text:p>
          </table:table-cell>
          <table:table-cell office:value-type="float" office:value="6.6368881" calcext:value-type="float">
            <text:p>6.636888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04311" calcext:value-type="float">
            <text:p>6.604311</text:p>
          </table:table-cell>
          <table:table-cell office:value-type="float" office:value="6.63810165" calcext:value-type="float">
            <text:p>6.6381016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32914" calcext:value-type="float">
            <text:p>6.632914</text:p>
          </table:table-cell>
          <table:table-cell office:value-type="float" office:value="6.64023275" calcext:value-type="float">
            <text:p>6.640232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49305" calcext:value-type="float">
            <text:p>6.649305</text:p>
          </table:table-cell>
          <table:table-cell office:value-type="float" office:value="6.6438414" calcext:value-type="float">
            <text:p>6.6438414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12699" calcext:value-type="float">
            <text:p>6.712699</text:p>
          </table:table-cell>
          <table:table-cell office:value-type="float" office:value="6.6486436" calcext:value-type="float">
            <text:p>6.648643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11403" calcext:value-type="float">
            <text:p>6.811403</text:p>
          </table:table-cell>
          <table:table-cell office:value-type="float" office:value="6.65241615" calcext:value-type="float">
            <text:p>6.6524161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66635" calcext:value-type="float">
            <text:p>6.866635</text:p>
          </table:table-cell>
          <table:table-cell office:value-type="float" office:value="6.65440695" calcext:value-type="float">
            <text:p>6.654406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66365" calcext:value-type="float">
            <text:p>6.866365</text:p>
          </table:table-cell>
          <table:table-cell office:value-type="float" office:value="6.65478115" calcext:value-type="float">
            <text:p>6.654781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27929" calcext:value-type="float">
            <text:p>6.827929</text:p>
          </table:table-cell>
          <table:table-cell office:value-type="float" office:value="6.6525023" calcext:value-type="float">
            <text:p>6.652502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90499" calcext:value-type="float">
            <text:p>6.790499</text:p>
          </table:table-cell>
          <table:table-cell office:value-type="float" office:value="6.6499231" calcext:value-type="float">
            <text:p>6.649923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09675" calcext:value-type="float">
            <text:p>6.809675</text:p>
          </table:table-cell>
          <table:table-cell office:value-type="float" office:value="6.64825795" calcext:value-type="float">
            <text:p>6.6482579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8911" calcext:value-type="float">
            <text:p>6.78911</text:p>
          </table:table-cell>
          <table:table-cell office:value-type="float" office:value="6.64203715" calcext:value-type="float">
            <text:p>6.6420371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56381" calcext:value-type="float">
            <text:p>6.656381</text:p>
          </table:table-cell>
          <table:table-cell office:value-type="float" office:value="6.6318396" calcext:value-type="float">
            <text:p>6.631839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32779" calcext:value-type="float">
            <text:p>6.532779</text:p>
          </table:table-cell>
          <table:table-cell office:value-type="float" office:value="6.6268177" calcext:value-type="float">
            <text:p>6.626817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88547" calcext:value-type="float">
            <text:p>6.488547</text:p>
          </table:table-cell>
          <table:table-cell office:value-type="float" office:value="6.628711" calcext:value-type="float">
            <text:p>6.62871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6413" calcext:value-type="float">
            <text:p>6.46413</text:p>
          </table:table-cell>
          <table:table-cell office:value-type="float" office:value="6.63103335" calcext:value-type="float">
            <text:p>6.6310333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52798" calcext:value-type="float">
            <text:p>6.352798</text:p>
          </table:table-cell>
          <table:table-cell office:value-type="float" office:value="6.6346088" calcext:value-type="float">
            <text:p>6.634608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467856" calcext:value-type="float">
            <text:p>6.467856</text:p>
          </table:table-cell>
          <table:table-cell office:value-type="float" office:value="6.64205395" calcext:value-type="float">
            <text:p>6.6420539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389505" calcext:value-type="float">
            <text:p>6.389505</text:p>
          </table:table-cell>
          <table:table-cell office:value-type="float" office:value="6.6478775" calcext:value-type="float">
            <text:p>6.64787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479177" calcext:value-type="float">
            <text:p>6.479177</text:p>
          </table:table-cell>
          <table:table-cell office:value-type="float" office:value="6.65928155" calcext:value-type="float">
            <text:p>6.6592815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70015" calcext:value-type="float">
            <text:p>6.570015</text:p>
          </table:table-cell>
          <table:table-cell office:value-type="float" office:value="6.66773615" calcext:value-type="float">
            <text:p>6.6677361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46933" calcext:value-type="float">
            <text:p>6.646933</text:p>
          </table:table-cell>
          <table:table-cell office:value-type="float" office:value="6.6732046" calcext:value-type="float">
            <text:p>6.673204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05087" calcext:value-type="float">
            <text:p>6.705087</text:p>
          </table:table-cell>
          <table:table-cell office:value-type="float" office:value="6.67723965" calcext:value-type="float">
            <text:p>6.6772396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45349" calcext:value-type="float">
            <text:p>6.745349</text:p>
          </table:table-cell>
          <table:table-cell office:value-type="float" office:value="6.6814775" calcext:value-type="float">
            <text:p>6.68147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8815" calcext:value-type="float">
            <text:p>6.78815</text:p>
          </table:table-cell>
          <table:table-cell office:value-type="float" office:value="6.6853158" calcext:value-type="float">
            <text:p>6.685315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51219" calcext:value-type="float">
            <text:p>6.851219</text:p>
          </table:table-cell>
          <table:table-cell office:value-type="float" office:value="6.68745215" calcext:value-type="float">
            <text:p>6.6874521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74119" calcext:value-type="float">
            <text:p>6.874119</text:p>
          </table:table-cell>
          <table:table-cell office:value-type="float" office:value="6.68707305" calcext:value-type="float">
            <text:p>6.6870730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20788" calcext:value-type="float">
            <text:p>6.820788</text:p>
          </table:table-cell>
          <table:table-cell office:value-type="float" office:value="6.6847981" calcext:value-type="float">
            <text:p>6.684798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76345" calcext:value-type="float">
            <text:p>6.776345</text:p>
          </table:table-cell>
          <table:table-cell office:value-type="float" office:value="6.6834875" calcext:value-type="float">
            <text:p>6.68348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57196" calcext:value-type="float">
            <text:p>6.757196</text:p>
          </table:table-cell>
          <table:table-cell office:value-type="float" office:value="6.6822608" calcext:value-type="float">
            <text:p>6.682260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85259" calcext:value-type="float">
            <text:p>6.685259</text:p>
          </table:table-cell>
          <table:table-cell office:value-type="float" office:value="6.67910345" calcext:value-type="float">
            <text:p>6.6791034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85159" calcext:value-type="float">
            <text:p>6.585159</text:p>
          </table:table-cell>
          <table:table-cell office:value-type="float" office:value="6.67617365" calcext:value-type="float">
            <text:p>6.6761736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55943" calcext:value-type="float">
            <text:p>6.555943</text:p>
          </table:table-cell>
          <table:table-cell office:value-type="float" office:value="6.67480605" calcext:value-type="float">
            <text:p>6.6748060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70645" calcext:value-type="float">
            <text:p>6.570645</text:p>
          </table:table-cell>
          <table:table-cell office:value-type="float" office:value="6.6735849" calcext:value-type="float">
            <text:p>6.673584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34994" calcext:value-type="float">
            <text:p>6.534994</text:p>
          </table:table-cell>
          <table:table-cell office:value-type="float" office:value="6.6705767" calcext:value-type="float">
            <text:p>6.67057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35639" calcext:value-type="float">
            <text:p>6.535639</text:p>
          </table:table-cell>
          <table:table-cell office:value-type="float" office:value="6.7304765" calcext:value-type="float">
            <text:p>6.730476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01701" calcext:value-type="float">
            <text:p>6.501701</text:p>
          </table:table-cell>
          <table:table-cell office:value-type="float" office:value="6.74096475" calcext:value-type="float">
            <text:p>6.7409647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84327" calcext:value-type="float">
            <text:p>6.584327</text:p>
          </table:table-cell>
          <table:table-cell office:value-type="float" office:value="6.74386075" calcext:value-type="float">
            <text:p>6.7438607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17586" calcext:value-type="float">
            <text:p>6.617586</text:p>
          </table:table-cell>
          <table:table-cell office:value-type="float" office:value="6.73892025" calcext:value-type="float">
            <text:p>6.738920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48269" calcext:value-type="float">
            <text:p>6.648269</text:p>
          </table:table-cell>
          <table:table-cell office:value-type="float" office:value="6.73628635" calcext:value-type="float">
            <text:p>6.7362863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79384" calcext:value-type="float">
            <text:p>6.679384</text:p>
          </table:table-cell>
          <table:table-cell office:value-type="float" office:value="6.73800675" calcext:value-type="float">
            <text:p>6.738006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27634" calcext:value-type="float">
            <text:p>6.727634</text:p>
          </table:table-cell>
          <table:table-cell office:value-type="float" office:value="6.7421266" calcext:value-type="float">
            <text:p>6.7421266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89844" calcext:value-type="float">
            <text:p>6.789844</text:p>
          </table:table-cell>
          <table:table-cell office:value-type="float" office:value="6.74632505" calcext:value-type="float">
            <text:p>6.7463250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22115" calcext:value-type="float">
            <text:p>6.822115</text:p>
          </table:table-cell>
          <table:table-cell office:value-type="float" office:value="6.74879995" calcext:value-type="float">
            <text:p>6.7487999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30877" calcext:value-type="float">
            <text:p>6.830877</text:p>
          </table:table-cell>
          <table:table-cell office:value-type="float" office:value="6.74990055" calcext:value-type="float">
            <text:p>6.7499005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43637" calcext:value-type="float">
            <text:p>6.843637</text:p>
          </table:table-cell>
          <table:table-cell office:value-type="float" office:value="6.749653" calcext:value-type="float">
            <text:p>6.74965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2862" calcext:value-type="float">
            <text:p>6.82862</text:p>
          </table:table-cell>
          <table:table-cell office:value-type="float" office:value="6.74616005" calcext:value-type="float">
            <text:p>6.7461600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94576" calcext:value-type="float">
            <text:p>6.794576</text:p>
          </table:table-cell>
          <table:table-cell office:value-type="float" office:value="6.74117595" calcext:value-type="float">
            <text:p>6.7411759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51811" calcext:value-type="float">
            <text:p>6.751811</text:p>
          </table:table-cell>
          <table:table-cell office:value-type="float" office:value="6.73759885" calcext:value-type="float">
            <text:p>6.7375988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94049" calcext:value-type="float">
            <text:p>6.694049</text:p>
          </table:table-cell>
          <table:table-cell office:value-type="float" office:value="6.735089" calcext:value-type="float">
            <text:p>6.73508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26663" calcext:value-type="float">
            <text:p>6.626663</text:p>
          </table:table-cell>
          <table:table-cell office:value-type="float" office:value="6.73063895" calcext:value-type="float">
            <text:p>6.7306389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57807" calcext:value-type="float">
            <text:p>6.557807</text:p>
          </table:table-cell>
          <table:table-cell office:value-type="float" office:value="6.7219327" calcext:value-type="float">
            <text:p>6.721932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3152" calcext:value-type="float">
            <text:p>6.53152</text:p>
          </table:table-cell>
          <table:table-cell office:value-type="float" office:value="6.7142037" calcext:value-type="float">
            <text:p>6.714203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10481" calcext:value-type="float">
            <text:p>6.510481</text:p>
          </table:table-cell>
          <table:table-cell office:value-type="float" office:value="6.7438777" calcext:value-type="float">
            <text:p>6.743877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73299" calcext:value-type="float">
            <text:p>7.73299</text:p>
          </table:table-cell>
          <table:table-cell office:value-type="float" office:value="6.6499269" calcext:value-type="float">
            <text:p>6.649926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45404" calcext:value-type="float">
            <text:p>6.745404</text:p>
          </table:table-cell>
          <table:table-cell office:value-type="float" office:value="6.57686955" calcext:value-type="float">
            <text:p>6.576869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59621" calcext:value-type="float">
            <text:p>6.559621</text:p>
          </table:table-cell>
          <table:table-cell office:value-type="float" office:value="6.58323925" calcext:value-type="float">
            <text:p>6.583239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85517" calcext:value-type="float">
            <text:p>6.485517</text:p>
          </table:table-cell>
          <table:table-cell office:value-type="float" office:value="6.5988736" calcext:value-type="float">
            <text:p>6.598873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64908" calcext:value-type="float">
            <text:p>6.564908</text:p>
          </table:table-cell>
          <table:table-cell office:value-type="float" office:value="6.6097761" calcext:value-type="float">
            <text:p>6.609776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82677" calcext:value-type="float">
            <text:p>6.682677</text:p>
          </table:table-cell>
          <table:table-cell office:value-type="float" office:value="6.61658975" calcext:value-type="float">
            <text:p>6.616589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61781" calcext:value-type="float">
            <text:p>6.761781</text:p>
          </table:table-cell>
          <table:table-cell office:value-type="float" office:value="6.6212562" calcext:value-type="float">
            <text:p>6.621256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11603" calcext:value-type="float">
            <text:p>6.811603</text:p>
          </table:table-cell>
          <table:table-cell office:value-type="float" office:value="6.6247937" calcext:value-type="float">
            <text:p>6.624793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39342" calcext:value-type="float">
            <text:p>6.839342</text:p>
          </table:table-cell>
          <table:table-cell office:value-type="float" office:value="6.6272858" calcext:value-type="float">
            <text:p>6.627285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44127" calcext:value-type="float">
            <text:p>6.844127</text:p>
          </table:table-cell>
          <table:table-cell office:value-type="float" office:value="6.62874175" calcext:value-type="float">
            <text:p>6.628741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5926" calcext:value-type="float">
            <text:p>6.825926</text:p>
          </table:table-cell>
          <table:table-cell office:value-type="float" office:value="6.6286948" calcext:value-type="float">
            <text:p>6.628694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73778" calcext:value-type="float">
            <text:p>6.773778</text:p>
          </table:table-cell>
          <table:table-cell office:value-type="float" office:value="6.62681465" calcext:value-type="float">
            <text:p>6.6268146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28938" calcext:value-type="float">
            <text:p>6.728938</text:p>
          </table:table-cell>
          <table:table-cell office:value-type="float" office:value="6.6252543" calcext:value-type="float">
            <text:p>6.625254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23034" calcext:value-type="float">
            <text:p>6.723034</text:p>
          </table:table-cell>
          <table:table-cell office:value-type="float" office:value="6.62407595" calcext:value-type="float">
            <text:p>6.6240759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01614" calcext:value-type="float">
            <text:p>6.701614</text:p>
          </table:table-cell>
          <table:table-cell office:value-type="float" office:value="6.61949755" calcext:value-type="float">
            <text:p>6.6194975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05048" calcext:value-type="float">
            <text:p>6.605048</text:p>
          </table:table-cell>
          <table:table-cell office:value-type="float" office:value="6.6118312" calcext:value-type="float">
            <text:p>6.611831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452538" calcext:value-type="float">
            <text:p>6.452538</text:p>
          </table:table-cell>
          <table:table-cell office:value-type="float" office:value="6.6066643" calcext:value-type="float">
            <text:p>6.606664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403227" calcext:value-type="float">
            <text:p>6.403227</text:p>
          </table:table-cell>
          <table:table-cell office:value-type="float" office:value="6.6063602" calcext:value-type="float">
            <text:p>6.606360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125" calcext:value-type="float">
            <text:p>7.125</text:p>
          </table:table-cell>
          <table:table-cell office:value-type="float" office:value="6.60852165" calcext:value-type="float">
            <text:p>6.6085216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631465" calcext:value-type="float">
            <text:p>4.631465</text:p>
          </table:table-cell>
          <table:table-cell office:value-type="float" office:value="6.5938762" calcext:value-type="float">
            <text:p>6.593876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271843" calcext:value-type="float">
            <text:p>6.271843</text:p>
          </table:table-cell>
          <table:table-cell office:value-type="float" office:value="6.68407935" calcext:value-type="float">
            <text:p>6.6840793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72798" calcext:value-type="float">
            <text:p>6.872798</text:p>
          </table:table-cell>
          <table:table-cell office:value-type="float" office:value="6.68575825" calcext:value-type="float">
            <text:p>6.685758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72308" calcext:value-type="float">
            <text:p>6.872308</text:p>
          </table:table-cell>
          <table:table-cell office:value-type="float" office:value="6.67218325" calcext:value-type="float">
            <text:p>6.672183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03567" calcext:value-type="float">
            <text:p>6.703567</text:p>
          </table:table-cell>
          <table:table-cell office:value-type="float" office:value="6.66654575" calcext:value-type="float">
            <text:p>6.666545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01181" calcext:value-type="float">
            <text:p>6.701181</text:p>
          </table:table-cell>
          <table:table-cell office:value-type="float" office:value="6.66962095" calcext:value-type="float">
            <text:p>6.6696209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76006" calcext:value-type="float">
            <text:p>6.776006</text:p>
          </table:table-cell>
          <table:table-cell office:value-type="float" office:value="6.67424875" calcext:value-type="float">
            <text:p>6.674248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32531" calcext:value-type="float">
            <text:p>6.832531</text:p>
          </table:table-cell>
          <table:table-cell office:value-type="float" office:value="6.6756572" calcext:value-type="float">
            <text:p>6.675657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61445" calcext:value-type="float">
            <text:p>6.861445</text:p>
          </table:table-cell>
          <table:table-cell office:value-type="float" office:value="6.67502405" calcext:value-type="float">
            <text:p>6.6750240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68461" calcext:value-type="float">
            <text:p>6.868461</text:p>
          </table:table-cell>
          <table:table-cell office:value-type="float" office:value="6.674318" calcext:value-type="float">
            <text:p>6.67431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43188" calcext:value-type="float">
            <text:p>6.843188</text:p>
          </table:table-cell>
          <table:table-cell office:value-type="float" office:value="6.67270765" calcext:value-type="float">
            <text:p>6.6727076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88323" calcext:value-type="float">
            <text:p>6.788323</text:p>
          </table:table-cell>
          <table:table-cell office:value-type="float" office:value="6.6689995" calcext:value-type="float">
            <text:p>6.668999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42571" calcext:value-type="float">
            <text:p>6.742571</text:p>
          </table:table-cell>
          <table:table-cell office:value-type="float" office:value="6.66533595" calcext:value-type="float">
            <text:p>6.6653359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05371" calcext:value-type="float">
            <text:p>6.705371</text:p>
          </table:table-cell>
          <table:table-cell office:value-type="float" office:value="6.6619073" calcext:value-type="float">
            <text:p>6.661907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31466" calcext:value-type="float">
            <text:p>6.631466</text:p>
          </table:table-cell>
          <table:table-cell office:value-type="float" office:value="6.6560884" calcext:value-type="float">
            <text:p>6.6560884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48287" calcext:value-type="float">
            <text:p>6.548287</text:p>
          </table:table-cell>
          <table:table-cell office:value-type="float" office:value="6.64841475" calcext:value-type="float">
            <text:p>6.648414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0171" calcext:value-type="float">
            <text:p>6.50171</text:p>
          </table:table-cell>
          <table:table-cell office:value-type="float" office:value="6.6405512" calcext:value-type="float">
            <text:p>6.640551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46456" calcext:value-type="float">
            <text:p>6.446456</text:p>
          </table:table-cell>
          <table:table-cell office:value-type="float" office:value="6.6377163" calcext:value-type="float">
            <text:p>6.637716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446456" calcext:value-type="float">
            <text:p>6.446456</text:p>
          </table:table-cell>
          <table:table-cell office:value-type="float" office:value="6.6374002" calcext:value-type="float">
            <text:p>6.637400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32091" calcext:value-type="float">
            <text:p>6.832091</text:p>
          </table:table-cell>
          <table:table-cell office:value-type="float" office:value="6.64155175" calcext:value-type="float">
            <text:p>6.641551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35528" calcext:value-type="float">
            <text:p>6.435528</text:p>
          </table:table-cell>
          <table:table-cell office:value-type="float" office:value="6.625803" calcext:value-type="float">
            <text:p>6.62580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05421" calcext:value-type="float">
            <text:p>6.305421</text:p>
          </table:table-cell>
          <table:table-cell office:value-type="float" office:value="6.63292565" calcext:value-type="float">
            <text:p>6.6329256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01298" calcext:value-type="float">
            <text:p>6.601298</text:p>
          </table:table-cell>
          <table:table-cell office:value-type="float" office:value="6.65132265" calcext:value-type="float">
            <text:p>6.6513226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59558" calcext:value-type="float">
            <text:p>6.759558</text:p>
          </table:table-cell>
          <table:table-cell office:value-type="float" office:value="6.65888105" calcext:value-type="float">
            <text:p>6.6588810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65071" calcext:value-type="float">
            <text:p>6.765071</text:p>
          </table:table-cell>
          <table:table-cell office:value-type="float" office:value="6.66043325" calcext:value-type="float">
            <text:p>6.660433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93737" calcext:value-type="float">
            <text:p>6.793737</text:p>
          </table:table-cell>
          <table:table-cell office:value-type="float" office:value="6.66274645" calcext:value-type="float">
            <text:p>6.6627464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04175" calcext:value-type="float">
            <text:p>6.804175</text:p>
          </table:table-cell>
          <table:table-cell office:value-type="float" office:value="6.66453175" calcext:value-type="float">
            <text:p>6.6645317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19868" calcext:value-type="float">
            <text:p>6.819868</text:p>
          </table:table-cell>
          <table:table-cell office:value-type="float" office:value="6.6663399" calcext:value-type="float">
            <text:p>6.666339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47324" calcext:value-type="float">
            <text:p>6.847324</text:p>
          </table:table-cell>
          <table:table-cell office:value-type="float" office:value="6.66772845" calcext:value-type="float">
            <text:p>6.6677284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36254" calcext:value-type="float">
            <text:p>6.836254</text:p>
          </table:table-cell>
          <table:table-cell office:value-type="float" office:value="6.66643785" calcext:value-type="float">
            <text:p>6.6664378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69025" calcext:value-type="float">
            <text:p>6.769025</text:p>
          </table:table-cell>
          <table:table-cell office:value-type="float" office:value="6.6623097" calcext:value-type="float">
            <text:p>6.662309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15052" calcext:value-type="float">
            <text:p>6.715052</text:p>
          </table:table-cell>
          <table:table-cell office:value-type="float" office:value="6.6573771" calcext:value-type="float">
            <text:p>6.657377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73998" calcext:value-type="float">
            <text:p>6.673998</text:p>
          </table:table-cell>
          <table:table-cell office:value-type="float" office:value="6.65305585" calcext:value-type="float">
            <text:p>6.6530558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88993" calcext:value-type="float">
            <text:p>6.588993</text:p>
          </table:table-cell>
          <table:table-cell office:value-type="float" office:value="6.65098465" calcext:value-type="float">
            <text:p>6.6509846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77993" calcext:value-type="float">
            <text:p>6.477993</text:p>
          </table:table-cell>
          <table:table-cell office:value-type="float" office:value="6.650838" calcext:value-type="float">
            <text:p>6.65083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391016" calcext:value-type="float">
            <text:p>6.391016</text:p>
          </table:table-cell>
          <table:table-cell office:value-type="float" office:value="6.65189545" calcext:value-type="float">
            <text:p>6.6518954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45012" calcext:value-type="float">
            <text:p>6.445012</text:p>
          </table:table-cell>
          <table:table-cell office:value-type="float" office:value="6.69163925" calcext:value-type="float">
            <text:p>6.6916392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440134" calcext:value-type="float">
            <text:p>6.440134</text:p>
          </table:table-cell>
          <table:table-cell office:value-type="float" office:value="6.6678407" calcext:value-type="float">
            <text:p>6.667840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29487" calcext:value-type="float">
            <text:p>6.529487</text:p>
          </table:table-cell>
          <table:table-cell office:value-type="float" office:value="6.67474325" calcext:value-type="float">
            <text:p>6.674743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17116" calcext:value-type="float">
            <text:p>6.517116</text:p>
          </table:table-cell>
          <table:table-cell office:value-type="float" office:value="6.68896085" calcext:value-type="float">
            <text:p>6.6889608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77981" calcext:value-type="float">
            <text:p>6.577981</text:p>
          </table:table-cell>
          <table:table-cell office:value-type="float" office:value="6.69738455" calcext:value-type="float">
            <text:p>6.6973845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73361" calcext:value-type="float">
            <text:p>6.673361</text:p>
          </table:table-cell>
          <table:table-cell office:value-type="float" office:value="6.69989055" calcext:value-type="float">
            <text:p>6.6998905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52466" calcext:value-type="float">
            <text:p>6.752466</text:p>
          </table:table-cell>
          <table:table-cell office:value-type="float" office:value="6.70134455" calcext:value-type="float">
            <text:p>6.7013445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90602" calcext:value-type="float">
            <text:p>6.790602</text:p>
          </table:table-cell>
          <table:table-cell office:value-type="float" office:value="6.70166675" calcext:value-type="float">
            <text:p>6.701666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11335" calcext:value-type="float">
            <text:p>6.811335</text:p>
          </table:table-cell>
          <table:table-cell office:value-type="float" office:value="6.70171425" calcext:value-type="float">
            <text:p>6.701714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29443" calcext:value-type="float">
            <text:p>6.829443</text:p>
          </table:table-cell>
          <table:table-cell office:value-type="float" office:value="6.7024315" calcext:value-type="float">
            <text:p>6.702431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40338" calcext:value-type="float">
            <text:p>6.840338</text:p>
          </table:table-cell>
          <table:table-cell office:value-type="float" office:value="6.7030093" calcext:value-type="float">
            <text:p>6.703009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47639" calcext:value-type="float">
            <text:p>6.847639</text:p>
          </table:table-cell>
          <table:table-cell office:value-type="float" office:value="6.7030615" calcext:value-type="float">
            <text:p>6.703061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21512" calcext:value-type="float">
            <text:p>6.821512</text:p>
          </table:table-cell>
          <table:table-cell office:value-type="float" office:value="6.7012716" calcext:value-type="float">
            <text:p>6.7012716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53691" calcext:value-type="float">
            <text:p>6.753691</text:p>
          </table:table-cell>
          <table:table-cell office:value-type="float" office:value="6.69838095" calcext:value-type="float">
            <text:p>6.6983809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70373" calcext:value-type="float">
            <text:p>6.670373</text:p>
          </table:table-cell>
          <table:table-cell office:value-type="float" office:value="6.6974322" calcext:value-type="float">
            <text:p>6.697432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28627" calcext:value-type="float">
            <text:p>6.628627</text:p>
          </table:table-cell>
          <table:table-cell office:value-type="float" office:value="6.69134835" calcext:value-type="float">
            <text:p>6.6913483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32574" calcext:value-type="float">
            <text:p>6.632574</text:p>
          </table:table-cell>
          <table:table-cell office:value-type="float" office:value="6.67087825" calcext:value-type="float">
            <text:p>6.6708782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8606" calcext:value-type="float">
            <text:p>6.58606</text:p>
          </table:table-cell>
          <table:table-cell office:value-type="float" office:value="6.65376625" calcext:value-type="float">
            <text:p>6.65376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499142" calcext:value-type="float">
            <text:p>6.499142</text:p>
          </table:table-cell>
          <table:table-cell office:value-type="float" office:value="6.66657525" calcext:value-type="float">
            <text:p>6.666575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185892" calcext:value-type="float">
            <text:p>7.185892</text:p>
          </table:table-cell>
          <table:table-cell office:value-type="float" office:value="6.5010253" calcext:value-type="float">
            <text:p>6.501025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969041" calcext:value-type="float">
            <text:p>5.969041</text:p>
          </table:table-cell>
          <table:table-cell office:value-type="float" office:value="6.4622344" calcext:value-type="float">
            <text:p>6.462234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78185" calcext:value-type="float">
            <text:p>6.578185</text:p>
          </table:table-cell>
          <table:table-cell office:value-type="float" office:value="6.4917226" calcext:value-type="float">
            <text:p>6.491722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13839" calcext:value-type="float">
            <text:p>6.813839</text:p>
          </table:table-cell>
          <table:table-cell office:value-type="float" office:value="6.49246035" calcext:value-type="float">
            <text:p>6.4924603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8559" calcext:value-type="float">
            <text:p>6.68559</text:p>
          </table:table-cell>
          <table:table-cell office:value-type="float" office:value="6.4850668" calcext:value-type="float">
            <text:p>6.485066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28101" calcext:value-type="float">
            <text:p>6.628101</text:p>
          </table:table-cell>
          <table:table-cell office:value-type="float" office:value="6.48730555" calcext:value-type="float">
            <text:p>6.4873055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02441" calcext:value-type="float">
            <text:p>6.702441</text:p>
          </table:table-cell>
          <table:table-cell office:value-type="float" office:value="6.49411165" calcext:value-type="float">
            <text:p>6.4941116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5891" calcext:value-type="float">
            <text:p>6.75891</text:p>
          </table:table-cell>
          <table:table-cell office:value-type="float" office:value="6.4997133" calcext:value-type="float">
            <text:p>6.49971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91552" calcext:value-type="float">
            <text:p>6.791552</text:p>
          </table:table-cell>
          <table:table-cell office:value-type="float" office:value="6.50439975" calcext:value-type="float">
            <text:p>6.5043997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2568" calcext:value-type="float">
            <text:p>6.82568</text:p>
          </table:table-cell>
          <table:table-cell office:value-type="float" office:value="6.506655" calcext:value-type="float">
            <text:p>6.50665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40999" calcext:value-type="float">
            <text:p>6.840999</text:p>
          </table:table-cell>
          <table:table-cell office:value-type="float" office:value="6.5054472" calcext:value-type="float">
            <text:p>6.5054472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41382" calcext:value-type="float">
            <text:p>6.841382</text:p>
          </table:table-cell>
          <table:table-cell office:value-type="float" office:value="6.50279805" calcext:value-type="float">
            <text:p>6.5027980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11841" calcext:value-type="float">
            <text:p>6.811841</text:p>
          </table:table-cell>
          <table:table-cell office:value-type="float" office:value="6.5003477" calcext:value-type="float">
            <text:p>6.500347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63699" calcext:value-type="float">
            <text:p>6.763699</text:p>
          </table:table-cell>
          <table:table-cell office:value-type="float" office:value="6.4990392" calcext:value-type="float">
            <text:p>6.4990392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34716" calcext:value-type="float">
            <text:p>6.734716</text:p>
          </table:table-cell>
          <table:table-cell office:value-type="float" office:value="6.4968477" calcext:value-type="float">
            <text:p>6.496847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48696" calcext:value-type="float">
            <text:p>6.548696</text:p>
          </table:table-cell>
          <table:table-cell office:value-type="float" office:value="6.48894195" calcext:value-type="float">
            <text:p>6.4889419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219225" calcext:value-type="float">
            <text:p>6.219225</text:p>
          </table:table-cell>
          <table:table-cell office:value-type="float" office:value="6.48224725" calcext:value-type="float">
            <text:p>6.482247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290334" calcext:value-type="float">
            <text:p>6.290334</text:p>
          </table:table-cell>
          <table:table-cell office:value-type="float" office:value="6.48908075" calcext:value-type="float">
            <text:p>6.4890807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4224" calcext:value-type="float">
            <text:p>6.84224</text:p>
          </table:table-cell>
          <table:table-cell office:value-type="float" office:value="6.5070747" calcext:value-type="float">
            <text:p>6.507074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188143" calcext:value-type="float">
            <text:p>3.188143</text:p>
          </table:table-cell>
          <table:table-cell office:value-type="float" office:value="6.47984555" calcext:value-type="float">
            <text:p>6.4798455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410074" calcext:value-type="float">
            <text:p>6.410074</text:p>
          </table:table-cell>
          <table:table-cell office:value-type="float" office:value="6.648019" calcext:value-type="float">
            <text:p>6.648019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58805" calcext:value-type="float">
            <text:p>6.558805</text:p>
          </table:table-cell>
          <table:table-cell office:value-type="float" office:value="6.6559138" calcext:value-type="float">
            <text:p>6.6559138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9294" calcext:value-type="float">
            <text:p>6.59294</text:p>
          </table:table-cell>
          <table:table-cell office:value-type="float" office:value="6.6564813" calcext:value-type="float">
            <text:p>6.656481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65968" calcext:value-type="float">
            <text:p>6.665968</text:p>
          </table:table-cell>
          <table:table-cell office:value-type="float" office:value="6.65817015" calcext:value-type="float">
            <text:p>6.6581701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30365" calcext:value-type="float">
            <text:p>6.730365</text:p>
          </table:table-cell>
          <table:table-cell office:value-type="float" office:value="6.6606694" calcext:value-type="float">
            <text:p>6.660669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64223" calcext:value-type="float">
            <text:p>6.764223</text:p>
          </table:table-cell>
          <table:table-cell office:value-type="float" office:value="6.66366235" calcext:value-type="float">
            <text:p>6.6636623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14474" calcext:value-type="float">
            <text:p>6.814474</text:p>
          </table:table-cell>
          <table:table-cell office:value-type="float" office:value="6.66708535" calcext:value-type="float">
            <text:p>6.6670853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52639" calcext:value-type="float">
            <text:p>6.852639</text:p>
          </table:table-cell>
          <table:table-cell office:value-type="float" office:value="6.66845475" calcext:value-type="float">
            <text:p>6.668454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36657" calcext:value-type="float">
            <text:p>6.836657</text:p>
          </table:table-cell>
          <table:table-cell office:value-type="float" office:value="6.6670134" calcext:value-type="float">
            <text:p>6.667013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01524" calcext:value-type="float">
            <text:p>6.801524</text:p>
          </table:table-cell>
          <table:table-cell office:value-type="float" office:value="6.66574675" calcext:value-type="float">
            <text:p>6.6657467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88016" calcext:value-type="float">
            <text:p>6.788016</text:p>
          </table:table-cell>
          <table:table-cell office:value-type="float" office:value="6.6647698" calcext:value-type="float">
            <text:p>6.664769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92375" calcext:value-type="float">
            <text:p>6.792375</text:p>
          </table:table-cell>
          <table:table-cell office:value-type="float" office:value="6.66203445" calcext:value-type="float">
            <text:p>6.6620344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85671" calcext:value-type="float">
            <text:p>6.785671</text:p>
          </table:table-cell>
          <table:table-cell office:value-type="float" office:value="6.65635855" calcext:value-type="float">
            <text:p>6.6563585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19869" calcext:value-type="float">
            <text:p>6.719869</text:p>
          </table:table-cell>
          <table:table-cell office:value-type="float" office:value="6.6494354" calcext:value-type="float">
            <text:p>6.649435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76601" calcext:value-type="float">
            <text:p>6.576601</text:p>
          </table:table-cell>
          <table:table-cell office:value-type="float" office:value="6.6460413" calcext:value-type="float">
            <text:p>6.646041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14802" calcext:value-type="float">
            <text:p>6.414802</text:p>
          </table:table-cell>
          <table:table-cell office:value-type="float" office:value="6.64267715" calcext:value-type="float">
            <text:p>6.6426771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355895" calcext:value-type="float">
            <text:p>6.355895</text:p>
          </table:table-cell>
          <table:table-cell office:value-type="float" office:value="6.63132955" calcext:value-type="float">
            <text:p>6.6313295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50213" calcext:value-type="float">
            <text:p>6.650213</text:p>
          </table:table-cell>
          <table:table-cell office:value-type="float" office:value="6.35967385" calcext:value-type="float">
            <text:p>6.3596738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297657" calcext:value-type="float">
            <text:p>6.297657</text:p>
          </table:table-cell>
          <table:table-cell office:value-type="float" office:value="6.34851355" calcext:value-type="float">
            <text:p>6.3485135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51612" calcext:value-type="float">
            <text:p>6.551612</text:p>
          </table:table-cell>
          <table:table-cell office:value-type="float" office:value="6.35610075" calcext:value-type="float">
            <text:p>6.356100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6797" calcext:value-type="float">
            <text:p>6.56797</text:p>
          </table:table-cell>
          <table:table-cell office:value-type="float" office:value="6.3511306" calcext:value-type="float">
            <text:p>6.351130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70155" calcext:value-type="float">
            <text:p>6.570155</text:p>
          </table:table-cell>
          <table:table-cell office:value-type="float" office:value="6.3526576" calcext:value-type="float">
            <text:p>6.352657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26717" calcext:value-type="float">
            <text:p>6.626717</text:p>
          </table:table-cell>
          <table:table-cell office:value-type="float" office:value="6.3649113" calcext:value-type="float">
            <text:p>6.364911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15953" calcext:value-type="float">
            <text:p>6.715953</text:p>
          </table:table-cell>
          <table:table-cell office:value-type="float" office:value="6.37718415" calcext:value-type="float">
            <text:p>6.3771841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90224" calcext:value-type="float">
            <text:p>6.790224</text:p>
          </table:table-cell>
          <table:table-cell office:value-type="float" office:value="6.3838506" calcext:value-type="float">
            <text:p>6.383850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32683" calcext:value-type="float">
            <text:p>6.832683</text:p>
          </table:table-cell>
          <table:table-cell office:value-type="float" office:value="6.38726485" calcext:value-type="float">
            <text:p>6.3872648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41862" calcext:value-type="float">
            <text:p>6.841862</text:p>
          </table:table-cell>
          <table:table-cell office:value-type="float" office:value="6.3889507" calcext:value-type="float">
            <text:p>6.388950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23812" calcext:value-type="float">
            <text:p>6.823812</text:p>
          </table:table-cell>
          <table:table-cell office:value-type="float" office:value="6.38846535" calcext:value-type="float">
            <text:p>6.3884653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11324" calcext:value-type="float">
            <text:p>6.811324</text:p>
          </table:table-cell>
          <table:table-cell office:value-type="float" office:value="6.38624525" calcext:value-type="float">
            <text:p>6.386245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81985" calcext:value-type="float">
            <text:p>6.781985</text:p>
          </table:table-cell>
          <table:table-cell office:value-type="float" office:value="6.38376285" calcext:value-type="float">
            <text:p>6.3837628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33309" calcext:value-type="float">
            <text:p>6.733309</text:p>
          </table:table-cell>
          <table:table-cell office:value-type="float" office:value="6.3826559" calcext:value-type="float">
            <text:p>6.382655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78857" calcext:value-type="float">
            <text:p>6.678857</text:p>
          </table:table-cell>
          <table:table-cell office:value-type="float" office:value="6.38164365" calcext:value-type="float">
            <text:p>6.3816436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47208" calcext:value-type="float">
            <text:p>6.647208</text:p>
          </table:table-cell>
          <table:table-cell office:value-type="float" office:value="6.3799343" calcext:value-type="float">
            <text:p>6.379934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51987" calcext:value-type="float">
            <text:p>6.651987</text:p>
          </table:table-cell>
          <table:table-cell office:value-type="float" office:value="6.37503045" calcext:value-type="float">
            <text:p>6.3750304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09318" calcext:value-type="float">
            <text:p>6.509318</text:p>
          </table:table-cell>
          <table:table-cell office:value-type="float" office:value="6.361703" calcext:value-type="float">
            <text:p>6.36170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18785" calcext:value-type="float">
            <text:p>6.18785</text:p>
          </table:table-cell>
          <table:table-cell office:value-type="float" office:value="6.3540721" calcext:value-type="float">
            <text:p>6.354072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22781" calcext:value-type="float">
            <text:p>0.922781</text:p>
          </table:table-cell>
          <table:table-cell office:value-type="float" office:value="6.34498035" calcext:value-type="float">
            <text:p>6.3449803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427007" calcext:value-type="float">
            <text:p>6.427007</text:p>
          </table:table-cell>
          <table:table-cell office:value-type="float" office:value="6.61836975" calcext:value-type="float">
            <text:p>6.6183697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449401" calcext:value-type="float">
            <text:p>6.449401</text:p>
          </table:table-cell>
          <table:table-cell office:value-type="float" office:value="6.62836135" calcext:value-type="float">
            <text:p>6.6283613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52209" calcext:value-type="float">
            <text:p>6.452209</text:p>
          </table:table-cell>
          <table:table-cell office:value-type="float" office:value="6.6396801" calcext:value-type="float">
            <text:p>6.6396801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9851" calcext:value-type="float">
            <text:p>6.59851</text:p>
          </table:table-cell>
          <table:table-cell office:value-type="float" office:value="6.64743585" calcext:value-type="float">
            <text:p>6.6474358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15229" calcext:value-type="float">
            <text:p>6.815229</text:p>
          </table:table-cell>
          <table:table-cell office:value-type="float" office:value="6.6495465" calcext:value-type="float">
            <text:p>6.649546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72174" calcext:value-type="float">
            <text:p>6.872174</text:p>
          </table:table-cell>
          <table:table-cell office:value-type="float" office:value="6.64783355" calcext:value-type="float">
            <text:p>6.6478335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49282" calcext:value-type="float">
            <text:p>6.849282</text:p>
          </table:table-cell>
          <table:table-cell office:value-type="float" office:value="6.6473041" calcext:value-type="float">
            <text:p>6.647304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58509" calcext:value-type="float">
            <text:p>6.858509</text:p>
          </table:table-cell>
          <table:table-cell office:value-type="float" office:value="6.6474973" calcext:value-type="float">
            <text:p>6.647497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664" calcext:value-type="float">
            <text:p>6.8664</text:p>
          </table:table-cell>
          <table:table-cell office:value-type="float" office:value="6.6458991" calcext:value-type="float">
            <text:p>6.645899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32155" calcext:value-type="float">
            <text:p>6.832155</text:p>
          </table:table-cell>
          <table:table-cell office:value-type="float" office:value="6.6428383" calcext:value-type="float">
            <text:p>6.642838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7941" calcext:value-type="float">
            <text:p>6.77941</text:p>
          </table:table-cell>
          <table:table-cell office:value-type="float" office:value="6.64014865" calcext:value-type="float">
            <text:p>6.6401486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61676" calcext:value-type="float">
            <text:p>6.761676</text:p>
          </table:table-cell>
          <table:table-cell office:value-type="float" office:value="6.6382128" calcext:value-type="float">
            <text:p>6.638212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59846" calcext:value-type="float">
            <text:p>6.759846</text:p>
          </table:table-cell>
          <table:table-cell office:value-type="float" office:value="6.633957" calcext:value-type="float">
            <text:p>6.63395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13064" calcext:value-type="float">
            <text:p>6.713064</text:p>
          </table:table-cell>
          <table:table-cell office:value-type="float" office:value="6.6269117" calcext:value-type="float">
            <text:p>6.626911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4467" calcext:value-type="float">
            <text:p>6.64467</text:p>
          </table:table-cell>
          <table:table-cell office:value-type="float" office:value="6.6215756" calcext:value-type="float">
            <text:p>6.621575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49131" calcext:value-type="float">
            <text:p>6.549131</text:p>
          </table:table-cell>
          <table:table-cell office:value-type="float" office:value="6.6197069" calcext:value-type="float">
            <text:p>6.6197069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85438" calcext:value-type="float">
            <text:p>6.385438</text:p>
          </table:table-cell>
          <table:table-cell office:value-type="float" office:value="6.61771065" calcext:value-type="float">
            <text:p>6.6177106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3567" calcext:value-type="float">
            <text:p>6.3567</text:p>
          </table:table-cell>
          <table:table-cell office:value-type="float" office:value="6.585229" calcext:value-type="float">
            <text:p>6.58522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006015" calcext:value-type="float">
            <text:p>6.006015</text:p>
          </table:table-cell>
          <table:table-cell office:value-type="float" office:value="6.59774025" calcext:value-type="float">
            <text:p>6.5977402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90569" calcext:value-type="float">
            <text:p>6.390569</text:p>
          </table:table-cell>
          <table:table-cell office:value-type="float" office:value="6.62396185" calcext:value-type="float">
            <text:p>6.6239618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26839" calcext:value-type="float">
            <text:p>6.626839</text:p>
          </table:table-cell>
          <table:table-cell office:value-type="float" office:value="6.63410025" calcext:value-type="float">
            <text:p>6.634100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75776" calcext:value-type="float">
            <text:p>6.675776</text:p>
          </table:table-cell>
          <table:table-cell office:value-type="float" office:value="6.6363821" calcext:value-type="float">
            <text:p>6.636382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07324" calcext:value-type="float">
            <text:p>6.607324</text:p>
          </table:table-cell>
          <table:table-cell office:value-type="float" office:value="6.638646" calcext:value-type="float">
            <text:p>6.638646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40723" calcext:value-type="float">
            <text:p>6.640723</text:p>
          </table:table-cell>
          <table:table-cell office:value-type="float" office:value="6.64523715" calcext:value-type="float">
            <text:p>6.6452371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8097" calcext:value-type="float">
            <text:p>6.78097</text:p>
          </table:table-cell>
          <table:table-cell office:value-type="float" office:value="6.6509796" calcext:value-type="float">
            <text:p>6.650979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61585" calcext:value-type="float">
            <text:p>6.861585</text:p>
          </table:table-cell>
          <table:table-cell office:value-type="float" office:value="6.6523422" calcext:value-type="float">
            <text:p>6.6523422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53146" calcext:value-type="float">
            <text:p>6.853146</text:p>
          </table:table-cell>
          <table:table-cell office:value-type="float" office:value="6.6532862" calcext:value-type="float">
            <text:p>6.653286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26545" calcext:value-type="float">
            <text:p>6.826545</text:p>
          </table:table-cell>
          <table:table-cell office:value-type="float" office:value="6.65539875" calcext:value-type="float">
            <text:p>6.655398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05184" calcext:value-type="float">
            <text:p>6.805184</text:p>
          </table:table-cell>
          <table:table-cell office:value-type="float" office:value="6.6558797" calcext:value-type="float">
            <text:p>6.655879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78362" calcext:value-type="float">
            <text:p>6.778362</text:p>
          </table:table-cell>
          <table:table-cell office:value-type="float" office:value="6.65291335" calcext:value-type="float">
            <text:p>6.6529133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40693" calcext:value-type="float">
            <text:p>6.740693</text:p>
          </table:table-cell>
          <table:table-cell office:value-type="float" office:value="6.64770075" calcext:value-type="float">
            <text:p>6.647700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7656" calcext:value-type="float">
            <text:p>6.67656</text:p>
          </table:table-cell>
          <table:table-cell office:value-type="float" office:value="6.64398225" calcext:value-type="float">
            <text:p>6.643982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1894" calcext:value-type="float">
            <text:p>6.61894</text:p>
          </table:table-cell>
          <table:table-cell office:value-type="float" office:value="6.64528225" calcext:value-type="float">
            <text:p>6.645282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06342" calcext:value-type="float">
            <text:p>6.606342</text:p>
          </table:table-cell>
          <table:table-cell office:value-type="float" office:value="6.64952445" calcext:value-type="float">
            <text:p>6.6495244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07296" calcext:value-type="float">
            <text:p>6.607296</text:p>
          </table:table-cell>
          <table:table-cell office:value-type="float" office:value="6.64460415" calcext:value-type="float">
            <text:p>6.6446041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09206" calcext:value-type="float">
            <text:p>6.509206</text:p>
          </table:table-cell>
          <table:table-cell office:value-type="float" office:value="6.609524" calcext:value-type="float">
            <text:p>6.60952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735805" calcext:value-type="float">
            <text:p>5.735805</text:p>
          </table:table-cell>
          <table:table-cell office:value-type="float" office:value="6.6554583" calcext:value-type="float">
            <text:p>6.6554583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06925" calcext:value-type="float">
            <text:p>6.606925</text:p>
          </table:table-cell>
          <table:table-cell office:value-type="float" office:value="6.6887977" calcext:value-type="float">
            <text:p>6.688797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30447" calcext:value-type="float">
            <text:p>6.530447</text:p>
          </table:table-cell>
          <table:table-cell office:value-type="float" office:value="6.6803458" calcext:value-type="float">
            <text:p>6.6803458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93337" calcext:value-type="float">
            <text:p>6.593337</text:p>
          </table:table-cell>
          <table:table-cell office:value-type="float" office:value="6.68001145" calcext:value-type="float">
            <text:p>6.6800114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72476" calcext:value-type="float">
            <text:p>6.672476</text:p>
          </table:table-cell>
          <table:table-cell office:value-type="float" office:value="6.6821105" calcext:value-type="float">
            <text:p>6.682110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21054" calcext:value-type="float">
            <text:p>6.721054</text:p>
          </table:table-cell>
          <table:table-cell office:value-type="float" office:value="6.68568165" calcext:value-type="float">
            <text:p>6.6856816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39147" calcext:value-type="float">
            <text:p>6.739147</text:p>
          </table:table-cell>
          <table:table-cell office:value-type="float" office:value="6.68871855" calcext:value-type="float">
            <text:p>6.6887185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55572" calcext:value-type="float">
            <text:p>6.755572</text:p>
          </table:table-cell>
          <table:table-cell office:value-type="float" office:value="6.69184105" calcext:value-type="float">
            <text:p>6.6918410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08222" calcext:value-type="float">
            <text:p>6.808222</text:p>
          </table:table-cell>
          <table:table-cell office:value-type="float" office:value="6.69548465" calcext:value-type="float">
            <text:p>6.6954846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80465" calcext:value-type="float">
            <text:p>6.880465</text:p>
          </table:table-cell>
          <table:table-cell office:value-type="float" office:value="6.69704145" calcext:value-type="float">
            <text:p>6.6970414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95397" calcext:value-type="float">
            <text:p>6.895397</text:p>
          </table:table-cell>
          <table:table-cell office:value-type="float" office:value="6.69421065" calcext:value-type="float">
            <text:p>6.6942106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36164" calcext:value-type="float">
            <text:p>6.836164</text:p>
          </table:table-cell>
          <table:table-cell office:value-type="float" office:value="6.6896411" calcext:value-type="float">
            <text:p>6.689641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45857" calcext:value-type="float">
            <text:p>6.745857</text:p>
          </table:table-cell>
          <table:table-cell office:value-type="float" office:value="6.68580665" calcext:value-type="float">
            <text:p>6.6858066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7411" calcext:value-type="float">
            <text:p>6.67411</text:p>
          </table:table-cell>
          <table:table-cell office:value-type="float" office:value="6.68242355" calcext:value-type="float">
            <text:p>6.6824235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66323" calcext:value-type="float">
            <text:p>6.666323</text:p>
          </table:table-cell>
          <table:table-cell office:value-type="float" office:value="6.6802058" calcext:value-type="float">
            <text:p>6.680205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0256" calcext:value-type="float">
            <text:p>6.70256</text:p>
          </table:table-cell>
          <table:table-cell office:value-type="float" office:value="6.67837875" calcext:value-type="float">
            <text:p>6.678378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03784" calcext:value-type="float">
            <text:p>6.703784</text:p>
          </table:table-cell>
          <table:table-cell office:value-type="float" office:value="6.6738129" calcext:value-type="float">
            <text:p>6.6738129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07936" calcext:value-type="float">
            <text:p>6.507936</text:p>
          </table:table-cell>
          <table:table-cell office:value-type="float" office:value="6.6636386" calcext:value-type="float">
            <text:p>6.663638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905693" calcext:value-type="float">
            <text:p>5.905693</text:p>
          </table:table-cell>
          <table:table-cell office:value-type="float" office:value="6.63859595" calcext:value-type="float">
            <text:p>6.6385959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427892" calcext:value-type="float">
            <text:p>7.427892</text:p>
          </table:table-cell>
          <table:table-cell office:value-type="float" office:value="6.6869395" calcext:value-type="float">
            <text:p>6.686939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02593" calcext:value-type="float">
            <text:p>6.402593</text:p>
          </table:table-cell>
          <table:table-cell office:value-type="float" office:value="6.6460076" calcext:value-type="float">
            <text:p>6.646007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37887" calcext:value-type="float">
            <text:p>6.437887</text:p>
          </table:table-cell>
          <table:table-cell office:value-type="float" office:value="6.6526934" calcext:value-type="float">
            <text:p>6.652693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2376" calcext:value-type="float">
            <text:p>6.52376</text:p>
          </table:table-cell>
          <table:table-cell office:value-type="float" office:value="6.6617449" calcext:value-type="float">
            <text:p>6.661744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35318" calcext:value-type="float">
            <text:p>6.635318</text:p>
          </table:table-cell>
          <table:table-cell office:value-type="float" office:value="6.67080085" calcext:value-type="float">
            <text:p>6.6708008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43899" calcext:value-type="float">
            <text:p>6.743899</text:p>
          </table:table-cell>
          <table:table-cell office:value-type="float" office:value="6.67642165" calcext:value-type="float">
            <text:p>6.6764216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81792" calcext:value-type="float">
            <text:p>6.781792</text:p>
          </table:table-cell>
          <table:table-cell office:value-type="float" office:value="6.6792755" calcext:value-type="float">
            <text:p>6.679275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01597" calcext:value-type="float">
            <text:p>6.801597</text:p>
          </table:table-cell>
          <table:table-cell office:value-type="float" office:value="6.6815585" calcext:value-type="float">
            <text:p>6.681558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28444" calcext:value-type="float">
            <text:p>6.828444</text:p>
          </table:table-cell>
          <table:table-cell office:value-type="float" office:value="6.6826755" calcext:value-type="float">
            <text:p>6.682675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39358" calcext:value-type="float">
            <text:p>6.839358</text:p>
          </table:table-cell>
          <table:table-cell office:value-type="float" office:value="6.6832065" calcext:value-type="float">
            <text:p>6.683206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23849" calcext:value-type="float">
            <text:p>6.823849</text:p>
          </table:table-cell>
          <table:table-cell office:value-type="float" office:value="6.68324945" calcext:value-type="float">
            <text:p>6.6832494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04006" calcext:value-type="float">
            <text:p>6.804006</text:p>
          </table:table-cell>
          <table:table-cell office:value-type="float" office:value="6.6818342" calcext:value-type="float">
            <text:p>6.681834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59475" calcext:value-type="float">
            <text:p>6.759475</text:p>
          </table:table-cell>
          <table:table-cell office:value-type="float" office:value="6.67842835" calcext:value-type="float">
            <text:p>6.6784283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78195" calcext:value-type="float">
            <text:p>6.678195</text:p>
          </table:table-cell>
          <table:table-cell office:value-type="float" office:value="6.67522245" calcext:value-type="float">
            <text:p>6.6752224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29755" calcext:value-type="float">
            <text:p>6.629755</text:p>
          </table:table-cell>
          <table:table-cell office:value-type="float" office:value="6.6751884" calcext:value-type="float">
            <text:p>6.6751884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29782" calcext:value-type="float">
            <text:p>6.629782</text:p>
          </table:table-cell>
          <table:table-cell office:value-type="float" office:value="6.6748757" calcext:value-type="float">
            <text:p>6.674875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11243" calcext:value-type="float">
            <text:p>6.611243</text:p>
          </table:table-cell>
          <table:table-cell office:value-type="float" office:value="6.66914865" calcext:value-type="float">
            <text:p>6.6691486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00298" calcext:value-type="float">
            <text:p>6.500298</text:p>
          </table:table-cell>
          <table:table-cell office:value-type="float" office:value="6.6562351" calcext:value-type="float">
            <text:p>6.656235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007083" calcext:value-type="float">
            <text:p>6.007083</text:p>
          </table:table-cell>
          <table:table-cell office:value-type="float" office:value="6.76175915" calcext:value-type="float">
            <text:p>6.7617591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72564" calcext:value-type="float">
            <text:p>6.872564</text:p>
          </table:table-cell>
          <table:table-cell office:value-type="float" office:value="6.7908607" calcext:value-type="float">
            <text:p>6.790860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09254" calcext:value-type="float">
            <text:p>6.609254</text:p>
          </table:table-cell>
          <table:table-cell office:value-type="float" office:value="6.7714539" calcext:value-type="float">
            <text:p>6.771453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36309" calcext:value-type="float">
            <text:p>6.536309</text:p>
          </table:table-cell>
          <table:table-cell office:value-type="float" office:value="6.7659343" calcext:value-type="float">
            <text:p>6.765934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18917" calcext:value-type="float">
            <text:p>6.618917</text:p>
          </table:table-cell>
          <table:table-cell office:value-type="float" office:value="6.7685472" calcext:value-type="float">
            <text:p>6.768547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04879" calcext:value-type="float">
            <text:p>6.704879</text:p>
          </table:table-cell>
          <table:table-cell office:value-type="float" office:value="6.7717501" calcext:value-type="float">
            <text:p>6.7717501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47734" calcext:value-type="float">
            <text:p>6.747734</text:p>
          </table:table-cell>
          <table:table-cell office:value-type="float" office:value="6.77589305" calcext:value-type="float">
            <text:p>6.7758930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00976" calcext:value-type="float">
            <text:p>6.800976</text:p>
          </table:table-cell>
          <table:table-cell office:value-type="float" office:value="6.7807127" calcext:value-type="float">
            <text:p>6.780712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27452" calcext:value-type="float">
            <text:p>6.827452</text:p>
          </table:table-cell>
          <table:table-cell office:value-type="float" office:value="6.7827463" calcext:value-type="float">
            <text:p>6.782746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23937" calcext:value-type="float">
            <text:p>6.823937</text:p>
          </table:table-cell>
          <table:table-cell office:value-type="float" office:value="6.7824901" calcext:value-type="float">
            <text:p>6.782490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39064" calcext:value-type="float">
            <text:p>6.839064</text:p>
          </table:table-cell>
          <table:table-cell office:value-type="float" office:value="6.7818101" calcext:value-type="float">
            <text:p>6.781810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40217" calcext:value-type="float">
            <text:p>6.840217</text:p>
          </table:table-cell>
          <table:table-cell office:value-type="float" office:value="6.7805145" calcext:value-type="float">
            <text:p>6.780514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5544" calcext:value-type="float">
            <text:p>6.795544</text:p>
          </table:table-cell>
          <table:table-cell office:value-type="float" office:value="6.77828615" calcext:value-type="float">
            <text:p>6.7782861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35889" calcext:value-type="float">
            <text:p>6.735889</text:p>
          </table:table-cell>
          <table:table-cell office:value-type="float" office:value="6.77406915" calcext:value-type="float">
            <text:p>6.7740691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95357" calcext:value-type="float">
            <text:p>6.695357</text:p>
          </table:table-cell>
          <table:table-cell office:value-type="float" office:value="6.7675383" calcext:value-type="float">
            <text:p>6.767538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77514" calcext:value-type="float">
            <text:p>6.677514</text:p>
          </table:table-cell>
          <table:table-cell office:value-type="float" office:value="6.7610594" calcext:value-type="float">
            <text:p>6.7610594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23501" calcext:value-type="float">
            <text:p>6.623501</text:p>
          </table:table-cell>
          <table:table-cell office:value-type="float" office:value="6.7572585" calcext:value-type="float">
            <text:p>6.757258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15241" calcext:value-type="float">
            <text:p>6.515241</text:p>
          </table:table-cell>
          <table:table-cell office:value-type="float" office:value="6.75591365" calcext:value-type="float">
            <text:p>6.7559136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52972" calcext:value-type="float">
            <text:p>6.352972</text:p>
          </table:table-cell>
          <table:table-cell office:value-type="float" office:value="6.75050865" calcext:value-type="float">
            <text:p>6.7505086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610779" calcext:value-type="float">
            <text:p>8.610779</text:p>
          </table:table-cell>
          <table:table-cell office:value-type="float" office:value="6.7713476" calcext:value-type="float">
            <text:p>6.771347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89114" calcext:value-type="float">
            <text:p>6.589114</text:p>
          </table:table-cell>
          <table:table-cell office:value-type="float" office:value="6.67170455" calcext:value-type="float">
            <text:p>6.6717045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84428" calcext:value-type="float">
            <text:p>6.484428</text:p>
          </table:table-cell>
          <table:table-cell office:value-type="float" office:value="6.6716694" calcext:value-type="float">
            <text:p>6.671669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98862" calcext:value-type="float">
            <text:p>6.498862</text:p>
          </table:table-cell>
          <table:table-cell office:value-type="float" office:value="6.67677445" calcext:value-type="float">
            <text:p>6.6767744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88567" calcext:value-type="float">
            <text:p>6.588567</text:p>
          </table:table-cell>
          <table:table-cell office:value-type="float" office:value="6.6848104" calcext:value-type="float">
            <text:p>6.684810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82975" calcext:value-type="float">
            <text:p>6.682975</text:p>
          </table:table-cell>
          <table:table-cell office:value-type="float" office:value="6.6914621" calcext:value-type="float">
            <text:p>6.691462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87738" calcext:value-type="float">
            <text:p>6.787738</text:p>
          </table:table-cell>
          <table:table-cell office:value-type="float" office:value="6.6963713" calcext:value-type="float">
            <text:p>6.6963713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44127" calcext:value-type="float">
            <text:p>6.844127</text:p>
          </table:table-cell>
          <table:table-cell office:value-type="float" office:value="6.7007804" calcext:value-type="float">
            <text:p>6.700780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41648" calcext:value-type="float">
            <text:p>6.841648</text:p>
          </table:table-cell>
          <table:table-cell office:value-type="float" office:value="6.7046962" calcext:value-type="float">
            <text:p>6.7046962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22328" calcext:value-type="float">
            <text:p>6.822328</text:p>
          </table:table-cell>
          <table:table-cell office:value-type="float" office:value="6.70732035" calcext:value-type="float">
            <text:p>6.7073203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10337" calcext:value-type="float">
            <text:p>6.810337</text:p>
          </table:table-cell>
          <table:table-cell office:value-type="float" office:value="6.70809015" calcext:value-type="float">
            <text:p>6.7080901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13152" calcext:value-type="float">
            <text:p>6.813152</text:p>
          </table:table-cell>
          <table:table-cell office:value-type="float" office:value="6.7069996" calcext:value-type="float">
            <text:p>6.706999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9565" calcext:value-type="float">
            <text:p>6.79565</text:p>
          </table:table-cell>
          <table:table-cell office:value-type="float" office:value="6.70370475" calcext:value-type="float">
            <text:p>6.703704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11204" calcext:value-type="float">
            <text:p>6.711204</text:p>
          </table:table-cell>
          <table:table-cell office:value-type="float" office:value="6.69846645" calcext:value-type="float">
            <text:p>6.6984664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05272" calcext:value-type="float">
            <text:p>6.605272</text:p>
          </table:table-cell>
          <table:table-cell office:value-type="float" office:value="6.69474675" calcext:value-type="float">
            <text:p>6.694746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65779" calcext:value-type="float">
            <text:p>6.565779</text:p>
          </table:table-cell>
          <table:table-cell office:value-type="float" office:value="6.6954507" calcext:value-type="float">
            <text:p>6.695450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01496" calcext:value-type="float">
            <text:p>6.601496</text:p>
          </table:table-cell>
          <table:table-cell office:value-type="float" office:value="6.6993521" calcext:value-type="float">
            <text:p>6.699352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96604" calcext:value-type="float">
            <text:p>6.596604</text:p>
          </table:table-cell>
          <table:table-cell office:value-type="float" office:value="6.70116345" calcext:value-type="float">
            <text:p>6.7011634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07141" calcext:value-type="float">
            <text:p>6.407141</text:p>
          </table:table-cell>
          <table:table-cell office:value-type="float" office:value="6.56073175" calcext:value-type="float">
            <text:p>6.5607317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69751" calcext:value-type="float">
            <text:p>6.769751</text:p>
          </table:table-cell>
          <table:table-cell office:value-type="float" office:value="6.57626495" calcext:value-type="float">
            <text:p>6.5762649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17918" calcext:value-type="float">
            <text:p>6.617918</text:p>
          </table:table-cell>
          <table:table-cell office:value-type="float" office:value="6.56554645" calcext:value-type="float">
            <text:p>6.5655464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88411" calcext:value-type="float">
            <text:p>6.588411</text:p>
          </table:table-cell>
          <table:table-cell office:value-type="float" office:value="6.56372565" calcext:value-type="float">
            <text:p>6.5637256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86529" calcext:value-type="float">
            <text:p>6.586529</text:p>
          </table:table-cell>
          <table:table-cell office:value-type="float" office:value="6.5654216" calcext:value-type="float">
            <text:p>6.5654216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59581" calcext:value-type="float">
            <text:p>6.659581</text:p>
          </table:table-cell>
          <table:table-cell office:value-type="float" office:value="6.56964965" calcext:value-type="float">
            <text:p>6.5696496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21601" calcext:value-type="float">
            <text:p>6.721601</text:p>
          </table:table-cell>
          <table:table-cell office:value-type="float" office:value="6.57358835" calcext:value-type="float">
            <text:p>6.5735883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81159" calcext:value-type="float">
            <text:p>6.781159</text:p>
          </table:table-cell>
          <table:table-cell office:value-type="float" office:value="6.57639385" calcext:value-type="float">
            <text:p>6.5763938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7592" calcext:value-type="float">
            <text:p>6.87592</text:p>
          </table:table-cell>
          <table:table-cell office:value-type="float" office:value="6.5782594" calcext:value-type="float">
            <text:p>6.578259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922443" calcext:value-type="float">
            <text:p>6.922443</text:p>
          </table:table-cell>
          <table:table-cell office:value-type="float" office:value="6.57769895" calcext:value-type="float">
            <text:p>6.5776989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94131" calcext:value-type="float">
            <text:p>6.894131</text:p>
          </table:table-cell>
          <table:table-cell office:value-type="float" office:value="6.57519095" calcext:value-type="float">
            <text:p>6.5751909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37724" calcext:value-type="float">
            <text:p>6.837724</text:p>
          </table:table-cell>
          <table:table-cell office:value-type="float" office:value="6.57090735" calcext:value-type="float">
            <text:p>6.5709073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8526" calcext:value-type="float">
            <text:p>6.788526</text:p>
          </table:table-cell>
          <table:table-cell office:value-type="float" office:value="6.5651597" calcext:value-type="float">
            <text:p>6.565159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47255" calcext:value-type="float">
            <text:p>6.747255</text:p>
          </table:table-cell>
          <table:table-cell office:value-type="float" office:value="6.5606786" calcext:value-type="float">
            <text:p>6.560678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90884" calcext:value-type="float">
            <text:p>6.690884</text:p>
          </table:table-cell>
          <table:table-cell office:value-type="float" office:value="6.5585616" calcext:value-type="float">
            <text:p>6.5585616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3681" calcext:value-type="float">
            <text:p>6.63681</text:p>
          </table:table-cell>
          <table:table-cell office:value-type="float" office:value="6.55688225" calcext:value-type="float">
            <text:p>6.5568822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19351" calcext:value-type="float">
            <text:p>6.619351</text:p>
          </table:table-cell>
          <table:table-cell office:value-type="float" office:value="6.5519773" calcext:value-type="float">
            <text:p>6.551977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43807" calcext:value-type="float">
            <text:p>6.643807</text:p>
          </table:table-cell>
          <table:table-cell office:value-type="float" office:value="6.5439247" calcext:value-type="float">
            <text:p>6.543924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37723" calcext:value-type="float">
            <text:p>6.637723</text:p>
          </table:table-cell>
          <table:table-cell office:value-type="float" office:value="6.529534" calcext:value-type="float">
            <text:p>6.52953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78797" calcext:value-type="float">
            <text:p>3.78797</text:p>
          </table:table-cell>
          <table:table-cell office:value-type="float" office:value="6.53421665" calcext:value-type="float">
            <text:p>6.5342166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17805" calcext:value-type="float">
            <text:p>6.717805</text:p>
          </table:table-cell>
          <table:table-cell office:value-type="float" office:value="6.67244265" calcext:value-type="float">
            <text:p>6.6724426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55381" calcext:value-type="float">
            <text:p>6.555381</text:p>
          </table:table-cell>
          <table:table-cell office:value-type="float" office:value="6.66649005" calcext:value-type="float">
            <text:p>6.6664900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81502" calcext:value-type="float">
            <text:p>6.581502</text:p>
          </table:table-cell>
          <table:table-cell office:value-type="float" office:value="6.67125125" calcext:value-type="float">
            <text:p>6.6712512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2233" calcext:value-type="float">
            <text:p>6.62233</text:p>
          </table:table-cell>
          <table:table-cell office:value-type="float" office:value="6.67628505" calcext:value-type="float">
            <text:p>6.6762850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7109" calcext:value-type="float">
            <text:p>6.67109</text:p>
          </table:table-cell>
          <table:table-cell office:value-type="float" office:value="6.68053695" calcext:value-type="float">
            <text:p>6.6805369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38355" calcext:value-type="float">
            <text:p>6.738355</text:p>
          </table:table-cell>
          <table:table-cell office:value-type="float" office:value="6.6839962" calcext:value-type="float">
            <text:p>6.683996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77711" calcext:value-type="float">
            <text:p>6.777711</text:p>
          </table:table-cell>
          <table:table-cell office:value-type="float" office:value="6.6864635" calcext:value-type="float">
            <text:p>6.686463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1847" calcext:value-type="float">
            <text:p>6.81847</text:p>
          </table:table-cell>
          <table:table-cell office:value-type="float" office:value="6.6897719" calcext:value-type="float">
            <text:p>6.6897719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64711" calcext:value-type="float">
            <text:p>6.864711</text:p>
          </table:table-cell>
          <table:table-cell office:value-type="float" office:value="6.693155" calcext:value-type="float">
            <text:p>6.69315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72283" calcext:value-type="float">
            <text:p>6.872283</text:p>
          </table:table-cell>
          <table:table-cell office:value-type="float" office:value="6.6940253" calcext:value-type="float">
            <text:p>6.6940253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08459" calcext:value-type="float">
            <text:p>6.808459</text:p>
          </table:table-cell>
          <table:table-cell office:value-type="float" office:value="6.69235085" calcext:value-type="float">
            <text:p>6.6923508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22771" calcext:value-type="float">
            <text:p>6.722771</text:p>
          </table:table-cell>
          <table:table-cell office:value-type="float" office:value="6.69007865" calcext:value-type="float">
            <text:p>6.6900786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98904" calcext:value-type="float">
            <text:p>6.698904</text:p>
          </table:table-cell>
          <table:table-cell office:value-type="float" office:value="6.6874367" calcext:value-type="float">
            <text:p>6.687436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04915" calcext:value-type="float">
            <text:p>6.704915</text:p>
          </table:table-cell>
          <table:table-cell office:value-type="float" office:value="6.68290375" calcext:value-type="float">
            <text:p>6.6829037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57297" calcext:value-type="float">
            <text:p>6.657297</text:p>
          </table:table-cell>
          <table:table-cell office:value-type="float" office:value="6.67693945" calcext:value-type="float">
            <text:p>6.6769394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38711" calcext:value-type="float">
            <text:p>6.538711</text:p>
          </table:table-cell>
          <table:table-cell office:value-type="float" office:value="6.6740514" calcext:value-type="float">
            <text:p>6.6740514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458299" calcext:value-type="float">
            <text:p>6.458299</text:p>
          </table:table-cell>
          <table:table-cell office:value-type="float" office:value="6.6775194" calcext:value-type="float">
            <text:p>6.6775194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355993" calcext:value-type="float">
            <text:p>6.355993</text:p>
          </table:table-cell>
          <table:table-cell office:value-type="float" office:value="6.69778885" calcext:value-type="float">
            <text:p>6.6977888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31376" calcext:value-type="float">
            <text:p>6.731376</text:p>
          </table:table-cell>
          <table:table-cell office:value-type="float" office:value="6.7044675" calcext:value-type="float">
            <text:p>6.704467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5249" calcext:value-type="float">
            <text:p>6.55249</text:p>
          </table:table-cell>
          <table:table-cell office:value-type="float" office:value="6.70073325" calcext:value-type="float">
            <text:p>6.700733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98753" calcext:value-type="float">
            <text:p>6.598753</text:p>
          </table:table-cell>
          <table:table-cell office:value-type="float" office:value="6.70434505" calcext:value-type="float">
            <text:p>6.7043450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50605" calcext:value-type="float">
            <text:p>6.650605</text:p>
          </table:table-cell>
          <table:table-cell office:value-type="float" office:value="6.70270965" calcext:value-type="float">
            <text:p>6.7027096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82178" calcext:value-type="float">
            <text:p>6.682178</text:p>
          </table:table-cell>
          <table:table-cell office:value-type="float" office:value="6.7020452" calcext:value-type="float">
            <text:p>6.702045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07368" calcext:value-type="float">
            <text:p>6.707368</text:p>
          </table:table-cell>
          <table:table-cell office:value-type="float" office:value="6.7046071" calcext:value-type="float">
            <text:p>6.704607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40275" calcext:value-type="float">
            <text:p>6.740275</text:p>
          </table:table-cell>
          <table:table-cell office:value-type="float" office:value="6.707777" calcext:value-type="float">
            <text:p>6.70777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87701" calcext:value-type="float">
            <text:p>6.787701</text:p>
          </table:table-cell>
          <table:table-cell office:value-type="float" office:value="6.7115726" calcext:value-type="float">
            <text:p>6.7115726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43879" calcext:value-type="float">
            <text:p>6.843879</text:p>
          </table:table-cell>
          <table:table-cell office:value-type="float" office:value="6.7156268" calcext:value-type="float">
            <text:p>6.715626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86132" calcext:value-type="float">
            <text:p>6.886132</text:p>
          </table:table-cell>
          <table:table-cell office:value-type="float" office:value="6.71716275" calcext:value-type="float">
            <text:p>6.7171627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82117" calcext:value-type="float">
            <text:p>6.882117</text:p>
          </table:table-cell>
          <table:table-cell office:value-type="float" office:value="6.71495805" calcext:value-type="float">
            <text:p>6.7149580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38794" calcext:value-type="float">
            <text:p>6.838794</text:p>
          </table:table-cell>
          <table:table-cell office:value-type="float" office:value="6.7090626" calcext:value-type="float">
            <text:p>6.709062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63015" calcext:value-type="float">
            <text:p>6.763015</text:p>
          </table:table-cell>
          <table:table-cell office:value-type="float" office:value="6.69949875" calcext:value-type="float">
            <text:p>6.699498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69932" calcext:value-type="float">
            <text:p>6.669932</text:p>
          </table:table-cell>
          <table:table-cell office:value-type="float" office:value="6.6894782" calcext:value-type="float">
            <text:p>6.689478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08245" calcext:value-type="float">
            <text:p>6.608245</text:p>
          </table:table-cell>
          <table:table-cell office:value-type="float" office:value="6.68969545" calcext:value-type="float">
            <text:p>6.6896954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85629" calcext:value-type="float">
            <text:p>6.585629</text:p>
          </table:table-cell>
          <table:table-cell office:value-type="float" office:value="6.70036085" calcext:value-type="float">
            <text:p>6.7003608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99536" calcext:value-type="float">
            <text:p>6.599536</text:p>
          </table:table-cell>
          <table:table-cell office:value-type="float" office:value="6.699618" calcext:value-type="float">
            <text:p>6.69961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08071" calcext:value-type="float">
            <text:p>6.608071</text:p>
          </table:table-cell>
          <table:table-cell office:value-type="float" office:value="6.67406575" calcext:value-type="float">
            <text:p>6.674065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63688" calcext:value-type="float">
            <text:p>6.863688</text:p>
          </table:table-cell>
          <table:table-cell office:value-type="float" office:value="6.712105" calcext:value-type="float">
            <text:p>6.71210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489566" calcext:value-type="float">
            <text:p>6.489566</text:p>
          </table:table-cell>
          <table:table-cell office:value-type="float" office:value="6.6970926" calcext:value-type="float">
            <text:p>6.697092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56691" calcext:value-type="float">
            <text:p>6.656691</text:p>
          </table:table-cell>
          <table:table-cell office:value-type="float" office:value="6.702619" calcext:value-type="float">
            <text:p>6.702619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24726" calcext:value-type="float">
            <text:p>6.624726</text:p>
          </table:table-cell>
          <table:table-cell office:value-type="float" office:value="6.70209855" calcext:value-type="float">
            <text:p>6.7020985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66045" calcext:value-type="float">
            <text:p>6.566045</text:p>
          </table:table-cell>
          <table:table-cell office:value-type="float" office:value="6.70564145" calcext:value-type="float">
            <text:p>6.7056414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37316" calcext:value-type="float">
            <text:p>6.637316</text:p>
          </table:table-cell>
          <table:table-cell office:value-type="float" office:value="6.71392525" calcext:value-type="float">
            <text:p>6.7139252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33416" calcext:value-type="float">
            <text:p>6.733416</text:p>
          </table:table-cell>
          <table:table-cell office:value-type="float" office:value="6.7197083" calcext:value-type="float">
            <text:p>6.719708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70766" calcext:value-type="float">
            <text:p>6.770766</text:p>
          </table:table-cell>
          <table:table-cell office:value-type="float" office:value="6.7222688" calcext:value-type="float">
            <text:p>6.722268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16187" calcext:value-type="float">
            <text:p>6.816187</text:p>
          </table:table-cell>
          <table:table-cell office:value-type="float" office:value="6.7253932" calcext:value-type="float">
            <text:p>6.725393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68785" calcext:value-type="float">
            <text:p>6.868785</text:p>
          </table:table-cell>
          <table:table-cell office:value-type="float" office:value="6.72810355" calcext:value-type="float">
            <text:p>6.7281035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74598" calcext:value-type="float">
            <text:p>6.874598</text:p>
          </table:table-cell>
          <table:table-cell office:value-type="float" office:value="6.72771625" calcext:value-type="float">
            <text:p>6.7277162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42038" calcext:value-type="float">
            <text:p>6.842038</text:p>
          </table:table-cell>
          <table:table-cell office:value-type="float" office:value="6.72502425" calcext:value-type="float">
            <text:p>6.7250242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64208" calcext:value-type="float">
            <text:p>6.764208</text:p>
          </table:table-cell>
          <table:table-cell office:value-type="float" office:value="6.7215371" calcext:value-type="float">
            <text:p>6.721537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47517" calcext:value-type="float">
            <text:p>6.647517</text:p>
          </table:table-cell>
          <table:table-cell office:value-type="float" office:value="6.71908925" calcext:value-type="float">
            <text:p>6.7190892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62604" calcext:value-type="float">
            <text:p>6.562604</text:p>
          </table:table-cell>
          <table:table-cell office:value-type="float" office:value="6.7196589" calcext:value-type="float">
            <text:p>6.7196589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74277" calcext:value-type="float">
            <text:p>6.674277</text:p>
          </table:table-cell>
          <table:table-cell office:value-type="float" office:value="6.7216878" calcext:value-type="float">
            <text:p>6.7216878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21553" calcext:value-type="float">
            <text:p>6.821553</text:p>
          </table:table-cell>
          <table:table-cell office:value-type="float" office:value="6.71684125" calcext:value-type="float">
            <text:p>6.716841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70772" calcext:value-type="float">
            <text:p>6.570772</text:p>
          </table:table-cell>
          <table:table-cell office:value-type="float" office:value="6.7078569" calcext:value-type="float">
            <text:p>6.7078569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088491" calcext:value-type="float">
            <text:p>6.088491</text:p>
          </table:table-cell>
          <table:table-cell office:value-type="float" office:value="6.72404605" calcext:value-type="float">
            <text:p>6.7240460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368856" calcext:value-type="float">
            <text:p>7.368856</text:p>
          </table:table-cell>
          <table:table-cell office:value-type="float" office:value="6.75070315" calcext:value-type="float">
            <text:p>6.7507031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6344" calcext:value-type="float">
            <text:p>6.56344</text:p>
          </table:table-cell>
          <table:table-cell office:value-type="float" office:value="6.71707545" calcext:value-type="float">
            <text:p>6.7170754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00094" calcext:value-type="float">
            <text:p>6.600094</text:p>
          </table:table-cell>
          <table:table-cell office:value-type="float" office:value="6.71984395" calcext:value-type="float">
            <text:p>6.7198439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46282" calcext:value-type="float">
            <text:p>6.646282</text:p>
          </table:table-cell>
          <table:table-cell office:value-type="float" office:value="6.71923655" calcext:value-type="float">
            <text:p>6.7192365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95584" calcext:value-type="float">
            <text:p>6.695584</text:p>
          </table:table-cell>
          <table:table-cell office:value-type="float" office:value="6.71913255" calcext:value-type="float">
            <text:p>6.7191325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31721" calcext:value-type="float">
            <text:p>6.731721</text:p>
          </table:table-cell>
          <table:table-cell office:value-type="float" office:value="6.72040425" calcext:value-type="float">
            <text:p>6.7204042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52977" calcext:value-type="float">
            <text:p>6.752977</text:p>
          </table:table-cell>
          <table:table-cell office:value-type="float" office:value="6.7225601" calcext:value-type="float">
            <text:p>6.722560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84626" calcext:value-type="float">
            <text:p>6.784626</text:p>
          </table:table-cell>
          <table:table-cell office:value-type="float" office:value="6.7251157" calcext:value-type="float">
            <text:p>6.725115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33254" calcext:value-type="float">
            <text:p>6.833254</text:p>
          </table:table-cell>
          <table:table-cell office:value-type="float" office:value="6.7281719" calcext:value-type="float">
            <text:p>6.728171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70394" calcext:value-type="float">
            <text:p>6.870394</text:p>
          </table:table-cell>
          <table:table-cell office:value-type="float" office:value="6.7301013" calcext:value-type="float">
            <text:p>6.730101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61039" calcext:value-type="float">
            <text:p>6.861039</text:p>
          </table:table-cell>
          <table:table-cell office:value-type="float" office:value="6.7286955" calcext:value-type="float">
            <text:p>6.728695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20758" calcext:value-type="float">
            <text:p>6.820758</text:p>
          </table:table-cell>
          <table:table-cell office:value-type="float" office:value="6.7253218" calcext:value-type="float">
            <text:p>6.725321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72295" calcext:value-type="float">
            <text:p>6.772295</text:p>
          </table:table-cell>
          <table:table-cell office:value-type="float" office:value="6.7233504" calcext:value-type="float">
            <text:p>6.7233504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15251" calcext:value-type="float">
            <text:p>6.715251</text:p>
          </table:table-cell>
          <table:table-cell office:value-type="float" office:value="6.723823" calcext:value-type="float">
            <text:p>6.72382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5891" calcext:value-type="float">
            <text:p>6.65891</text:p>
          </table:table-cell>
          <table:table-cell office:value-type="float" office:value="6.71480555" calcext:value-type="float">
            <text:p>6.7148055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03182" calcext:value-type="float">
            <text:p>6.603182</text:p>
          </table:table-cell>
          <table:table-cell office:value-type="float" office:value="6.68952405" calcext:value-type="float">
            <text:p>6.6895240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77346" calcext:value-type="float">
            <text:p>6.577346</text:p>
          </table:table-cell>
          <table:table-cell office:value-type="float" office:value="6.678268" calcext:value-type="float">
            <text:p>6.67826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41866" calcext:value-type="float">
            <text:p>6.641866</text:p>
          </table:table-cell>
          <table:table-cell office:value-type="float" office:value="6.6996676" calcext:value-type="float">
            <text:p>6.699667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94555" calcext:value-type="float">
            <text:p>6.894555</text:p>
          </table:table-cell>
          <table:table-cell office:value-type="float" office:value="6.7178412" calcext:value-type="float">
            <text:p>6.717841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21633" calcext:value-type="float">
            <text:p>6.621633</text:p>
          </table:table-cell>
          <table:table-cell office:value-type="float" office:value="6.6962401" calcext:value-type="float">
            <text:p>6.696240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96302" calcext:value-type="float">
            <text:p>6.696302</text:p>
          </table:table-cell>
          <table:table-cell office:value-type="float" office:value="6.69302305" calcext:value-type="float">
            <text:p>6.6930230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1881" calcext:value-type="float">
            <text:p>6.61881</text:p>
          </table:table-cell>
          <table:table-cell office:value-type="float" office:value="6.688128" calcext:value-type="float">
            <text:p>6.688128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87946" calcext:value-type="float">
            <text:p>6.587946</text:p>
          </table:table-cell>
          <table:table-cell office:value-type="float" office:value="6.69227655" calcext:value-type="float">
            <text:p>6.6922765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44202" calcext:value-type="float">
            <text:p>6.644202</text:p>
          </table:table-cell>
          <table:table-cell office:value-type="float" office:value="6.69970345" calcext:value-type="float">
            <text:p>6.6997034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21018" calcext:value-type="float">
            <text:p>6.721018</text:p>
          </table:table-cell>
          <table:table-cell office:value-type="float" office:value="6.70410915" calcext:value-type="float">
            <text:p>6.7041091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74838" calcext:value-type="float">
            <text:p>6.774838</text:p>
          </table:table-cell>
          <table:table-cell office:value-type="float" office:value="6.70792105" calcext:value-type="float">
            <text:p>6.7079210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04089" calcext:value-type="float">
            <text:p>6.804089</text:p>
          </table:table-cell>
          <table:table-cell office:value-type="float" office:value="6.71324325" calcext:value-type="float">
            <text:p>6.7132432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4575" calcext:value-type="float">
            <text:p>6.84575</text:p>
          </table:table-cell>
          <table:table-cell office:value-type="float" office:value="6.718666" calcext:value-type="float">
            <text:p>6.718666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71842" calcext:value-type="float">
            <text:p>6.871842</text:p>
          </table:table-cell>
          <table:table-cell office:value-type="float" office:value="6.72110215" calcext:value-type="float">
            <text:p>6.7211021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42278" calcext:value-type="float">
            <text:p>6.842278</text:p>
          </table:table-cell>
          <table:table-cell office:value-type="float" office:value="6.71936575" calcext:value-type="float">
            <text:p>6.7193657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93565" calcext:value-type="float">
            <text:p>6.793565</text:p>
          </table:table-cell>
          <table:table-cell office:value-type="float" office:value="6.71621255" calcext:value-type="float">
            <text:p>6.7162125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8133" calcext:value-type="float">
            <text:p>6.78133</text:p>
          </table:table-cell>
          <table:table-cell office:value-type="float" office:value="6.7130898" calcext:value-type="float">
            <text:p>6.713089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81747" calcext:value-type="float">
            <text:p>6.781747</text:p>
          </table:table-cell>
          <table:table-cell office:value-type="float" office:value="6.7071539" calcext:value-type="float">
            <text:p>6.707153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34902" calcext:value-type="float">
            <text:p>6.534902</text:p>
          </table:table-cell>
          <table:table-cell office:value-type="float" office:value="6.698133" calcext:value-type="float">
            <text:p>6.69813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15328" calcext:value-type="float">
            <text:p>6.15328</text:p>
          </table:table-cell>
          <table:table-cell office:value-type="float" office:value="6.700716" calcext:value-type="float">
            <text:p>6.70071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378061" calcext:value-type="float">
            <text:p>6.378061</text:p>
          </table:table-cell>
          <table:table-cell office:value-type="float" office:value="6.72100885" calcext:value-type="float">
            <text:p>6.7210088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005338" calcext:value-type="float">
            <text:p>7.005338</text:p>
          </table:table-cell>
          <table:table-cell office:value-type="float" office:value="6.73242985" calcext:value-type="float">
            <text:p>6.7324298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005338" calcext:value-type="float">
            <text:p>7.005338</text:p>
          </table:table-cell>
          <table:table-cell office:value-type="float" office:value="6.6963206" calcext:value-type="float">
            <text:p>6.6963206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462533" calcext:value-type="float">
            <text:p>6.462533</text:p>
          </table:table-cell>
          <table:table-cell office:value-type="float" office:value="6.6771256" calcext:value-type="float">
            <text:p>6.677125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57292" calcext:value-type="float">
            <text:p>6.557292</text:p>
          </table:table-cell>
          <table:table-cell office:value-type="float" office:value="6.68882835" calcext:value-type="float">
            <text:p>6.6888283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98401" calcext:value-type="float">
            <text:p>6.598401</text:p>
          </table:table-cell>
          <table:table-cell office:value-type="float" office:value="6.6917365" calcext:value-type="float">
            <text:p>6.691736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01781" calcext:value-type="float">
            <text:p>6.701781</text:p>
          </table:table-cell>
          <table:table-cell office:value-type="float" office:value="6.6966488947" calcext:value-type="float">
            <text:p>6.696648894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36484" calcext:value-type="float">
            <text:p>6.736484</text:p>
          </table:table-cell>
          <table:table-cell office:value-type="float" office:value="6.6963637778" calcext:value-type="float">
            <text:p>6.696363777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32316" calcext:value-type="float">
            <text:p>6.732316</text:p>
          </table:table-cell>
          <table:table-cell office:value-type="float" office:value="6.6940037647" calcext:value-type="float">
            <text:p>6.694003764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97256" calcext:value-type="float">
            <text:p>6.797256</text:p>
          </table:table-cell>
          <table:table-cell office:value-type="float" office:value="6.69160925" calcext:value-type="float">
            <text:p>6.691609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81282" calcext:value-type="float">
            <text:p>6.881282</text:p>
          </table:table-cell>
          <table:table-cell office:value-type="float" office:value="6.6845661333" calcext:value-type="float">
            <text:p>6.6845661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912544" calcext:value-type="float">
            <text:p>6.912544</text:p>
          </table:table-cell>
          <table:table-cell office:value-type="float" office:value="6.670515" calcext:value-type="float">
            <text:p>6.67051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94473" calcext:value-type="float">
            <text:p>6.894473</text:p>
          </table:table-cell>
          <table:table-cell office:value-type="float" office:value="6.6518973846" calcext:value-type="float">
            <text:p>6.651897384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37114" calcext:value-type="float">
            <text:p>6.837114</text:p>
          </table:table-cell>
          <table:table-cell office:value-type="float" office:value="6.63168275" calcext:value-type="float">
            <text:p>6.631682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79214" calcext:value-type="float">
            <text:p>6.779214</text:p>
          </table:table-cell>
          <table:table-cell office:value-type="float" office:value="6.6130071818" calcext:value-type="float">
            <text:p>6.613007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3111" calcext:value-type="float">
            <text:p>6.73111</text:p>
          </table:table-cell>
          <table:table-cell office:value-type="float" office:value="6.5963865" calcext:value-type="float">
            <text:p>6.596386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62612" calcext:value-type="float">
            <text:p>6.662612</text:p>
          </table:table-cell>
          <table:table-cell office:value-type="float" office:value="6.5814172222" calcext:value-type="float">
            <text:p>6.581417222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01329" calcext:value-type="float">
            <text:p>6.601329</text:p>
          </table:table-cell>
          <table:table-cell office:value-type="float" office:value="6.571267875" calcext:value-type="float">
            <text:p>6.5712678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86562" calcext:value-type="float">
            <text:p>6.586562</text:p>
          </table:table-cell>
          <table:table-cell office:value-type="float" office:value="6.5669734286" calcext:value-type="float">
            <text:p>6.5669734286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59137" calcext:value-type="float">
            <text:p>6.559137</text:p>
          </table:table-cell>
          <table:table-cell office:value-type="float" office:value="6.5637086667" calcext:value-type="float">
            <text:p>6.563708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06481" calcext:value-type="float">
            <text:p>6.606481</text:p>
          </table:table-cell>
          <table:table-cell office:value-type="float" office:value="6.564623" calcext:value-type="float">
            <text:p>6.564623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283153" calcext:value-type="float">
            <text:p>6.283153</text:p>
          </table:table-cell>
          <table:table-cell office:value-type="float" office:value="6.5541585" calcext:value-type="float">
            <text:p>6.554158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21438" calcext:value-type="float">
            <text:p>6.621438</text:p>
          </table:table-cell>
          <table:table-cell office:value-type="float" office:value="6.6444936667" calcext:value-type="float">
            <text:p>6.644493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96588" calcext:value-type="float">
            <text:p>6.696588</text:p>
          </table:table-cell>
          <table:table-cell office:value-type="float" office:value="6.6560215" calcext:value-type="float">
            <text:p>6.656021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15455" calcext:value-type="float">
            <text:p>6.6154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34:02.307989056</dc:date>
    <meta:document-statistic meta:table-count="1" meta:cell-count="3101" meta:object-count="0"/>
    <meta:generator>LibreOffice/4.2.7.2$Linux_X86_64 LibreOffice_project/420m0$Build-2</meta:generator>
  </office:meta>
</office:document-meta>
</file>